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, Monaco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1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2.1354in"/>
    </style:style>
    <style:style style:name="co8" style:family="table-column">
      <style:table-column-properties fo:break-before="auto" style:column-width="0.8307in"/>
    </style:style>
    <style:style style:name="co9" style:family="table-column">
      <style:table-column-properties fo:break-before="auto" style:column-width="1.8937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8035in"/>
    </style:style>
    <style:style style:name="co12" style:family="table-column">
      <style:table-column-properties fo:break-before="auto" style:column-width="1.0807in"/>
    </style:style>
    <style:style style:name="co13" style:family="table-column">
      <style:table-column-properties fo:break-before="auto" style:column-width="1.161in"/>
    </style:style>
    <style:style style:name="co14" style:family="table-column">
      <style:table-column-properties fo:break-before="auto" style:column-width="0.2047in"/>
    </style:style>
    <style:style style:name="co15" style:family="table-column">
      <style:table-column-properties fo:break-before="auto" style:column-width="2.3764in"/>
    </style:style>
    <style:style style:name="co16" style:family="table-column">
      <style:table-column-properties fo:break-before="auto" style:column-width="0.9555in"/>
    </style:style>
    <style:style style:name="co17" style:family="table-column">
      <style:table-column-properties fo:break-before="auto" style:column-width="2.0992in"/>
    </style:style>
    <style:style style:name="co18" style:family="table-column">
      <style:table-column-properties fo:break-before="auto" style:column-width="0.9374in"/>
    </style:style>
    <style:style style:name="co19" style:family="table-column">
      <style:table-column-properties fo:break-before="auto" style:column-width="0.2591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1.2689in"/>
    </style:style>
    <style:style style:name="co22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0.8752in"/>
    </style:style>
    <style:style style:name="co24" style:family="table-column">
      <style:table-column-properties fo:break-before="auto" style:column-width="0.1783in"/>
    </style:style>
    <style:style style:name="co25" style:family="table-column">
      <style:table-column-properties fo:break-before="auto" style:column-width="1.4382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2228in"/>
    </style:style>
    <style:style style:name="co28" style:family="table-column">
      <style:table-column-properties fo:break-before="auto" style:column-width="1.4736in"/>
    </style:style>
    <style:style style:name="co29" style:family="table-column">
      <style:table-column-properties fo:break-before="auto" style:column-width="0.9291in"/>
    </style:style>
    <style:style style:name="co30" style:family="table-column">
      <style:table-column-properties fo:break-before="auto" style:column-width="1.4917in"/>
    </style:style>
    <style:style style:name="co31" style:family="table-column">
      <style:table-column-properties fo:break-before="auto" style:column-width="0.2138in"/>
    </style:style>
    <style:style style:name="co32" style:family="table-column">
      <style:table-column-properties fo:break-before="auto" style:column-width="1.3756in"/>
    </style:style>
    <style:style style:name="co33" style:family="table-column">
      <style:table-column-properties fo:break-before="auto" style:column-width="1.8134in"/>
    </style:style>
    <style:style style:name="co34" style:family="table-column">
      <style:table-column-properties fo:break-before="auto" style:column-width="1.4028in"/>
    </style:style>
    <style:style style:name="co35" style:family="table-column">
      <style:table-column-properties fo:break-before="auto" style:column-width="2.2957in"/>
    </style:style>
    <style:style style:name="co36" style:family="table-column">
      <style:table-column-properties fo:break-before="auto" style:column-width="0.2945in"/>
    </style:style>
    <style:style style:name="co37" style:family="table-column">
      <style:table-column-properties fo:break-before="auto" style:column-width="1.4563in"/>
    </style:style>
    <style:style style:name="co38" style:family="table-column">
      <style:table-column-properties fo:break-before="auto" style:column-width="1.6882in"/>
    </style:style>
    <style:style style:name="co39" style:family="table-column">
      <style:table-column-properties fo:break-before="auto" style:column-width="0.9465in"/>
    </style:style>
    <style:style style:name="co40" style:family="table-column">
      <style:table-column-properties fo:break-before="auto" style:column-width="0.2319in"/>
    </style:style>
    <style:style style:name="co41" style:family="table-column">
      <style:table-column-properties fo:break-before="auto" style:column-width="1.706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" style:family="table-cell" style:parent-style-name="Default">
      <style:table-cell-properties fo:background-color="transparent"/>
      <style:text-properties fo:color="#158466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dedce6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21"/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dce6"/>
    </style:style>
    <style:style style:name="ce15" style:family="table-cell" style:parent-style-name="Default">
      <style:table-cell-properties fo:background-color="transparent"/>
    </style:style>
    <style:style style:name="ce24" style:family="table-cell" style:parent-style-name="Default">
      <style:text-properties style:use-window-font-color="true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cccc"/>
      <style:text-properties style:use-window-font-color="true"/>
    </style:style>
    <style:style style:name="ce30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31" style:family="table-cell" style:parent-style-name="Default">
      <style:table-cell-properties fo:background-color="#cccccc"/>
      <style:text-properties fo:color="#808080"/>
    </style:style>
    <style:style style:name="ce32" style:family="table-cell" style:parent-style-name="Default">
      <style:table-cell-properties fo:background-color="#cccccc" fo:wrap-option="wrap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#cccccc" fo:wrap-option="wrap"/>
      <style:text-properties fo:color="#808080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#cccccc"/>
      <style:text-properties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D-VBS dispar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3"/>
        <table:table-row table:style-name="ro1">
          <table:table-cell table:style-name="ce6" office:value-type="string" calcext:value-type="string">
            <text:p>Benchmark on single core</text:p>
          </table:table-cell>
          <table:table-cell table:number-columns-repeated="6"/>
          <table:table-cell table:style-name="ce6" office:value-type="string" calcext:value-type="string">
            <text:p>Disparity (input 32x32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64x64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96x96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Disparity (input 128x128)</text:p>
          </table:table-cell>
          <table:table-cell table:style-name="ce7" table:number-columns-repeated="4"/>
          <table:table-cell/>
          <table:table-cell table:style-name="ce6" office:value-type="string" calcext:value-type="string">
            <text:p>Disparity (input 160x160)</text:p>
          </table:table-cell>
          <table:table-cell table:style-name="ce7" table:number-columns-repeated="4"/>
          <table:table-cell/>
          <table:table-cell table:style-name="ce6" office:value-type="string" calcext:value-type="string">
            <text:p>Disparity (input 192x192)</text:p>
          </table:table-cell>
          <table:table-cell table:style-name="ce7" table:number-columns-repeated="4"/>
        </table:table-row>
        <table:table-row table:style-name="ro2">
          <table:table-cell table:number-columns-repeated="7"/>
          <table:table-cell table:style-name="ce7" table:number-columns-repeated="5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/>
          <table:table-cell table:style-name="ce7" table:number-columns-repeated="5"/>
          <table:table-cell/>
          <table:table-cell table:style-name="ce7" table:number-columns-repeated="5"/>
        </table:table-row>
        <table:table-row table:style-name="ro2">
          <table:table-cell table:style-name="ce8"/>
          <table:table-cell table:style-name="ce8" office:value-type="string" calcext:value-type="string">
            <text:p>Bench number</text:p>
          </table:table-cell>
          <table:table-cell table:style-name="ce8" office:value-type="string" calcext:value-type="string">
            <text:p>Memory (bytes)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WCET</text:p>
          </table:table-cell>
          <table:table-cell table:style-name="ce8" office:value-type="string" calcext:value-type="string">
            <text:p>times x = WCET</text:p>
          </table:table-cell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</table:table-row>
        <table:table-row table:style-name="ro2">
          <table:table-cell office:value-type="string" calcext:value-type="string">
            <text:p>Disparity (32x32)</text:p>
          </table:table-cell>
          <table:table-cell office:value-type="float" office:value="7" calcext:value-type="float">
            <text:p>7</text:p>
          </table:table-cell>
          <table:table-cell table:formula="of:=32*32*2*4" office:value-type="float" office:value="8192" calcext:value-type="float">
            <text:p>8192</text:p>
          </table:table-cell>
          <table:table-cell table:style-name="ce3" office:value-type="float" office:value="669624" calcext:value-type="float">
            <text:p>669624</text:p>
          </table:table-cell>
          <table:table-cell table:style-name="ce3" office:value-type="float" office:value="675340" calcext:value-type="float">
            <text:p>675340</text:p>
          </table:table-cell>
          <table:table-cell table:style-name="ce20" table:formula="of:=[.E4]/[.D4]" office:value-type="float" office:value="1.00853613371086" calcext:value-type="float">
            <text:p>1.009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office:value-type="string" calcext:value-type="string">
            <text:p>Disparity (64x64)</text:p>
          </table:table-cell>
          <table:table-cell office:value-type="float" office:value="7" calcext:value-type="float">
            <text:p>7</text:p>
          </table:table-cell>
          <table:table-cell table:formula="of:=64*64*2*4" office:value-type="float" office:value="32768" calcext:value-type="float">
            <text:p>32768</text:p>
          </table:table-cell>
          <table:table-cell table:style-name="ce3" office:value-type="float" office:value="2467614" calcext:value-type="float">
            <text:p>2467614</text:p>
          </table:table-cell>
          <table:table-cell table:style-name="ce3" office:value-type="float" office:value="2481564" calcext:value-type="float">
            <text:p>2481564</text:p>
          </table:table-cell>
          <table:table-cell table:style-name="ce20" table:formula="of:=[.E5]/[.D5]" office:value-type="float" office:value="1.00565323425787" calcext:value-type="float">
            <text:p>1.00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33" calcext:value-type="float">
            <text:p>733</text:p>
          </table:table-cell>
          <table:table-cell table:style-name="Default" office:value-type="float" office:value="7333" calcext:value-type="float">
            <text:p>7333</text:p>
          </table:table-cell>
        </table:table-row>
        <table:table-row table:style-name="ro2">
          <table:table-cell office:value-type="string" calcext:value-type="string">
            <text:p>Disparity (96x96)</text:p>
          </table:table-cell>
          <table:table-cell office:value-type="float" office:value="7" calcext:value-type="float">
            <text:p>7</text:p>
          </table:table-cell>
          <table:table-cell table:formula="of:=96*96*2*4" office:value-type="float" office:value="73728" calcext:value-type="float">
            <text:p>73728</text:p>
          </table:table-cell>
          <table:table-cell table:style-name="ce3" office:value-type="float" office:value="5532965" calcext:value-type="float">
            <text:p>5532965</text:p>
          </table:table-cell>
          <table:table-cell table:style-name="ce3" office:value-type="float" office:value="5551069" calcext:value-type="float">
            <text:p>5551069</text:p>
          </table:table-cell>
          <table:table-cell table:style-name="ce20" table:formula="of:=[.E6]/[.D6]" office:value-type="float" office:value="1.0032720250354" calcext:value-type="float">
            <text:p>1.003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4]" office:value-type="float" office:value="669624" calcext:value-type="float">
            <text:p>669624</text:p>
          </table:table-cell>
          <table:table-cell office:value-type="float" office:value="676148" calcext:value-type="float">
            <text:p>676148</text:p>
          </table:table-cell>
          <table:table-cell office:value-type="float" office:value="693666.5" calcext:value-type="float">
            <text:p>693666.5</text:p>
          </table:table-cell>
          <table:table-cell office:value-type="float" office:value="739389" calcext:value-type="float">
            <text:p>739389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5]" office:value-type="float" office:value="2467614" calcext:value-type="float">
            <text:p>2467614</text:p>
          </table:table-cell>
          <table:table-cell office:value-type="float" office:value="2575906.5" calcext:value-type="float">
            <text:p>2575906.5</text:p>
          </table:table-cell>
          <table:table-cell office:value-type="float" office:value="2755635.5" calcext:value-type="float">
            <text:p>2755635.5</text:p>
          </table:table-cell>
          <table:table-cell office:value-type="float" office:value="3325560" calcext:value-type="float">
            <text:p>3325560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6]" office:value-type="float" office:value="5532965" calcext:value-type="float">
            <text:p>5532965</text:p>
          </table:table-cell>
          <table:table-cell office:value-type="float" office:value="5980720" calcext:value-type="float">
            <text:p>5980720</text:p>
          </table:table-cell>
          <table:table-cell office:value-type="float" office:value="6650630" calcext:value-type="float">
            <text:p>6650630</text:p>
          </table:table-cell>
          <table:table-cell office:value-type="float" office:value="8236699" calcext:value-type="float">
            <text:p>8236699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7]" office:value-type="float" office:value="10136580" calcext:value-type="float">
            <text:p>10136580</text:p>
          </table:table-cell>
          <table:table-cell office:value-type="float" office:value="11403238" calcext:value-type="float">
            <text:p>11403238</text:p>
          </table:table-cell>
          <table:table-cell office:value-type="float" office:value="13043151" calcext:value-type="float">
            <text:p>13043151</text:p>
          </table:table-cell>
          <table:table-cell office:value-type="float" office:value="16754124" calcext:value-type="float">
            <text:p>16754124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8]" office:value-type="float" office:value="17158909" calcext:value-type="float">
            <text:p>17158909</text:p>
          </table:table-cell>
          <table:table-cell office:value-type="float" office:value="19607965" calcext:value-type="float">
            <text:p>19607965</text:p>
          </table:table-cell>
          <table:table-cell office:value-type="float" office:value="23251215" calcext:value-type="float">
            <text:p>23251215</text:p>
          </table:table-cell>
          <table:table-cell office:value-type="float" office:value="30280077" calcext:value-type="float">
            <text:p>30280077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9]" office:value-type="float" office:value="25204769" calcext:value-type="float">
            <text:p>25204769</text:p>
          </table:table-cell>
          <table:table-cell office:value-type="float" office:value="29809978" calcext:value-type="float">
            <text:p>29809978</text:p>
          </table:table-cell>
          <table:table-cell office:value-type="float" office:value="36377484.5" calcext:value-type="float">
            <text:p>36377484.5</text:p>
          </table:table-cell>
          <table:table-cell office:value-type="float" office:value="47767577" calcext:value-type="float">
            <text:p>47767577</text:p>
          </table:table-cell>
        </table:table-row>
        <table:table-row table:style-name="ro2">
          <table:table-cell office:value-type="string" calcext:value-type="string">
            <text:p>Disparity (128x128)</text:p>
          </table:table-cell>
          <table:table-cell office:value-type="float" office:value="7" calcext:value-type="float">
            <text:p>7</text:p>
          </table:table-cell>
          <table:table-cell table:formula="of:=128*128*2*4" office:value-type="float" office:value="131072" calcext:value-type="float">
            <text:p>131072</text:p>
          </table:table-cell>
          <table:table-cell table:style-name="ce3" office:value-type="float" office:value="10136580" calcext:value-type="float">
            <text:p>10136580</text:p>
          </table:table-cell>
          <table:table-cell table:style-name="ce3" office:value-type="float" office:value="10194843" calcext:value-type="float">
            <text:p>10194843</text:p>
          </table:table-cell>
          <table:table-cell table:style-name="ce20" table:formula="of:=[.E7]/[.D7]" office:value-type="float" office:value="1.00574779659412" calcext:value-type="float">
            <text:p>1.006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I8]/[.I6]" office:value-type="float" office:value="1.00853613371086" calcext:value-type="float">
            <text:p>1.009</text:p>
          </table:table-cell>
          <table:table-cell table:style-name="ce23" table:formula="of:=[.J8]/[.J6]" office:value-type="float" office:value="1.00984399865118" calcext:value-type="float">
            <text:p>1.010</text:p>
          </table:table-cell>
          <table:table-cell table:style-name="ce23" table:formula="of:=[.K8]/[.K6]" office:value-type="float" office:value="1.01106655720004" calcext:value-type="float">
            <text:p>1.011</text:p>
          </table:table-cell>
          <table:table-cell table:style-name="ce23" table:formula="of:=[.L8]/[.L6]" office:value-type="float" office:value="1.04820872368942" calcext:value-type="float">
            <text:p>1.04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8]/[.O6]" office:value-type="float" office:value="1.00565323425787" calcext:value-type="float">
            <text:p>1.006</text:p>
          </table:table-cell>
          <table:table-cell table:style-name="ce23" table:formula="of:=[.P8]/[.P6]" office:value-type="float" office:value="1.00810996051293" calcext:value-type="float">
            <text:p>1.008</text:p>
          </table:table-cell>
          <table:table-cell table:style-name="ce23" table:formula="of:=[.Q8]/[.Q6]" office:value-type="float" office:value="1.01934707982968" calcext:value-type="float">
            <text:p>1.019</text:p>
          </table:table-cell>
          <table:table-cell table:style-name="ce23" table:formula="of:=[.R8]/[.R6]" office:value-type="float" office:value="1.04648239694969" calcext:value-type="float">
            <text:p>1.046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8]/[.U6]" office:value-type="float" office:value="1.0032720250354" calcext:value-type="float">
            <text:p>1.003</text:p>
          </table:table-cell>
          <table:table-cell table:style-name="ce23" table:formula="of:=[.V8]/[.V6]" office:value-type="float" office:value="1.00665521876965" calcext:value-type="float">
            <text:p>1.007</text:p>
          </table:table-cell>
          <table:table-cell table:style-name="ce23" table:formula="of:=[.W8]/[.W6]" office:value-type="float" office:value="1.0165770761567" calcext:value-type="float">
            <text:p>1.017</text:p>
          </table:table-cell>
          <table:table-cell table:style-name="ce23" table:formula="of:=[.X8]/[.X6]" office:value-type="float" office:value="1.03659475719581" calcext:value-type="float">
            <text:p>1.03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A8]/[.AA6]" office:value-type="float" office:value="1.00574779659412" calcext:value-type="float">
            <text:p>1.006</text:p>
          </table:table-cell>
          <table:table-cell table:style-name="ce23" table:formula="of:=[.AB8]/[.AB6]" office:value-type="float" office:value="1.00681525721028" calcext:value-type="float">
            <text:p>1.007</text:p>
          </table:table-cell>
          <table:table-cell table:style-name="ce23" table:formula="of:=[.AC8]/[.AC6]" office:value-type="float" office:value="1.02507476912596" calcext:value-type="float">
            <text:p>1.025</text:p>
          </table:table-cell>
          <table:table-cell table:style-name="ce23" table:formula="of:=[.AD8]/[.AD6]" office:value-type="float" office:value="1.03935956305445" calcext:value-type="float">
            <text:p>1.039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G8]/[.AG6]" office:value-type="float" office:value="1.00800307292264" calcext:value-type="float">
            <text:p>1.008</text:p>
          </table:table-cell>
          <table:table-cell table:style-name="ce23" table:formula="of:=[.AH8]/[.AH6]" office:value-type="float" office:value="1.01014174596905" calcext:value-type="float">
            <text:p>1.010</text:p>
          </table:table-cell>
          <table:table-cell table:style-name="ce23" table:formula="of:=[.AI8]/[.AI6]" office:value-type="float" office:value="1.02000833074745" calcext:value-type="float">
            <text:p>1.020</text:p>
          </table:table-cell>
          <table:table-cell table:style-name="ce23" table:formula="of:=[.AJ8]/[.AJ6]" office:value-type="float" office:value="1.03059391163371" calcext:value-type="float">
            <text:p>1.031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M8]/[.AM6]" office:value-type="float" office:value="1.00881928336657" calcext:value-type="float">
            <text:p>1.009</text:p>
          </table:table-cell>
          <table:table-cell table:style-name="ce23" table:formula="of:=[.AN8]/[.AN6]" office:value-type="float" office:value="1.00933707498878" calcext:value-type="float">
            <text:p>1.009</text:p>
          </table:table-cell>
          <table:table-cell table:style-name="ce23" table:formula="of:=[.AO8]/[.AO6]" office:value-type="float" office:value="1.02614679143084" calcext:value-type="float">
            <text:p>1.026</text:p>
          </table:table-cell>
          <table:table-cell table:style-name="ce23" table:formula="of:=[.AP8]/[.AP6]" office:value-type="float" office:value="1.01678188533616" calcext:value-type="float">
            <text:p>1.017</text:p>
          </table:table-cell>
        </table:table-row>
        <table:table-row table:style-name="ro2">
          <table:table-cell office:value-type="string" calcext:value-type="string">
            <text:p>Disparity (160x160)</text:p>
          </table:table-cell>
          <table:table-cell office:value-type="float" office:value="7" calcext:value-type="float">
            <text:p>7</text:p>
          </table:table-cell>
          <table:table-cell table:formula="of:=160*160*2*4" office:value-type="float" office:value="204800" calcext:value-type="float">
            <text:p>204800</text:p>
          </table:table-cell>
          <table:table-cell table:style-name="ce3" office:value-type="float" office:value="17158909" calcext:value-type="float">
            <text:p>17158909</text:p>
          </table:table-cell>
          <table:table-cell table:style-name="ce3" office:value-type="float" office:value="17296233" calcext:value-type="float">
            <text:p>17296233</text:p>
          </table:table-cell>
          <table:table-cell table:style-name="ce20" table:formula="of:=[.E8]/[.D8]" office:value-type="float" office:value="1.00800307292264" calcext:value-type="float">
            <text:p>1.008</text:p>
          </table:table-cell>
          <table:table-cell/>
          <table:table-cell office:value-type="string" calcext:value-type="string">
            <text:p>WCET</text:p>
          </table:table-cell>
          <table:table-cell table:formula="of:=[.$E$4]" office:value-type="float" office:value="675340" calcext:value-type="float">
            <text:p>675340</text:p>
          </table:table-cell>
          <table:table-cell office:value-type="float" office:value="682804" calcext:value-type="float">
            <text:p>682804</text:p>
          </table:table-cell>
          <table:table-cell office:value-type="float" office:value="701343" calcext:value-type="float">
            <text:p>701343</text:p>
          </table:table-cell>
          <table:table-cell office:value-type="float" office:value="775034" calcext:value-type="float">
            <text:p>775034</text:p>
          </table:table-cell>
          <table:table-cell/>
          <table:table-cell office:value-type="string" calcext:value-type="string">
            <text:p>WCET</text:p>
          </table:table-cell>
          <table:table-cell table:formula="of:=[.$E$5]" office:value-type="float" office:value="2481564" calcext:value-type="float">
            <text:p>2481564</text:p>
          </table:table-cell>
          <table:table-cell office:value-type="float" office:value="2596797" calcext:value-type="float">
            <text:p>2596797</text:p>
          </table:table-cell>
          <table:table-cell office:value-type="float" office:value="2808949" calcext:value-type="float">
            <text:p>2808949</text:p>
          </table:table-cell>
          <table:table-cell office:value-type="float" office:value="3480140" calcext:value-type="float">
            <text:p>3480140</text:p>
          </table:table-cell>
          <table:table-cell/>
          <table:table-cell office:value-type="string" calcext:value-type="string">
            <text:p>WCET</text:p>
          </table:table-cell>
          <table:table-cell table:formula="of:=[.$E$6]" office:value-type="float" office:value="5551069" calcext:value-type="float">
            <text:p>5551069</text:p>
          </table:table-cell>
          <table:table-cell office:value-type="float" office:value="6020523" calcext:value-type="float">
            <text:p>6020523</text:p>
          </table:table-cell>
          <table:table-cell office:value-type="float" office:value="6760878" calcext:value-type="float">
            <text:p>6760878</text:p>
          </table:table-cell>
          <table:table-cell office:value-type="float" office:value="8538119" calcext:value-type="float">
            <text:p>8538119</text:p>
          </table:table-cell>
          <table:table-cell/>
          <table:table-cell office:value-type="string" calcext:value-type="string">
            <text:p>WCET</text:p>
          </table:table-cell>
          <table:table-cell table:formula="of:=[.$E$7]" office:value-type="float" office:value="10194843" calcext:value-type="float">
            <text:p>10194843</text:p>
          </table:table-cell>
          <table:table-cell office:value-type="float" office:value="11480954" calcext:value-type="float">
            <text:p>11480954</text:p>
          </table:table-cell>
          <table:table-cell office:value-type="float" office:value="13370205" calcext:value-type="float">
            <text:p>13370205</text:p>
          </table:table-cell>
          <table:table-cell office:value-type="float" office:value="17413559" calcext:value-type="float">
            <text:p>17413559</text:p>
          </table:table-cell>
          <table:table-cell/>
          <table:table-cell office:value-type="string" calcext:value-type="string">
            <text:p>WCET</text:p>
          </table:table-cell>
          <table:table-cell table:formula="of:=[.$E$8]" office:value-type="float" office:value="17296233" calcext:value-type="float">
            <text:p>17296233</text:p>
          </table:table-cell>
          <table:table-cell office:value-type="float" office:value="19806824" calcext:value-type="float">
            <text:p>19806824</text:p>
          </table:table-cell>
          <table:table-cell office:value-type="float" office:value="23716433" calcext:value-type="float">
            <text:p>23716433</text:p>
          </table:table-cell>
          <table:table-cell office:value-type="float" office:value="31206463" calcext:value-type="float">
            <text:p>31206463</text:p>
          </table:table-cell>
          <table:table-cell/>
          <table:table-cell office:value-type="string" calcext:value-type="string">
            <text:p>WCET</text:p>
          </table:table-cell>
          <table:table-cell table:formula="of:=[.$E$9]" office:value-type="float" office:value="25427057" calcext:value-type="float">
            <text:p>25427057</text:p>
          </table:table-cell>
          <table:table-cell office:value-type="float" office:value="30088316" calcext:value-type="float">
            <text:p>30088316</text:p>
          </table:table-cell>
          <table:table-cell office:value-type="float" office:value="37328639" calcext:value-type="float">
            <text:p>37328639</text:p>
          </table:table-cell>
          <table:table-cell office:value-type="float" office:value="48569207" calcext:value-type="float">
            <text:p>48569207</text:p>
          </table:table-cell>
        </table:table-row>
        <table:table-row table:style-name="ro2">
          <table:table-cell office:value-type="string" calcext:value-type="string">
            <text:p>Disparity (192x192)</text:p>
          </table:table-cell>
          <table:table-cell office:value-type="float" office:value="7" calcext:value-type="float">
            <text:p>7</text:p>
          </table:table-cell>
          <table:table-cell table:formula="of:=192*192*2*4" office:value-type="float" office:value="294912" calcext:value-type="float">
            <text:p>294912</text:p>
          </table:table-cell>
          <table:table-cell table:style-name="ce3" office:value-type="float" office:value="25204769" calcext:value-type="float">
            <text:p>25204769</text:p>
          </table:table-cell>
          <table:table-cell table:style-name="ce3" office:value-type="float" office:value="25427057" calcext:value-type="float">
            <text:p>25427057</text:p>
          </table:table-cell>
          <table:table-cell table:style-name="ce20" table:formula="of:=[.E9]/[.D9]" office:value-type="float" office:value="1.00881928336657" calcext:value-type="float">
            <text:p>1.009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I8]/[.$I8]" office:value-type="float" office:value="1" calcext:value-type="float">
            <text:p>1.000</text:p>
          </table:table-cell>
          <table:table-cell table:style-name="ce20" table:formula="of:=[.J8]/[.$I8]" office:value-type="float" office:value="1.01105221073829" calcext:value-type="float">
            <text:p>1.011</text:p>
          </table:table-cell>
          <table:table-cell table:style-name="ce20" table:formula="of:=[.K8]/[.$I8]" office:value-type="float" office:value="1.03850356857287" calcext:value-type="float">
            <text:p>1.039</text:p>
          </table:table-cell>
          <table:table-cell table:style-name="ce20" table:formula="of:=[.L8]/[.$I8]" office:value-type="float" office:value="1.14762045784346" calcext:value-type="float">
            <text:p>1.14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8]/[.$O8]" office:value-type="float" office:value="1" calcext:value-type="float">
            <text:p>1.000</text:p>
          </table:table-cell>
          <table:table-cell table:style-name="ce20" table:formula="of:=[.P8]/[.$O8]" office:value-type="float" office:value="1.04643563494635" calcext:value-type="float">
            <text:p>1.046</text:p>
          </table:table-cell>
          <table:table-cell table:style-name="ce20" table:formula="of:=[.Q8]/[.$O8]" office:value-type="float" office:value="1.13192688159564" calcext:value-type="float">
            <text:p>1.132</text:p>
          </table:table-cell>
          <table:table-cell table:style-name="ce20" table:formula="of:=[.R8]/[.$O8]" office:value-type="float" office:value="1.40239784265084" calcext:value-type="float">
            <text:p>1.40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8]/[.$U8]" office:value-type="float" office:value="1" calcext:value-type="float">
            <text:p>1.000</text:p>
          </table:table-cell>
          <table:table-cell table:style-name="ce20" table:formula="of:=[.V8]/[.$U8]" office:value-type="float" office:value="1.08457001705437" calcext:value-type="float">
            <text:p>1.085</text:p>
          </table:table-cell>
          <table:table-cell table:style-name="ce20" table:formula="of:=[.W8]/[.$U8]" office:value-type="float" office:value="1.21794162529776" calcext:value-type="float">
            <text:p>1.218</text:p>
          </table:table-cell>
          <table:table-cell table:style-name="ce20" table:formula="of:=[.X8]/[.$U8]" office:value-type="float" office:value="1.53810356167434" calcext:value-type="float">
            <text:p>1.53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A8]/[.$AA8]" office:value-type="float" office:value="1" calcext:value-type="float">
            <text:p>1.000</text:p>
          </table:table-cell>
          <table:table-cell table:style-name="ce20" table:formula="of:=[.AB8]/[.$AA8]" office:value-type="float" office:value="1.12615309524629" calcext:value-type="float">
            <text:p>1.126</text:p>
          </table:table-cell>
          <table:table-cell table:style-name="ce20" table:formula="of:=[.AC8]/[.$AA8]" office:value-type="float" office:value="1.31146747429068" calcext:value-type="float">
            <text:p>1.311</text:p>
          </table:table-cell>
          <table:table-cell table:style-name="ce20" table:formula="of:=[.AD8]/[.$AA8]" office:value-type="float" office:value="1.70807524941777" calcext:value-type="float">
            <text:p>1.70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G8]/[.$AG8]" office:value-type="float" office:value="1" calcext:value-type="float">
            <text:p>1.000</text:p>
          </table:table-cell>
          <table:table-cell table:style-name="ce20" table:formula="of:=[.AH8]/[.$AG8]" office:value-type="float" office:value="1.14515247337383" calcext:value-type="float">
            <text:p>1.145</text:p>
          </table:table-cell>
          <table:table-cell table:style-name="ce20" table:formula="of:=[.AI8]/[.$AG8]" office:value-type="float" office:value="1.3711906517448" calcext:value-type="float">
            <text:p>1.371</text:p>
          </table:table-cell>
          <table:table-cell table:style-name="ce20" table:formula="of:=[.AJ8]/[.$AG8]" office:value-type="float" office:value="1.80423465618207" calcext:value-type="float">
            <text:p>1.804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M8]/[.$AM8]" office:value-type="float" office:value="1" calcext:value-type="float">
            <text:p>1.000</text:p>
          </table:table-cell>
          <table:table-cell table:style-name="ce20" table:formula="of:=[.AN8]/[.$AM8]" office:value-type="float" office:value="1.18331885597299" calcext:value-type="float">
            <text:p>1.183</text:p>
          </table:table-cell>
          <table:table-cell table:style-name="ce20" table:formula="of:=[.AO8]/[.$AM8]" office:value-type="float" office:value="1.46806761789223" calcext:value-type="float">
            <text:p>1.468</text:p>
          </table:table-cell>
          <table:table-cell table:style-name="ce20" table:formula="of:=[.AP8]/[.$AM8]" office:value-type="float" office:value="1.91013875494911" calcext:value-type="float">
            <text:p>1.910</text:p>
          </table:table-cell>
        </table:table-row>
        <table:table-row table:style-name="ro2">
          <table:table-cell office:value-type="string" calcext:value-type="string">
            <text:p>Disparity (192x144)</text:p>
          </table:table-cell>
          <table:table-cell office:value-type="float" office:value="7" calcext:value-type="float">
            <text:p>7</text:p>
          </table:table-cell>
          <table:table-cell table:formula="of:=192*144*2*4" office:value-type="float" office:value="221184" calcext:value-type="float">
            <text:p>221184</text:p>
          </table:table-cell>
          <table:table-cell table:style-name="ce3" office:value-type="float" office:value="17665602" calcext:value-type="float">
            <text:p>17665602</text:p>
          </table:table-cell>
          <table:table-cell table:style-name="ce3" office:value-type="float" office:value="17818977" calcext:value-type="float">
            <text:p>17818977</text:p>
          </table:table-cell>
          <table:table-cell table:style-name="ce20" table:formula="of:=[.E10]/[.D10]" office:value-type="float" office:value="1.0086821269946" calcext:value-type="float">
            <text:p>1.009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755" calcext:value-type="float">
            <text:p>755</text:p>
          </table:table-cell>
          <table:table-cell table:style-name="Default" office:value-type="float" office:value="7555" calcext:value-type="float">
            <text:p>7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formula="of:=[.$D$4]" office:value-type="float" office:value="669624" calcext:value-type="float">
            <text:p>669624</text:p>
          </table:table-cell>
          <table:table-cell office:value-type="float" office:value="685732" calcext:value-type="float">
            <text:p>685732</text:p>
          </table:table-cell>
          <table:table-cell office:value-type="float" office:value="695717" calcext:value-type="float">
            <text:p>695717</text:p>
          </table:table-cell>
          <table:table-cell office:value-type="float" office:value="715223" calcext:value-type="float">
            <text:p>715223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5]" office:value-type="float" office:value="2467614" calcext:value-type="float">
            <text:p>2467614</text:p>
          </table:table-cell>
          <table:table-cell office:value-type="float" office:value="2549546" calcext:value-type="float">
            <text:p>2549546</text:p>
          </table:table-cell>
          <table:table-cell office:value-type="float" office:value="2591629" calcext:value-type="float">
            <text:p>2591629</text:p>
          </table:table-cell>
          <table:table-cell office:value-type="float" office:value="2696309" calcext:value-type="float">
            <text:p>2696309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6]" office:value-type="float" office:value="5532965" calcext:value-type="float">
            <text:p>5532965</text:p>
          </table:table-cell>
          <table:table-cell office:value-type="float" office:value="5820551" calcext:value-type="float">
            <text:p>5820551</text:p>
          </table:table-cell>
          <table:table-cell office:value-type="float" office:value="5965802" calcext:value-type="float">
            <text:p>5965802</text:p>
          </table:table-cell>
          <table:table-cell office:value-type="float" office:value="6266773" calcext:value-type="float">
            <text:p>6266773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7]" office:value-type="float" office:value="10136580" calcext:value-type="float">
            <text:p>10136580</text:p>
          </table:table-cell>
          <table:table-cell office:value-type="float" office:value="10776775" calcext:value-type="float">
            <text:p>10776775</text:p>
          </table:table-cell>
          <table:table-cell office:value-type="float" office:value="11216975" calcext:value-type="float">
            <text:p>11216975</text:p>
          </table:table-cell>
          <table:table-cell office:value-type="float" office:value="11989438" calcext:value-type="float">
            <text:p>11989438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8]" office:value-type="float" office:value="17158909" calcext:value-type="float">
            <text:p>17158909</text:p>
          </table:table-cell>
          <table:table-cell office:value-type="float" office:value="18100643" calcext:value-type="float">
            <text:p>18100643</text:p>
          </table:table-cell>
          <table:table-cell office:value-type="float" office:value="19138669" calcext:value-type="float">
            <text:p>19138669</text:p>
          </table:table-cell>
          <table:table-cell office:value-type="float" office:value="20654092" calcext:value-type="float">
            <text:p>20654092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9]" office:value-type="float" office:value="25204769" calcext:value-type="float">
            <text:p>25204769</text:p>
          </table:table-cell>
          <table:table-cell office:value-type="float" office:value="27047675" calcext:value-type="float">
            <text:p>27047675</text:p>
          </table:table-cell>
          <table:table-cell office:value-type="float" office:value="28888233" calcext:value-type="float">
            <text:p>28888233</text:p>
          </table:table-cell>
          <table:table-cell office:value-type="float" office:value="31754224" calcext:value-type="float">
            <text:p>31754224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23" table:formula="of:=[.I16]/[.I14]" office:value-type="float" office:value="1.00853613371086" calcext:value-type="float">
            <text:p>1.009</text:p>
          </table:table-cell>
          <table:table-cell table:style-name="ce23" table:formula="of:=[.J16]/[.J14]" office:value-type="float" office:value="1.00928496847165" calcext:value-type="float">
            <text:p>1.009</text:p>
          </table:table-cell>
          <table:table-cell table:style-name="ce23" table:formula="of:=[.K16]/[.K14]" office:value-type="float" office:value="1.01182377317214" calcext:value-type="float">
            <text:p>1.012</text:p>
          </table:table-cell>
          <table:table-cell table:style-name="ce23" table:formula="of:=[.L16]/[.L14]" office:value-type="float" office:value="1.02196797362501" calcext:value-type="float">
            <text:p>1.02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16]/[.O14]" office:value-type="float" office:value="1.00565323425787" calcext:value-type="float">
            <text:p>1.006</text:p>
          </table:table-cell>
          <table:table-cell table:style-name="ce23" table:formula="of:=[.P16]/[.P14]" office:value-type="float" office:value="1.00758134977757" calcext:value-type="float">
            <text:p>1.008</text:p>
          </table:table-cell>
          <table:table-cell table:style-name="ce23" table:formula="of:=[.Q16]/[.Q14]" office:value-type="float" office:value="1.01643329349996" calcext:value-type="float">
            <text:p>1.016</text:p>
          </table:table-cell>
          <table:table-cell table:style-name="ce23" table:formula="of:=[.R16]/[.R14]" office:value-type="float" office:value="1.0304167660309" calcext:value-type="float">
            <text:p>1.03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16]/[.U14]" office:value-type="float" office:value="1.0032720250354" calcext:value-type="float">
            <text:p>1.003</text:p>
          </table:table-cell>
          <table:table-cell table:style-name="ce23" table:formula="of:=[.V16]/[.V14]" office:value-type="float" office:value="1.00738521146881" calcext:value-type="float">
            <text:p>1.007</text:p>
          </table:table-cell>
          <table:table-cell table:style-name="ce23" table:formula="of:=[.W16]/[.W14]" office:value-type="float" office:value="1.00714857784419" calcext:value-type="float">
            <text:p>1.007</text:p>
          </table:table-cell>
          <table:table-cell table:style-name="ce23" table:formula="of:=[.X16]/[.X14]" office:value-type="float" office:value="1.011764268468" calcext:value-type="float">
            <text:p>1.01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A16]/[.AA14]" office:value-type="float" office:value="1.00574779659412" calcext:value-type="float">
            <text:p>1.006</text:p>
          </table:table-cell>
          <table:table-cell table:style-name="ce23" table:formula="of:=[.AB16]/[.AB14]" office:value-type="float" office:value="1.00633324904714" calcext:value-type="float">
            <text:p>1.006</text:p>
          </table:table-cell>
          <table:table-cell table:style-name="ce23" table:formula="of:=[.AC16]/[.AC14]" office:value-type="float" office:value="1.01148366649654" calcext:value-type="float">
            <text:p>1.011</text:p>
          </table:table-cell>
          <table:table-cell table:style-name="ce23" table:formula="of:=[.AD16]/[.AD14]" office:value-type="float" office:value="1.00987077125717" calcext:value-type="float">
            <text:p>1.01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G16]/[.AG14]" office:value-type="float" office:value="1.00800307292264" calcext:value-type="float">
            <text:p>1.008</text:p>
          </table:table-cell>
          <table:table-cell table:style-name="ce23" table:formula="of:=[.AH16]/[.AH14]" office:value-type="float" office:value="1.00865096339395" calcext:value-type="float">
            <text:p>1.009</text:p>
          </table:table-cell>
          <table:table-cell table:style-name="ce23" table:formula="of:=[.AI16]/[.AI14]" office:value-type="float" office:value="1.0064647128805" calcext:value-type="float">
            <text:p>1.006</text:p>
          </table:table-cell>
          <table:table-cell table:style-name="ce23" table:formula="of:=[.AJ16]/[.AJ14]" office:value-type="float" office:value="1.00788352254846" calcext:value-type="float">
            <text:p>1.00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M16]/[.AM14]" office:value-type="float" office:value="1.00881928336657" calcext:value-type="float">
            <text:p>1.009</text:p>
          </table:table-cell>
          <table:table-cell table:style-name="ce23" table:formula="of:=[.AN16]/[.AN14]" office:value-type="float" office:value="1.00935518487264" calcext:value-type="float">
            <text:p>1.009</text:p>
          </table:table-cell>
          <table:table-cell table:style-name="ce23" table:formula="of:=[.AO16]/[.AO14]" office:value-type="float" office:value="1.00858259485791" calcext:value-type="float">
            <text:p>1.009</text:p>
          </table:table-cell>
          <table:table-cell table:style-name="ce23" table:formula="of:=[.AP16]/[.AP14]" office:value-type="float" office:value="1.00682066738586" calcext:value-type="float">
            <text:p>1.00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formula="of:=[.$E$4]" office:value-type="float" office:value="675340" calcext:value-type="float">
            <text:p>675340</text:p>
          </table:table-cell>
          <table:table-cell office:value-type="float" office:value="692099" calcext:value-type="float">
            <text:p>692099</text:p>
          </table:table-cell>
          <table:table-cell office:value-type="float" office:value="703943" calcext:value-type="float">
            <text:p>703943</text:p>
          </table:table-cell>
          <table:table-cell office:value-type="float" office:value="730935" calcext:value-type="float">
            <text:p>730935</text:p>
          </table:table-cell>
          <table:table-cell/>
          <table:table-cell office:value-type="string" calcext:value-type="string">
            <text:p>WCET</text:p>
          </table:table-cell>
          <table:table-cell table:formula="of:=[.$E$5]" office:value-type="float" office:value="2481564" calcext:value-type="float">
            <text:p>2481564</text:p>
          </table:table-cell>
          <table:table-cell office:value-type="float" office:value="2568875" calcext:value-type="float">
            <text:p>2568875</text:p>
          </table:table-cell>
          <table:table-cell office:value-type="float" office:value="2634218" calcext:value-type="float">
            <text:p>2634218</text:p>
          </table:table-cell>
          <table:table-cell office:value-type="float" office:value="2778322" calcext:value-type="float">
            <text:p>2778322</text:p>
          </table:table-cell>
          <table:table-cell/>
          <table:table-cell office:value-type="string" calcext:value-type="string">
            <text:p>WCET</text:p>
          </table:table-cell>
          <table:table-cell table:formula="of:=[.$E$6]" office:value-type="float" office:value="5551069" calcext:value-type="float">
            <text:p>5551069</text:p>
          </table:table-cell>
          <table:table-cell office:value-type="float" office:value="5863537" calcext:value-type="float">
            <text:p>5863537</text:p>
          </table:table-cell>
          <table:table-cell office:value-type="float" office:value="6008449" calcext:value-type="float">
            <text:p>6008449</text:p>
          </table:table-cell>
          <table:table-cell office:value-type="float" office:value="6340497" calcext:value-type="float">
            <text:p>6340497</text:p>
          </table:table-cell>
          <table:table-cell/>
          <table:table-cell office:value-type="string" calcext:value-type="string">
            <text:p>WCET</text:p>
          </table:table-cell>
          <table:table-cell table:formula="of:=[.$E$7]" office:value-type="float" office:value="10194843" calcext:value-type="float">
            <text:p>10194843</text:p>
          </table:table-cell>
          <table:table-cell office:value-type="float" office:value="10845027" calcext:value-type="float">
            <text:p>10845027</text:p>
          </table:table-cell>
          <table:table-cell office:value-type="float" office:value="11345787" calcext:value-type="float">
            <text:p>11345787</text:p>
          </table:table-cell>
          <table:table-cell office:value-type="float" office:value="12107783" calcext:value-type="float">
            <text:p>12107783</text:p>
          </table:table-cell>
          <table:table-cell/>
          <table:table-cell office:value-type="string" calcext:value-type="string">
            <text:p>WCET</text:p>
          </table:table-cell>
          <table:table-cell table:formula="of:=[.$E$8]" office:value-type="float" office:value="17296233" calcext:value-type="float">
            <text:p>17296233</text:p>
          </table:table-cell>
          <table:table-cell office:value-type="float" office:value="18257231" calcext:value-type="float">
            <text:p>18257231</text:p>
          </table:table-cell>
          <table:table-cell office:value-type="float" office:value="19262395" calcext:value-type="float">
            <text:p>19262395</text:p>
          </table:table-cell>
          <table:table-cell office:value-type="float" office:value="20816919" calcext:value-type="float">
            <text:p>20816919</text:p>
          </table:table-cell>
          <table:table-cell/>
          <table:table-cell office:value-type="string" calcext:value-type="string">
            <text:p>WCET</text:p>
          </table:table-cell>
          <table:table-cell table:formula="of:=[.$E$9]" office:value-type="float" office:value="25427057" calcext:value-type="float">
            <text:p>25427057</text:p>
          </table:table-cell>
          <table:table-cell office:value-type="float" office:value="27300711" calcext:value-type="float">
            <text:p>27300711</text:p>
          </table:table-cell>
          <table:table-cell office:value-type="float" office:value="29136169" calcext:value-type="float">
            <text:p>29136169</text:p>
          </table:table-cell>
          <table:table-cell office:value-type="float" office:value="31970809" calcext:value-type="float">
            <text:p>3197080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20" table:formula="of:=[.I16]/[.$I16]" office:value-type="float" office:value="1" calcext:value-type="float">
            <text:p>1.000</text:p>
          </table:table-cell>
          <table:table-cell table:style-name="ce20" table:formula="of:=[.J16]/[.$I16]" office:value-type="float" office:value="1.02481564841413" calcext:value-type="float">
            <text:p>1.025</text:p>
          </table:table-cell>
          <table:table-cell table:style-name="ce20" table:formula="of:=[.K16]/[.$I16]" office:value-type="float" office:value="1.04235348120946" calcext:value-type="float">
            <text:p>1.042</text:p>
          </table:table-cell>
          <table:table-cell table:style-name="ce20" table:formula="of:=[.L16]/[.$I16]" office:value-type="float" office:value="1.08232149731987" calcext:value-type="float">
            <text:p>1.08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16]/[.$O16]" office:value-type="float" office:value="1" calcext:value-type="float">
            <text:p>1.000</text:p>
          </table:table-cell>
          <table:table-cell table:style-name="ce20" table:formula="of:=[.P16]/[.$O16]" office:value-type="float" office:value="1.03518385985612" calcext:value-type="float">
            <text:p>1.035</text:p>
          </table:table-cell>
          <table:table-cell table:style-name="ce20" table:formula="of:=[.Q16]/[.$O16]" office:value-type="float" office:value="1.06151523797089" calcext:value-type="float">
            <text:p>1.062</text:p>
          </table:table-cell>
          <table:table-cell table:style-name="ce20" table:formula="of:=[.R16]/[.$O16]" office:value-type="float" office:value="1.11958506812639" calcext:value-type="float">
            <text:p>1.12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16]/[.$U16]" office:value-type="float" office:value="1" calcext:value-type="float">
            <text:p>1.000</text:p>
          </table:table-cell>
          <table:table-cell table:style-name="ce20" table:formula="of:=[.V16]/[.$U16]" office:value-type="float" office:value="1.05628969843466" calcext:value-type="float">
            <text:p>1.056</text:p>
          </table:table-cell>
          <table:table-cell table:style-name="ce20" table:formula="of:=[.W16]/[.$U16]" office:value-type="float" office:value="1.08239494050605" calcext:value-type="float">
            <text:p>1.082</text:p>
          </table:table-cell>
          <table:table-cell table:style-name="ce20" table:formula="of:=[.X16]/[.$U16]" office:value-type="float" office:value="1.14221188747609" calcext:value-type="float">
            <text:p>1.14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A16]/[.$AA16]" office:value-type="float" office:value="1" calcext:value-type="float">
            <text:p>1.000</text:p>
          </table:table-cell>
          <table:table-cell table:style-name="ce20" table:formula="of:=[.AB16]/[.$AA16]" office:value-type="float" office:value="1.06377577369264" calcext:value-type="float">
            <text:p>1.064</text:p>
          </table:table-cell>
          <table:table-cell table:style-name="ce20" table:formula="of:=[.AC16]/[.$AA16]" office:value-type="float" office:value="1.11289472530376" calcext:value-type="float">
            <text:p>1.113</text:p>
          </table:table-cell>
          <table:table-cell table:style-name="ce20" table:formula="of:=[.AD16]/[.$AA16]" office:value-type="float" office:value="1.18763800482263" calcext:value-type="float">
            <text:p>1.18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G16]/[.$AG16]" office:value-type="float" office:value="1" calcext:value-type="float">
            <text:p>1.000</text:p>
          </table:table-cell>
          <table:table-cell table:style-name="ce20" table:formula="of:=[.AH16]/[.$AG16]" office:value-type="float" office:value="1.05556111553308" calcext:value-type="float">
            <text:p>1.056</text:p>
          </table:table-cell>
          <table:table-cell table:style-name="ce20" table:formula="of:=[.AI16]/[.$AG16]" office:value-type="float" office:value="1.11367573505745" calcext:value-type="float">
            <text:p>1.114</text:p>
          </table:table-cell>
          <table:table-cell table:style-name="ce20" table:formula="of:=[.AJ16]/[.$AG16]" office:value-type="float" office:value="1.20355218387726" calcext:value-type="float">
            <text:p>1.204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M16]/[.$AM16]" office:value-type="float" office:value="1" calcext:value-type="float">
            <text:p>1.000</text:p>
          </table:table-cell>
          <table:table-cell table:style-name="ce20" table:formula="of:=[.AN16]/[.$AM16]" office:value-type="float" office:value="1.07368741101261" calcext:value-type="float">
            <text:p>1.074</text:p>
          </table:table-cell>
          <table:table-cell table:style-name="ce20" table:formula="of:=[.AO16]/[.$AM16]" office:value-type="float" office:value="1.14587264267351" calcext:value-type="float">
            <text:p>1.146</text:p>
          </table:table-cell>
          <table:table-cell table:style-name="ce20" table:formula="of:=[.AP16]/[.$AM16]" office:value-type="float" office:value="1.25735388881222" calcext:value-type="float">
            <text:p>1.257</text:p>
          </table:table-cell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44" calcext:value-type="float">
            <text:p>744</text:p>
          </table:table-cell>
          <table:table-cell table:style-name="Default" office:value-type="float" office:value="7444" calcext:value-type="float">
            <text:p>74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formula="of:=[.$D$4]" office:value-type="float" office:value="669624" calcext:value-type="float">
            <text:p>669624</text:p>
          </table:table-cell>
          <table:table-cell office:value-type="float" office:value="742370" calcext:value-type="float">
            <text:p>742370</text:p>
          </table:table-cell>
          <table:table-cell office:value-type="float" office:value="6857344" calcext:value-type="float">
            <text:p>6857344</text:p>
          </table:table-cell>
          <table:table-cell office:value-type="float" office:value="13613620" calcext:value-type="float">
            <text:p>13613620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5]" office:value-type="float" office:value="2467614" calcext:value-type="float">
            <text:p>2467614</text:p>
          </table:table-cell>
          <table:table-cell office:value-type="float" office:value="3602105" calcext:value-type="float">
            <text:p>3602105</text:p>
          </table:table-cell>
          <table:table-cell office:value-type="float" office:value="86329805.5" calcext:value-type="float">
            <text:p>86329805.5</text:p>
          </table:table-cell>
          <table:table-cell office:value-type="float" office:value="169378962.5" calcext:value-type="float">
            <text:p>169378962.5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6]" office:value-type="float" office:value="5532965" calcext:value-type="float">
            <text:p>5532965</text:p>
          </table:table-cell>
          <table:table-cell office:value-type="float" office:value="9790618" calcext:value-type="float">
            <text:p>9790618</text:p>
          </table:table-cell>
          <table:table-cell office:value-type="float" office:value="170410947" calcext:value-type="float">
            <text:p>170410947</text:p>
          </table:table-cell>
          <table:table-cell office:value-type="float" office:value="261454263" calcext:value-type="float">
            <text:p>261454263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7]" office:value-type="float" office:value="10136580" calcext:value-type="float">
            <text:p>10136580</text:p>
          </table:table-cell>
          <table:table-cell office:value-type="float" office:value="20799713" calcext:value-type="float">
            <text:p>20799713</text:p>
          </table:table-cell>
          <table:table-cell office:value-type="float" office:value="178045120" calcext:value-type="float">
            <text:p>178045120</text:p>
          </table:table-cell>
          <table:table-cell office:value-type="float" office:value="269171935" calcext:value-type="float">
            <text:p>269171935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8]" office:value-type="float" office:value="17158909" calcext:value-type="float">
            <text:p>17158909</text:p>
          </table:table-cell>
          <table:table-cell office:value-type="float" office:value="37322595" calcext:value-type="float">
            <text:p>37322595</text:p>
          </table:table-cell>
          <table:table-cell office:value-type="float" office:value="185174806" calcext:value-type="float">
            <text:p>185174806</text:p>
          </table:table-cell>
          <table:table-cell office:value-type="float" office:value="276205985" calcext:value-type="float">
            <text:p>276205985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9]" office:value-type="float" office:value="25204769" calcext:value-type="float">
            <text:p>25204769</text:p>
          </table:table-cell>
          <table:table-cell office:value-type="float" office:value="58163217" calcext:value-type="float">
            <text:p>58163217</text:p>
          </table:table-cell>
          <table:table-cell office:value-type="float" office:value="195070516" calcext:value-type="float">
            <text:p>195070516</text:p>
          </table:table-cell>
          <table:table-cell office:value-type="float" office:value="285595431" calcext:value-type="float">
            <text:p>285595431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23" table:formula="of:=[.I24]/[.I22]" office:value-type="float" office:value="1.00853613371086" calcext:value-type="float">
            <text:p>1.009</text:p>
          </table:table-cell>
          <table:table-cell table:style-name="ce23" table:formula="of:=[.J24]/[.J22]" office:value-type="float" office:value="1.02849522475316" calcext:value-type="float">
            <text:p>1.028</text:p>
          </table:table-cell>
          <table:table-cell table:style-name="ce23" table:formula="of:=[.K24]/[.K22]" office:value-type="float" office:value="1.06146169712355" calcext:value-type="float">
            <text:p>1.061</text:p>
          </table:table-cell>
          <table:table-cell table:style-name="ce23" table:formula="of:=[.L24]/[.L22]" office:value-type="float" office:value="1.08741267936082" calcext:value-type="float">
            <text:p>1.08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24]/[.O22]" office:value-type="float" office:value="1.00565323425787" calcext:value-type="float">
            <text:p>1.006</text:p>
          </table:table-cell>
          <table:table-cell table:style-name="ce23" table:formula="of:=[.P24]/[.P22]" office:value-type="float" office:value="1.02479550151925" calcext:value-type="float">
            <text:p>1.025</text:p>
          </table:table-cell>
          <table:table-cell table:style-name="ce23" table:formula="of:=[.Q24]/[.Q22]" office:value-type="float" office:value="1.02733880247188" calcext:value-type="float">
            <text:p>1.027</text:p>
          </table:table-cell>
          <table:table-cell table:style-name="ce23" table:formula="of:=[.R24]/[.R22]" office:value-type="float" office:value="1.01938233917332" calcext:value-type="float">
            <text:p>1.019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24]/[.U22]" office:value-type="float" office:value="1.0032720250354" calcext:value-type="float">
            <text:p>1.003</text:p>
          </table:table-cell>
          <table:table-cell table:style-name="ce23" table:formula="of:=[.V24]/[.V22]" office:value-type="float" office:value="1.01747387141445" calcext:value-type="float">
            <text:p>1.017</text:p>
          </table:table-cell>
          <table:table-cell table:style-name="ce23" table:formula="of:=[.W24]/[.W22]" office:value-type="float" office:value="1.00740808042103" calcext:value-type="float">
            <text:p>1.007</text:p>
          </table:table-cell>
          <table:table-cell table:style-name="ce23" table:formula="of:=[.X24]/[.X22]" office:value-type="float" office:value="1.00465684126175" calcext:value-type="float">
            <text:p>1.00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A24]/[.AA22]" office:value-type="float" office:value="1.00574779659412" calcext:value-type="float">
            <text:p>1.006</text:p>
          </table:table-cell>
          <table:table-cell table:style-name="ce23" table:formula="of:=[.AB24]/[.AB22]" office:value-type="float" office:value="1.02357556568208" calcext:value-type="float">
            <text:p>1.024</text:p>
          </table:table-cell>
          <table:table-cell table:style-name="ce23" table:formula="of:=[.AC24]/[.AC22]" office:value-type="float" office:value="1.0016845168236" calcext:value-type="float">
            <text:p>1.002</text:p>
          </table:table-cell>
          <table:table-cell table:style-name="ce23" table:formula="of:=[.AD24]/[.AD22]" office:value-type="float" office:value="1.00352619228301" calcext:value-type="float">
            <text:p>1.004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G24]/[.AG22]" office:value-type="float" office:value="1.00800307292264" calcext:value-type="float">
            <text:p>1.008</text:p>
          </table:table-cell>
          <table:table-cell table:style-name="ce23" table:formula="of:=[.AH24]/[.AH22]" office:value-type="float" office:value="1.03080281529192" calcext:value-type="float">
            <text:p>1.031</text:p>
          </table:table-cell>
          <table:table-cell table:style-name="ce23" table:formula="of:=[.AI24]/[.AI22]" office:value-type="float" office:value="1.00524671806596" calcext:value-type="float">
            <text:p>1.005</text:p>
          </table:table-cell>
          <table:table-cell table:style-name="ce23" table:formula="of:=[.AJ24]/[.AJ22]" office:value-type="float" office:value="1.00351913083998" calcext:value-type="float">
            <text:p>1.004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M24]/[.AM22]" office:value-type="float" office:value="1.00881928336657" calcext:value-type="float">
            <text:p>1.009</text:p>
          </table:table-cell>
          <table:table-cell table:style-name="ce23" table:formula="of:=[.AN24]/[.AN22]" office:value-type="float" office:value="1.01771927436545" calcext:value-type="float">
            <text:p>1.018</text:p>
          </table:table-cell>
          <table:table-cell table:style-name="ce23" table:formula="of:=[.AO24]/[.AO22]" office:value-type="float" office:value="1.00513091378709" calcext:value-type="float">
            <text:p>1.005</text:p>
          </table:table-cell>
          <table:table-cell table:style-name="ce23" table:formula="of:=[.AP24]/[.AP22]" office:value-type="float" office:value="1.00164528892621" calcext:value-type="float">
            <text:p>1.0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formula="of:=[.$E$4]" office:value-type="float" office:value="675340" calcext:value-type="float">
            <text:p>675340</text:p>
          </table:table-cell>
          <table:table-cell office:value-type="float" office:value="763524" calcext:value-type="float">
            <text:p>763524</text:p>
          </table:table-cell>
          <table:table-cell office:value-type="float" office:value="7278808" calcext:value-type="float">
            <text:p>7278808</text:p>
          </table:table-cell>
          <table:table-cell office:value-type="float" office:value="14803623" calcext:value-type="float">
            <text:p>14803623</text:p>
          </table:table-cell>
          <table:table-cell/>
          <table:table-cell office:value-type="string" calcext:value-type="string">
            <text:p>WCET</text:p>
          </table:table-cell>
          <table:table-cell table:formula="of:=[.$E$5]" office:value-type="float" office:value="2481564" calcext:value-type="float">
            <text:p>2481564</text:p>
          </table:table-cell>
          <table:table-cell office:value-type="float" office:value="3691421" calcext:value-type="float">
            <text:p>3691421</text:p>
          </table:table-cell>
          <table:table-cell office:value-type="float" office:value="88689959" calcext:value-type="float">
            <text:p>88689959</text:p>
          </table:table-cell>
          <table:table-cell office:value-type="float" office:value="172661923" calcext:value-type="float">
            <text:p>172661923</text:p>
          </table:table-cell>
          <table:table-cell/>
          <table:table-cell office:value-type="string" calcext:value-type="string">
            <text:p>WCET</text:p>
          </table:table-cell>
          <table:table-cell table:formula="of:=[.$E$6]" office:value-type="float" office:value="5551069" calcext:value-type="float">
            <text:p>5551069</text:p>
          </table:table-cell>
          <table:table-cell office:value-type="float" office:value="9961698" calcext:value-type="float">
            <text:p>9961698</text:p>
          </table:table-cell>
          <table:table-cell office:value-type="float" office:value="171673365" calcext:value-type="float">
            <text:p>171673365</text:p>
          </table:table-cell>
          <table:table-cell office:value-type="float" office:value="262671814" calcext:value-type="float">
            <text:p>262671814</text:p>
          </table:table-cell>
          <table:table-cell/>
          <table:table-cell office:value-type="string" calcext:value-type="string">
            <text:p>WCET</text:p>
          </table:table-cell>
          <table:table-cell table:formula="of:=[.$E$7]" office:value-type="float" office:value="10194843" calcext:value-type="float">
            <text:p>10194843</text:p>
          </table:table-cell>
          <table:table-cell office:value-type="float" office:value="21290078" calcext:value-type="float">
            <text:p>21290078</text:p>
          </table:table-cell>
          <table:table-cell office:value-type="float" office:value="178345040" calcext:value-type="float">
            <text:p>178345040</text:p>
          </table:table-cell>
          <table:table-cell office:value-type="float" office:value="270121087" calcext:value-type="float">
            <text:p>270121087</text:p>
          </table:table-cell>
          <table:table-cell/>
          <table:table-cell office:value-type="string" calcext:value-type="string">
            <text:p>WCET</text:p>
          </table:table-cell>
          <table:table-cell table:formula="of:=[.$E$8]" office:value-type="float" office:value="17296233" calcext:value-type="float">
            <text:p>17296233</text:p>
          </table:table-cell>
          <table:table-cell office:value-type="float" office:value="38472236" calcext:value-type="float">
            <text:p>38472236</text:p>
          </table:table-cell>
          <table:table-cell office:value-type="float" office:value="186146366" calcext:value-type="float">
            <text:p>186146366</text:p>
          </table:table-cell>
          <table:table-cell office:value-type="float" office:value="277177990" calcext:value-type="float">
            <text:p>277177990</text:p>
          </table:table-cell>
          <table:table-cell/>
          <table:table-cell office:value-type="string" calcext:value-type="string">
            <text:p>WCET</text:p>
          </table:table-cell>
          <table:table-cell table:formula="of:=[.$E$9]" office:value-type="float" office:value="25427057" calcext:value-type="float">
            <text:p>25427057</text:p>
          </table:table-cell>
          <table:table-cell office:value-type="float" office:value="59193827" calcext:value-type="float">
            <text:p>59193827</text:p>
          </table:table-cell>
          <table:table-cell office:value-type="float" office:value="196071406" calcext:value-type="float">
            <text:p>196071406</text:p>
          </table:table-cell>
          <table:table-cell office:value-type="float" office:value="286065318" calcext:value-type="float">
            <text:p>286065318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20" table:formula="of:=[.I24]/[.$I24]" office:value-type="float" office:value="1" calcext:value-type="float">
            <text:p>1.000</text:p>
          </table:table-cell>
          <table:table-cell table:style-name="ce20" table:formula="of:=[.J24]/[.$I24]" office:value-type="float" office:value="1.13057719074836" calcext:value-type="float">
            <text:p>1.131</text:p>
          </table:table-cell>
          <table:table-cell table:style-name="ce20" table:formula="of:=[.K24]/[.$I24]" office:value-type="float" office:value="10.7779903456037" calcext:value-type="float">
            <text:p>10.778</text:p>
          </table:table-cell>
          <table:table-cell table:style-name="ce20" table:formula="of:=[.L24]/[.$I24]" office:value-type="float" office:value="21.9202520212041" calcext:value-type="float">
            <text:p>21.92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24]/[.$O24]" office:value-type="float" office:value="1" calcext:value-type="float">
            <text:p>1.000</text:p>
          </table:table-cell>
          <table:table-cell table:style-name="ce20" table:formula="of:=[.P24]/[.$O24]" office:value-type="float" office:value="1.48753810097181" calcext:value-type="float">
            <text:p>1.488</text:p>
          </table:table-cell>
          <table:table-cell table:style-name="ce20" table:formula="of:=[.Q24]/[.$O24]" office:value-type="float" office:value="35.7395412731648" calcext:value-type="float">
            <text:p>35.740</text:p>
          </table:table-cell>
          <table:table-cell table:style-name="ce20" table:formula="of:=[.R24]/[.$O24]" office:value-type="float" office:value="69.5778642017695" calcext:value-type="float">
            <text:p>69.57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24]/[.$U24]" office:value-type="float" office:value="1" calcext:value-type="float">
            <text:p>1.000</text:p>
          </table:table-cell>
          <table:table-cell table:style-name="ce20" table:formula="of:=[.V24]/[.$U24]" office:value-type="float" office:value="1.79455488663535" calcext:value-type="float">
            <text:p>1.795</text:p>
          </table:table-cell>
          <table:table-cell table:style-name="ce20" table:formula="of:=[.W24]/[.$U24]" office:value-type="float" office:value="30.9261810653047" calcext:value-type="float">
            <text:p>30.926</text:p>
          </table:table-cell>
          <table:table-cell table:style-name="ce20" table:formula="of:=[.X24]/[.$U24]" office:value-type="float" office:value="47.3191405114943" calcext:value-type="float">
            <text:p>47.319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A24]/[.$AA24]" office:value-type="float" office:value="1" calcext:value-type="float">
            <text:p>1.000</text:p>
          </table:table-cell>
          <table:table-cell table:style-name="ce20" table:formula="of:=[.AB24]/[.$AA24]" office:value-type="float" office:value="2.08831837822319" calcext:value-type="float">
            <text:p>2.088</text:p>
          </table:table-cell>
          <table:table-cell table:style-name="ce20" table:formula="of:=[.AC24]/[.$AA24]" office:value-type="float" office:value="17.4936524279972" calcext:value-type="float">
            <text:p>17.494</text:p>
          </table:table-cell>
          <table:table-cell table:style-name="ce20" table:formula="of:=[.AD24]/[.$AA24]" office:value-type="float" office:value="26.4958555026301" calcext:value-type="float">
            <text:p>26.496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G24]/[.$AG24]" office:value-type="float" office:value="1" calcext:value-type="float">
            <text:p>1.000</text:p>
          </table:table-cell>
          <table:table-cell table:style-name="ce20" table:formula="of:=[.AH24]/[.$AG24]" office:value-type="float" office:value="2.2243130050341" calcext:value-type="float">
            <text:p>2.224</text:p>
          </table:table-cell>
          <table:table-cell table:style-name="ce20" table:formula="of:=[.AI24]/[.$AG24]" office:value-type="float" office:value="10.7622489821917" calcext:value-type="float">
            <text:p>10.762</text:p>
          </table:table-cell>
          <table:table-cell table:style-name="ce20" table:formula="of:=[.AJ24]/[.$AG24]" office:value-type="float" office:value="16.02533858095" calcext:value-type="float">
            <text:p>16.025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M24]/[.$AM24]" office:value-type="float" office:value="1" calcext:value-type="float">
            <text:p>1.000</text:p>
          </table:table-cell>
          <table:table-cell table:style-name="ce20" table:formula="of:=[.AN24]/[.$AM24]" office:value-type="float" office:value="2.32798577515282" calcext:value-type="float">
            <text:p>2.328</text:p>
          </table:table-cell>
          <table:table-cell table:style-name="ce20" table:formula="of:=[.AO24]/[.$AM24]" office:value-type="float" office:value="7.71113251525727" calcext:value-type="float">
            <text:p>7.711</text:p>
          </table:table-cell>
          <table:table-cell table:style-name="ce20" table:formula="of:=[.AP24]/[.$AM24]" office:value-type="float" office:value="11.2504297292447" calcext:value-type="float">
            <text:p>11.250</text:p>
          </table:table-cell>
        </table:table-row>
        <table:table-row table:style-name="ro2">
          <table:table-cell table:number-columns-repeated="8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766" calcext:value-type="float">
            <text:p>766</text:p>
          </table:table-cell>
          <table:table-cell table:style-name="Default" office:value-type="float" office:value="7666" calcext:value-type="float">
            <text:p>76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formula="of:=[.$D$4]" office:value-type="float" office:value="669624" calcext:value-type="float">
            <text:p>669624</text:p>
          </table:table-cell>
          <table:table-cell office:value-type="float" office:value="759455.5" calcext:value-type="float">
            <text:p>759455.5</text:p>
          </table:table-cell>
          <table:table-cell office:value-type="float" office:value="2829764" calcext:value-type="float">
            <text:p>2829764</text:p>
          </table:table-cell>
          <table:table-cell office:value-type="float" office:value="7385897" calcext:value-type="float">
            <text:p>7385897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5]" office:value-type="float" office:value="2467614" calcext:value-type="float">
            <text:p>2467614</text:p>
          </table:table-cell>
          <table:table-cell office:value-type="float" office:value="3382206" calcext:value-type="float">
            <text:p>3382206</text:p>
          </table:table-cell>
          <table:table-cell office:value-type="float" office:value="24776162" calcext:value-type="float">
            <text:p>24776162</text:p>
          </table:table-cell>
          <table:table-cell office:value-type="float" office:value="70023281" calcext:value-type="float">
            <text:p>70023281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6]" office:value-type="float" office:value="5532965" calcext:value-type="float">
            <text:p>5532965</text:p>
          </table:table-cell>
          <table:table-cell office:value-type="float" office:value="8518493" calcext:value-type="float">
            <text:p>8518493</text:p>
          </table:table-cell>
          <table:table-cell office:value-type="float" office:value="60179785" calcext:value-type="float">
            <text:p>60179785</text:p>
          </table:table-cell>
          <table:table-cell office:value-type="float" office:value="165308769" calcext:value-type="float">
            <text:p>165308769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7]" office:value-type="float" office:value="10136580" calcext:value-type="float">
            <text:p>10136580</text:p>
          </table:table-cell>
          <table:table-cell office:value-type="float" office:value="17053285" calcext:value-type="float">
            <text:p>17053285</text:p>
          </table:table-cell>
          <table:table-cell office:value-type="float" office:value="190394497" calcext:value-type="float">
            <text:p>190394497</text:p>
          </table:table-cell>
          <table:table-cell office:value-type="float" office:value="327164864" calcext:value-type="float">
            <text:p>327164864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8]" office:value-type="float" office:value="17158909" calcext:value-type="float">
            <text:p>17158909</text:p>
          </table:table-cell>
          <table:table-cell office:value-type="float" office:value="30648315.5" calcext:value-type="float">
            <text:p>30648315.5</text:p>
          </table:table-cell>
          <table:table-cell office:value-type="float" office:value="218686497" calcext:value-type="float">
            <text:p>218686497</text:p>
          </table:table-cell>
          <table:table-cell office:value-type="float" office:value="333760443" calcext:value-type="float">
            <text:p>333760443</text:p>
          </table:table-cell>
          <table:table-cell/>
          <table:table-cell office:value-type="string" calcext:value-type="string">
            <text:p>Median (cycles)</text:p>
          </table:table-cell>
          <table:table-cell table:formula="of:=[.$D$9]" office:value-type="float" office:value="25204769" calcext:value-type="float">
            <text:p>25204769</text:p>
          </table:table-cell>
          <table:table-cell office:value-type="float" office:value="48008344.5" calcext:value-type="float">
            <text:p>48008344.5</text:p>
          </table:table-cell>
          <table:table-cell office:value-type="float" office:value="229595675.5" calcext:value-type="float">
            <text:p>229595675.5</text:p>
          </table:table-cell>
          <table:table-cell office:value-type="float" office:value="342818535.5" calcext:value-type="float">
            <text:p>342818535.5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23" table:formula="of:=[.I32]/[.I30]" office:value-type="float" office:value="1.00853613371086" calcext:value-type="float">
            <text:p>1.009</text:p>
          </table:table-cell>
          <table:table-cell table:style-name="ce23" table:formula="of:=[.J32]/[.J30]" office:value-type="float" office:value="1.02338978386489" calcext:value-type="float">
            <text:p>1.023</text:p>
          </table:table-cell>
          <table:table-cell table:style-name="ce23" table:formula="of:=[.K32]/[.K30]" office:value-type="float" office:value="1.12861920640732" calcext:value-type="float">
            <text:p>1.129</text:p>
          </table:table-cell>
          <table:table-cell table:style-name="ce23" table:formula="of:=[.L32]/[.L30]" office:value-type="float" office:value="1.09009575952657" calcext:value-type="float">
            <text:p>1.09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32]/[.O30]" office:value-type="float" office:value="1.00565323425787" calcext:value-type="float">
            <text:p>1.006</text:p>
          </table:table-cell>
          <table:table-cell table:style-name="ce23" table:formula="of:=[.P32]/[.P30]" office:value-type="float" office:value="1.02172398724383" calcext:value-type="float">
            <text:p>1.022</text:p>
          </table:table-cell>
          <table:table-cell table:style-name="ce23" table:formula="of:=[.Q32]/[.Q30]" office:value-type="float" office:value="1.08294307245812" calcext:value-type="float">
            <text:p>1.083</text:p>
          </table:table-cell>
          <table:table-cell table:style-name="ce23" table:formula="of:=[.R32]/[.R30]" office:value-type="float" office:value="1.02529864317555" calcext:value-type="float">
            <text:p>1.02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32]/[.U30]" office:value-type="float" office:value="1.0032720250354" calcext:value-type="float">
            <text:p>1.003</text:p>
          </table:table-cell>
          <table:table-cell table:style-name="ce23" table:formula="of:=[.V32]/[.V30]" office:value-type="float" office:value="1.01846019008292" calcext:value-type="float">
            <text:p>1.018</text:p>
          </table:table-cell>
          <table:table-cell table:style-name="ce23" table:formula="of:=[.W32]/[.W30]" office:value-type="float" office:value="1.1032675673401" calcext:value-type="float">
            <text:p>1.103</text:p>
          </table:table-cell>
          <table:table-cell table:style-name="ce23" table:formula="of:=[.X32]/[.X30]" office:value-type="float" office:value="1.01219613461643" calcext:value-type="float">
            <text:p>1.01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A32]/[.AA30]" office:value-type="float" office:value="1.00574779659412" calcext:value-type="float">
            <text:p>1.006</text:p>
          </table:table-cell>
          <table:table-cell table:style-name="ce23" table:formula="of:=[.AB32]/[.AB30]" office:value-type="float" office:value="1.02680410255268" calcext:value-type="float">
            <text:p>1.027</text:p>
          </table:table-cell>
          <table:table-cell table:style-name="ce23" table:formula="of:=[.AC32]/[.AC30]" office:value-type="float" office:value="1.01062955616832" calcext:value-type="float">
            <text:p>1.011</text:p>
          </table:table-cell>
          <table:table-cell table:style-name="ce23" table:formula="of:=[.AD32]/[.AD30]" office:value-type="float" office:value="1.00177854367638" calcext:value-type="float">
            <text:p>1.00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G32]/[.AG30]" office:value-type="float" office:value="1.00800307292264" calcext:value-type="float">
            <text:p>1.008</text:p>
          </table:table-cell>
          <table:table-cell table:style-name="ce23" table:formula="of:=[.AH32]/[.AH30]" office:value-type="float" office:value="1.02658274971099" calcext:value-type="float">
            <text:p>1.027</text:p>
          </table:table-cell>
          <table:table-cell table:style-name="ce23" table:formula="of:=[.AI32]/[.AI30]" office:value-type="float" office:value="1.00334225939885" calcext:value-type="float">
            <text:p>1.003</text:p>
          </table:table-cell>
          <table:table-cell table:style-name="ce23" table:formula="of:=[.AJ32]/[.AJ30]" office:value-type="float" office:value="1.00207090449002" calcext:value-type="float">
            <text:p>1.002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AM32]/[.AM30]" office:value-type="float" office:value="1.00881928336657" calcext:value-type="float">
            <text:p>1.009</text:p>
          </table:table-cell>
          <table:table-cell table:style-name="ce23" table:formula="of:=[.AN32]/[.AN30]" office:value-type="float" office:value="1.02416343475456" calcext:value-type="float">
            <text:p>1.024</text:p>
          </table:table-cell>
          <table:table-cell table:style-name="ce23" table:formula="of:=[.AO32]/[.AO30]" office:value-type="float" office:value="1.00159559407729" calcext:value-type="float">
            <text:p>1.002</text:p>
          </table:table-cell>
          <table:table-cell table:style-name="ce23" table:formula="of:=[.AP32]/[.AP30]" office:value-type="float" office:value="1.00289038192919" calcext:value-type="float">
            <text:p>1.0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formula="of:=[.$E$4]" office:value-type="float" office:value="675340" calcext:value-type="float">
            <text:p>675340</text:p>
          </table:table-cell>
          <table:table-cell office:value-type="float" office:value="777219" calcext:value-type="float">
            <text:p>777219</text:p>
          </table:table-cell>
          <table:table-cell office:value-type="float" office:value="3193726" calcext:value-type="float">
            <text:p>3193726</text:p>
          </table:table-cell>
          <table:table-cell office:value-type="float" office:value="8051335" calcext:value-type="float">
            <text:p>8051335</text:p>
          </table:table-cell>
          <table:table-cell/>
          <table:table-cell office:value-type="string" calcext:value-type="string">
            <text:p>WCET</text:p>
          </table:table-cell>
          <table:table-cell table:formula="of:=[.$E$5]" office:value-type="float" office:value="2481564" calcext:value-type="float">
            <text:p>2481564</text:p>
          </table:table-cell>
          <table:table-cell office:value-type="float" office:value="3455681" calcext:value-type="float">
            <text:p>3455681</text:p>
          </table:table-cell>
          <table:table-cell office:value-type="float" office:value="26831173" calcext:value-type="float">
            <text:p>26831173</text:p>
          </table:table-cell>
          <table:table-cell office:value-type="float" office:value="71794775" calcext:value-type="float">
            <text:p>71794775</text:p>
          </table:table-cell>
          <table:table-cell/>
          <table:table-cell office:value-type="string" calcext:value-type="string">
            <text:p>WCET</text:p>
          </table:table-cell>
          <table:table-cell table:formula="of:=[.$E$6]" office:value-type="float" office:value="5551069" calcext:value-type="float">
            <text:p>5551069</text:p>
          </table:table-cell>
          <table:table-cell office:value-type="float" office:value="8675746" calcext:value-type="float">
            <text:p>8675746</text:p>
          </table:table-cell>
          <table:table-cell office:value-type="float" office:value="66394405" calcext:value-type="float">
            <text:p>66394405</text:p>
          </table:table-cell>
          <table:table-cell office:value-type="float" office:value="167324897" calcext:value-type="float">
            <text:p>167324897</text:p>
          </table:table-cell>
          <table:table-cell/>
          <table:table-cell office:value-type="string" calcext:value-type="string">
            <text:p>WCET</text:p>
          </table:table-cell>
          <table:table-cell table:formula="of:=[.$E$7]" office:value-type="float" office:value="10194843" calcext:value-type="float">
            <text:p>10194843</text:p>
          </table:table-cell>
          <table:table-cell office:value-type="float" office:value="17510383" calcext:value-type="float">
            <text:p>17510383</text:p>
          </table:table-cell>
          <table:table-cell office:value-type="float" office:value="192418306" calcext:value-type="float">
            <text:p>192418306</text:p>
          </table:table-cell>
          <table:table-cell office:value-type="float" office:value="327746741" calcext:value-type="float">
            <text:p>327746741</text:p>
          </table:table-cell>
          <table:table-cell/>
          <table:table-cell office:value-type="string" calcext:value-type="string">
            <text:p>WCET</text:p>
          </table:table-cell>
          <table:table-cell table:formula="of:=[.$E$8]" office:value-type="float" office:value="17296233" calcext:value-type="float">
            <text:p>17296233</text:p>
          </table:table-cell>
          <table:table-cell office:value-type="float" office:value="31463032" calcext:value-type="float">
            <text:p>31463032</text:p>
          </table:table-cell>
          <table:table-cell office:value-type="float" office:value="219417404" calcext:value-type="float">
            <text:p>219417404</text:p>
          </table:table-cell>
          <table:table-cell office:value-type="float" office:value="334451629" calcext:value-type="float">
            <text:p>334451629</text:p>
          </table:table-cell>
          <table:table-cell/>
          <table:table-cell office:value-type="string" calcext:value-type="string">
            <text:p>WCET</text:p>
          </table:table-cell>
          <table:table-cell table:formula="of:=[.$E$9]" office:value-type="float" office:value="25427057" calcext:value-type="float">
            <text:p>25427057</text:p>
          </table:table-cell>
          <table:table-cell office:value-type="float" office:value="49168391" calcext:value-type="float">
            <text:p>49168391</text:p>
          </table:table-cell>
          <table:table-cell office:value-type="float" office:value="229962017" calcext:value-type="float">
            <text:p>229962017</text:p>
          </table:table-cell>
          <table:table-cell office:value-type="float" office:value="343809412" calcext:value-type="float">
            <text:p>34380941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20" table:formula="of:=[.I32]/[.$I32]" office:value-type="float" office:value="1" calcext:value-type="float">
            <text:p>1.000</text:p>
          </table:table-cell>
          <table:table-cell table:style-name="ce20" table:formula="of:=[.J32]/[.$I32]" office:value-type="float" office:value="1.15085586519383" calcext:value-type="float">
            <text:p>1.151</text:p>
          </table:table-cell>
          <table:table-cell table:style-name="ce20" table:formula="of:=[.K32]/[.$I32]" office:value-type="float" office:value="4.72906387893505" calcext:value-type="float">
            <text:p>4.729</text:p>
          </table:table-cell>
          <table:table-cell table:style-name="ce20" table:formula="of:=[.L32]/[.$I32]" office:value-type="float" office:value="11.9218985992241" calcext:value-type="float">
            <text:p>11.922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32]/[.$O32]" office:value-type="float" office:value="1" calcext:value-type="float">
            <text:p>1.000</text:p>
          </table:table-cell>
          <table:table-cell table:style-name="ce20" table:formula="of:=[.P32]/[.$O32]" office:value-type="float" office:value="1.39254155846877" calcext:value-type="float">
            <text:p>1.393</text:p>
          </table:table-cell>
          <table:table-cell table:style-name="ce20" table:formula="of:=[.Q32]/[.$O32]" office:value-type="float" office:value="10.8122027076473" calcext:value-type="float">
            <text:p>10.812</text:p>
          </table:table-cell>
          <table:table-cell table:style-name="ce20" table:formula="of:=[.R32]/[.$O32]" office:value-type="float" office:value="28.9312606888237" calcext:value-type="float">
            <text:p>28.931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32]/[.$U32]" office:value-type="float" office:value="1" calcext:value-type="float">
            <text:p>1.000</text:p>
          </table:table-cell>
          <table:table-cell table:style-name="ce20" table:formula="of:=[.V32]/[.$U32]" office:value-type="float" office:value="1.56289644391017" calcext:value-type="float">
            <text:p>1.563</text:p>
          </table:table-cell>
          <table:table-cell table:style-name="ce20" table:formula="of:=[.W32]/[.$U32]" office:value-type="float" office:value="11.9606520834095" calcext:value-type="float">
            <text:p>11.961</text:p>
          </table:table-cell>
          <table:table-cell table:style-name="ce20" table:formula="of:=[.X32]/[.$U32]" office:value-type="float" office:value="30.142824201969" calcext:value-type="float">
            <text:p>30.143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A32]/[.$AA32]" office:value-type="float" office:value="1" calcext:value-type="float">
            <text:p>1.000</text:p>
          </table:table-cell>
          <table:table-cell table:style-name="ce20" table:formula="of:=[.AB32]/[.$AA32]" office:value-type="float" office:value="1.71757260018619" calcext:value-type="float">
            <text:p>1.718</text:p>
          </table:table-cell>
          <table:table-cell table:style-name="ce20" table:formula="of:=[.AC32]/[.$AA32]" office:value-type="float" office:value="18.8740823178935" calcext:value-type="float">
            <text:p>18.874</text:p>
          </table:table-cell>
          <table:table-cell table:style-name="ce20" table:formula="of:=[.AD32]/[.$AA32]" office:value-type="float" office:value="32.1482872271795" calcext:value-type="float">
            <text:p>32.148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G32]/[.$AG32]" office:value-type="float" office:value="1" calcext:value-type="float">
            <text:p>1.000</text:p>
          </table:table-cell>
          <table:table-cell table:style-name="ce20" table:formula="of:=[.AH32]/[.$AG32]" office:value-type="float" office:value="1.81906846421414" calcext:value-type="float">
            <text:p>1.819</text:p>
          </table:table-cell>
          <table:table-cell table:style-name="ce20" table:formula="of:=[.AI32]/[.$AG32]" office:value-type="float" office:value="12.6858492250885" calcext:value-type="float">
            <text:p>12.686</text:p>
          </table:table-cell>
          <table:table-cell table:style-name="ce20" table:formula="of:=[.AJ32]/[.$AG32]" office:value-type="float" office:value="19.3366745811068" calcext:value-type="float">
            <text:p>19.337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AM32]/[.$AM32]" office:value-type="float" office:value="1" calcext:value-type="float">
            <text:p>1.000</text:p>
          </table:table-cell>
          <table:table-cell table:style-name="ce20" table:formula="of:=[.AN32]/[.$AM32]" office:value-type="float" office:value="1.93370357411005" calcext:value-type="float">
            <text:p>1.934</text:p>
          </table:table-cell>
          <table:table-cell table:style-name="ce20" table:formula="of:=[.AO32]/[.$AM32]" office:value-type="float" office:value="9.04398873216039" calcext:value-type="float">
            <text:p>9.044</text:p>
          </table:table-cell>
          <table:table-cell table:style-name="ce20" table:formula="of:=[.AP32]/[.$AM32]" office:value-type="float" office:value="13.52140013687" calcext:value-type="float">
            <text:p>13.521</text:p>
          </table:table-cell>
        </table:table-row>
      </table:table>
      <table:table table:name="Mälardalen bsor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8" table:number-columns-repeated="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4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29" table:number-columns-repeated="4" table:default-cell-style-name="Default"/>
        <table:table-column table:style-name="co31" table:default-cell-style-name="Default"/>
        <table:table-column table:style-name="co32" table:default-cell-style-name="ce24"/>
        <table:table-column table:style-name="co4" table:number-columns-repeated="16" table:default-cell-style-name="Default"/>
        <table:table-row table:style-name="ro1">
          <table:table-cell table:style-name="ce6" office:value-type="string" calcext:value-type="string">
            <text:p>Benchmark on single core</text:p>
          </table:table-cell>
          <table:table-cell table:number-columns-repeated="5"/>
          <table:table-cell table:style-name="ce15"/>
          <table:table-cell table:style-name="ce6" office:value-type="string" calcext:value-type="string">
            <text:p>Mälardalen bsort (input 100)</text:p>
          </table:table-cell>
          <table:table-cell table:style-name="ce7" table:number-columns-repeated="4"/>
          <table:table-cell table:style-name="ce15"/>
          <table:table-cell table:style-name="ce6" office:value-type="string" calcext:value-type="string">
            <text:p>Mälardalen bsort (input 2000)</text:p>
          </table:table-cell>
          <table:table-cell table:style-name="ce7" table:number-columns-repeated="4"/>
          <table:table-cell/>
          <table:table-cell table:style-name="ce6" office:value-type="string" calcext:value-type="string">
            <text:p>Mälardalen bsort (input 10000)</text:p>
          </table:table-cell>
          <table:table-cell table:style-name="ce7" table:number-columns-repeated="4"/>
          <table:table-cell table:number-columns-repeated="2"/>
          <table:table-cell table:style-name="ce15" table:number-columns-repeated="2"/>
          <table:table-cell table:number-columns-repeated="3"/>
          <table:table-cell table:style-name="ce15"/>
          <table:table-cell table:number-columns-repeated="30"/>
          <table:table-cell table:style-name="Default"/>
          <table:table-cell table:number-columns-repeated="7"/>
          <table:table-cell table:style-name="ce15" table:number-columns-repeated="2"/>
          <table:table-cell table:number-columns-repeated="5"/>
          <table:table-cell table:style-name="ce15" table:number-columns-repeated="2"/>
        </table:table-row>
        <table:table-row table:style-name="ro2">
          <table:table-cell table:number-columns-repeated="6"/>
          <table:table-cell table:style-name="ce15"/>
          <table:table-cell table:style-name="ce7" table:number-columns-repeated="5"/>
          <table:table-cell table:style-name="ce15"/>
          <table:table-cell table:style-name="ce7" table:number-columns-repeated="5"/>
          <table:table-cell/>
          <table:table-cell table:style-name="ce7" table:number-columns-repeated="5"/>
          <table:table-cell table:number-columns-repeated="2"/>
          <table:table-cell table:style-name="ce15" table:number-columns-repeated="2"/>
          <table:table-cell table:number-columns-repeated="3"/>
          <table:table-cell table:style-name="ce15"/>
          <table:table-cell table:number-columns-repeated="30"/>
          <table:table-cell table:style-name="Default"/>
          <table:table-cell table:number-columns-repeated="7"/>
          <table:table-cell table:style-name="ce15" table:number-columns-repeated="2"/>
          <table:table-cell table:number-columns-repeated="5"/>
          <table:table-cell table:style-name="ce15" table:number-columns-repeated="2"/>
        </table:table-row>
        <table:table-row table:style-name="ro2">
          <table:table-cell table:style-name="ce8"/>
          <table:table-cell table:style-name="ce8" office:value-type="string" calcext:value-type="string">
            <text:p>Bench number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WCET</text:p>
          </table:table-cell>
          <table:table-cell table:style-name="ce8" office:value-type="string" calcext:value-type="string">
            <text:p>times x = WCET</text:p>
          </table:table-cell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100)</text:p>
          </table:table-cell>
          <table:table-cell office:value-type="float" office:value="1" calcext:value-type="float">
            <text:p>1</text:p>
          </table:table-cell>
          <table:table-cell table:formula="of:=100*4" office:value-type="float" office:value="400" calcext:value-type="float">
            <text:p>400</text:p>
          </table:table-cell>
          <table:table-cell table:style-name="ce3" office:value-type="float" office:value="54988" calcext:value-type="float">
            <text:p>54988</text:p>
          </table:table-cell>
          <table:table-cell table:style-name="ce3" office:value-type="float" office:value="58298" calcext:value-type="float">
            <text:p>58298</text:p>
          </table:table-cell>
          <table:table-cell table:style-name="ce20" table:formula="of:=[.E4]/[.D4]" office:value-type="float" office:value="1.06019495162581" calcext:value-type="float">
            <text:p>1.060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500)</text:p>
          </table:table-cell>
          <table:table-cell office:value-type="float" office:value="1" calcext:value-type="float">
            <text:p>1</text:p>
          </table:table-cell>
          <table:table-cell table:formula="of:=500*4" office:value-type="float" office:value="2000" calcext:value-type="float">
            <text:p>2000</text:p>
          </table:table-cell>
          <table:table-cell table:style-name="ce3" office:value-type="float" office:value="1317947.5" calcext:value-type="float">
            <text:p>1317947.5</text:p>
          </table:table-cell>
          <table:table-cell table:style-name="ce3" office:value-type="float" office:value="1345779" calcext:value-type="float">
            <text:p>1345779</text:p>
          </table:table-cell>
          <table:table-cell table:style-name="ce20" table:formula="of:=[.E5]/[.D5]" office:value-type="float" office:value="1.02111730550724" calcext:value-type="float">
            <text:p>1.021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33" calcext:value-type="float">
            <text:p>133</text:p>
          </table:table-cell>
          <table:table-cell office:value-type="float" office:value="1333" calcext:value-type="float">
            <text:p>133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1000)</text:p>
          </table:table-cell>
          <table:table-cell office:value-type="float" office:value="1" calcext:value-type="float">
            <text:p>1</text:p>
          </table:table-cell>
          <table:table-cell table:formula="of:=1000*4" office:value-type="float" office:value="4000" calcext:value-type="float">
            <text:p>4000</text:p>
          </table:table-cell>
          <table:table-cell table:style-name="ce3" office:value-type="float" office:value="5249053" calcext:value-type="float">
            <text:p>5249053</text:p>
          </table:table-cell>
          <table:table-cell table:style-name="ce3" office:value-type="float" office:value="5356186" calcext:value-type="float">
            <text:p>5356186</text:p>
          </table:table-cell>
          <table:table-cell table:style-name="ce20" table:formula="of:=[.E6]/[.D6]" office:value-type="float" office:value="1.02040996728362" calcext:value-type="float">
            <text:p>1.020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4]" office:value-type="float" office:value="54988" calcext:value-type="float">
            <text:p>54988</text:p>
          </table:table-cell>
          <table:table-cell table:style-name="ce3" office:value-type="float" office:value="55215" calcext:value-type="float">
            <text:p>55215</text:p>
          </table:table-cell>
          <table:table-cell table:style-name="ce3" office:value-type="float" office:value="55846" calcext:value-type="float">
            <text:p>55846</text:p>
          </table:table-cell>
          <table:table-cell table:style-name="ce3" office:value-type="float" office:value="56932" calcext:value-type="float">
            <text:p>56932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7]" office:value-type="float" office:value="20983321" calcext:value-type="float">
            <text:p>20983321</text:p>
          </table:table-cell>
          <table:table-cell table:style-name="ce3" office:value-type="float" office:value="20984056.5" calcext:value-type="float">
            <text:p>20984056.5</text:p>
          </table:table-cell>
          <table:table-cell table:style-name="ce3" office:value-type="float" office:value="20987094" calcext:value-type="float">
            <text:p>20987094</text:p>
          </table:table-cell>
          <table:table-cell table:style-name="ce3" office:value-type="float" office:value="20989440" calcext:value-type="float">
            <text:p>20989440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11]" office:value-type="float" office:value="525159098" calcext:value-type="float">
            <text:p>525159098</text:p>
          </table:table-cell>
          <table:table-cell table:style-name="ce3" office:value-type="float" office:value="525179987.5" calcext:value-type="float">
            <text:p>525179987.5</text:p>
          </table:table-cell>
          <table:table-cell table:style-name="ce3" office:value-type="float" office:value="525255252" calcext:value-type="float">
            <text:p>525255252</text:p>
          </table:table-cell>
          <table:table-cell table:style-name="ce3" office:value-type="float" office:value="527348645" calcext:value-type="float">
            <text:p>527348645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2000)</text:p>
          </table:table-cell>
          <table:table-cell office:value-type="float" office:value="1" calcext:value-type="float">
            <text:p>1</text:p>
          </table:table-cell>
          <table:table-cell table:formula="of:=2000*4" office:value-type="float" office:value="8000" calcext:value-type="float">
            <text:p>8000</text:p>
          </table:table-cell>
          <table:table-cell table:style-name="ce3" office:value-type="float" office:value="20983321" calcext:value-type="float">
            <text:p>20983321</text:p>
          </table:table-cell>
          <table:table-cell table:style-name="ce3" office:value-type="float" office:value="21263633" calcext:value-type="float">
            <text:p>21263633</text:p>
          </table:table-cell>
          <table:table-cell table:style-name="ce20" table:formula="of:=[.E7]/[.D7]" office:value-type="float" office:value="1.01335880054449" calcext:value-type="float">
            <text:p>1.013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I8]/[.I6]" office:value-type="float" office:value="1.06019495162581" calcext:value-type="float">
            <text:p>1.060</text:p>
          </table:table-cell>
          <table:table-cell table:style-name="ce23" table:formula="of:=[.J8]/[.J6]" office:value-type="float" office:value="1.04607443629449" calcext:value-type="float">
            <text:p>1.046</text:p>
          </table:table-cell>
          <table:table-cell table:style-name="ce23" table:formula="of:=[.K8]/[.K6]" office:value-type="float" office:value="1.04661032124055" calcext:value-type="float">
            <text:p>1.047</text:p>
          </table:table-cell>
          <table:table-cell table:style-name="ce23" table:formula="of:=[.L8]/[.L6]" office:value-type="float" office:value="1.04904096114663" calcext:value-type="float">
            <text:p>1.049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8]/[.O6]" office:value-type="float" office:value="1.01335880054449" calcext:value-type="float">
            <text:p>1.013</text:p>
          </table:table-cell>
          <table:table-cell table:style-name="ce23" table:formula="of:=[.P8]/[.P6]" office:value-type="float" office:value="1.01328325150097" calcext:value-type="float">
            <text:p>1.013</text:p>
          </table:table-cell>
          <table:table-cell table:style-name="ce23" table:formula="of:=[.Q8]/[.Q6]" office:value-type="float" office:value="1.01326062579221" calcext:value-type="float">
            <text:p>1.013</text:p>
          </table:table-cell>
          <table:table-cell table:style-name="ce23" table:formula="of:=[.R8]/[.R6]" office:value-type="float" office:value="1.01327100675387" calcext:value-type="float">
            <text:p>1.013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8]/[.U6]" office:value-type="float" office:value="1.00336486601247" calcext:value-type="float">
            <text:p>1.003</text:p>
          </table:table-cell>
          <table:table-cell table:style-name="ce23" table:formula="of:=[.V8]/[.V6]" office:value-type="float" office:value="1.00338331532482" calcext:value-type="float">
            <text:p>1.003</text:p>
          </table:table-cell>
          <table:table-cell table:style-name="ce23" table:formula="of:=[.W8]/[.W6]" office:value-type="float" office:value="1.00336996154395" calcext:value-type="float">
            <text:p>1.003</text:p>
          </table:table-cell>
          <table:table-cell table:style-name="ce23" table:formula="of:=[.X8]/[.X6]" office:value-type="float" office:value="1.0033775226634" calcext:value-type="float">
            <text:p>1.00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4000)</text:p>
          </table:table-cell>
          <table:table-cell office:value-type="float" office:value="1" calcext:value-type="float">
            <text:p>1</text:p>
          </table:table-cell>
          <table:table-cell table:formula="of:=4000*4" office:value-type="float" office:value="16000" calcext:value-type="float">
            <text:p>16000</text:p>
          </table:table-cell>
          <table:table-cell table:style-name="ce3" office:value-type="float" office:value="83866490" calcext:value-type="float">
            <text:p>83866490</text:p>
          </table:table-cell>
          <table:table-cell table:style-name="ce3" office:value-type="float" office:value="84496095" calcext:value-type="float">
            <text:p>84496095</text:p>
          </table:table-cell>
          <table:table-cell table:style-name="ce20" table:formula="of:=[.E8]/[.D8]" office:value-type="float" office:value="1.0075072296456" calcext:value-type="float">
            <text:p>1.008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4]" office:value-type="float" office:value="58298" calcext:value-type="float">
            <text:p>58298</text:p>
          </table:table-cell>
          <table:table-cell table:style-name="ce3" office:value-type="float" office:value="57759" calcext:value-type="float">
            <text:p>57759</text:p>
          </table:table-cell>
          <table:table-cell table:style-name="ce3" office:value-type="float" office:value="58449" calcext:value-type="float">
            <text:p>58449</text:p>
          </table:table-cell>
          <table:table-cell table:style-name="ce3" office:value-type="float" office:value="59724" calcext:value-type="float">
            <text:p>59724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7]" office:value-type="float" office:value="21263633" calcext:value-type="float">
            <text:p>21263633</text:p>
          </table:table-cell>
          <table:table-cell table:style-name="ce3" office:value-type="float" office:value="21262793" calcext:value-type="float">
            <text:p>21262793</text:p>
          </table:table-cell>
          <table:table-cell table:style-name="ce3" office:value-type="float" office:value="21265396" calcext:value-type="float">
            <text:p>21265396</text:p>
          </table:table-cell>
          <table:table-cell table:style-name="ce3" office:value-type="float" office:value="21267991" calcext:value-type="float">
            <text:p>21267991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11]" office:value-type="float" office:value="526926188" calcext:value-type="float">
            <text:p>526926188</text:p>
          </table:table-cell>
          <table:table-cell table:style-name="ce3" office:value-type="float" office:value="526956837" calcext:value-type="float">
            <text:p>526956837</text:p>
          </table:table-cell>
          <table:table-cell table:style-name="ce3" office:value-type="float" office:value="527025342" calcext:value-type="float">
            <text:p>527025342</text:p>
          </table:table-cell>
          <table:table-cell table:style-name="ce3" office:value-type="float" office:value="529129777" calcext:value-type="float">
            <text:p>529129777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6000)</text:p>
          </table:table-cell>
          <table:table-cell office:value-type="float" office:value="1" calcext:value-type="float">
            <text:p>1</text:p>
          </table:table-cell>
          <table:table-cell table:formula="of:=6000*4" office:value-type="float" office:value="24000" calcext:value-type="float">
            <text:p>24000</text:p>
          </table:table-cell>
          <table:table-cell table:style-name="ce3" office:value-type="float" office:value="188690422" calcext:value-type="float">
            <text:p>188690422</text:p>
          </table:table-cell>
          <table:table-cell table:style-name="ce3" office:value-type="float" office:value="189723947" calcext:value-type="float">
            <text:p>189723947</text:p>
          </table:table-cell>
          <table:table-cell table:style-name="ce20" table:formula="of:=[.E9]/[.D9]" office:value-type="float" office:value="1.00547735803993" calcext:value-type="float">
            <text:p>1.005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I8]/[.$I8]" office:value-type="float" office:value="1" calcext:value-type="float">
            <text:p>1.000</text:p>
          </table:table-cell>
          <table:table-cell table:style-name="ce20" table:formula="of:=[.J8]/[.$I8]" office:value-type="float" office:value="0.990754399807884" calcext:value-type="float">
            <text:p>0.991</text:p>
          </table:table-cell>
          <table:table-cell table:style-name="ce20" table:formula="of:=[.K8]/[.$I8]" office:value-type="float" office:value="1.00259014031356" calcext:value-type="float">
            <text:p>1.003</text:p>
          </table:table-cell>
          <table:table-cell table:style-name="ce20" table:formula="of:=[.L8]/[.$I8]" office:value-type="float" office:value="1.0244605303784" calcext:value-type="float">
            <text:p>1.024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8]/[.$O8]" office:value-type="float" office:value="1" calcext:value-type="float">
            <text:p>1.000</text:p>
          </table:table-cell>
          <table:table-cell table:style-name="ce20" table:formula="of:=[.P8]/[.$O8]" office:value-type="float" office:value="0.999960495932186" calcext:value-type="float">
            <text:p>1.000</text:p>
          </table:table-cell>
          <table:table-cell table:style-name="ce20" table:formula="of:=[.Q8]/[.$O8]" office:value-type="float" office:value="1.00008291151376" calcext:value-type="float">
            <text:p>1.000</text:p>
          </table:table-cell>
          <table:table-cell table:style-name="ce20" table:formula="of:=[.R8]/[.$O8]" office:value-type="float" office:value="1.00020495086611" calcext:value-type="float">
            <text:p>1.00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8]/[.$U8]" office:value-type="float" office:value="1" calcext:value-type="float">
            <text:p>1.000</text:p>
          </table:table-cell>
          <table:table-cell table:style-name="ce20" table:formula="of:=[.V8]/[.$U8]" office:value-type="float" office:value="1.00005816564198" calcext:value-type="float">
            <text:p>1.000</text:p>
          </table:table-cell>
          <table:table-cell table:style-name="ce20" table:formula="of:=[.W8]/[.$U8]" office:value-type="float" office:value="1.00018817436343" calcext:value-type="float">
            <text:p>1.000</text:p>
          </table:table-cell>
          <table:table-cell table:style-name="ce20" table:formula="of:=[.X8]/[.$U8]" office:value-type="float" office:value="1.00418196903131" calcext:value-type="float">
            <text:p>1.004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8000)</text:p>
          </table:table-cell>
          <table:table-cell office:value-type="float" office:value="1" calcext:value-type="float">
            <text:p>1</text:p>
          </table:table-cell>
          <table:table-cell table:formula="of:=8000*4" office:value-type="float" office:value="32000" calcext:value-type="float">
            <text:p>32000</text:p>
          </table:table-cell>
          <table:table-cell table:style-name="ce3" office:value-type="float" office:value="335574432" calcext:value-type="float">
            <text:p>335574432</text:p>
          </table:table-cell>
          <table:table-cell table:style-name="ce3" office:value-type="float" office:value="336931432" calcext:value-type="float">
            <text:p>336931432</text:p>
          </table:table-cell>
          <table:table-cell table:style-name="ce20" table:formula="of:=[.E10]/[.D10]" office:value-type="float" office:value="1.00404381225325" calcext:value-type="float">
            <text:p>1.004</text:p>
          </table:table-cell>
          <table:table-cell table:number-columns-repeated="56"/>
          <table:table-cell table:style-name="Default"/>
          <table:table-cell table:number-columns-repeated="16"/>
        </table:table-row>
        <table:table-row table:style-name="ro2">
          <table:table-cell office:value-type="string" calcext:value-type="string">
            <text:p>Mälardalen bsort100 (10000)</text:p>
          </table:table-cell>
          <table:table-cell office:value-type="float" office:value="1" calcext:value-type="float">
            <text:p>1</text:p>
          </table:table-cell>
          <table:table-cell table:formula="of:=10000*4" office:value-type="float" office:value="40000" calcext:value-type="float">
            <text:p>40000</text:p>
          </table:table-cell>
          <table:table-cell table:style-name="ce3" office:value-type="float" office:value="525159098" calcext:value-type="float">
            <text:p>525159098</text:p>
          </table:table-cell>
          <table:table-cell table:style-name="ce3" office:value-type="float" office:value="526926188" calcext:value-type="float">
            <text:p>526926188</text:p>
          </table:table-cell>
          <table:table-cell table:style-name="ce20" table:formula="of:=[.E11]/[.D11]" office:value-type="float" office:value="1.00336486601247" calcext:value-type="float">
            <text:p>1.003</text:p>
          </table:table-cell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1555" calcext:value-type="float">
            <text:p>1555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office:value-type="string" calcext:value-type="string">
            <text:p>Median (cycles)</text:p>
          </table:table-cell>
          <table:table-cell table:style-name="ce3" table:formula="of:=[.$D$4]" office:value-type="float" office:value="54988" calcext:value-type="float">
            <text:p>54988</text:p>
          </table:table-cell>
          <table:table-cell table:style-name="ce3" office:value-type="float" office:value="54738" calcext:value-type="float">
            <text:p>54738</text:p>
          </table:table-cell>
          <table:table-cell table:style-name="ce3" office:value-type="float" office:value="55227" calcext:value-type="float">
            <text:p>55227</text:p>
          </table:table-cell>
          <table:table-cell table:style-name="ce3" office:value-type="float" office:value="55719.5" calcext:value-type="float">
            <text:p>55719.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7]" office:value-type="float" office:value="20983321" calcext:value-type="float">
            <text:p>20983321</text:p>
          </table:table-cell>
          <table:table-cell table:style-name="ce3" office:value-type="float" office:value="20982967" calcext:value-type="float">
            <text:p>20982967</text:p>
          </table:table-cell>
          <table:table-cell table:style-name="ce3" office:value-type="float" office:value="20983788" calcext:value-type="float">
            <text:p>20983788</text:p>
          </table:table-cell>
          <table:table-cell table:style-name="ce3" office:value-type="float" office:value="20985264" calcext:value-type="float">
            <text:p>20985264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11]" office:value-type="float" office:value="525159098" calcext:value-type="float">
            <text:p>525159098</text:p>
          </table:table-cell>
          <table:table-cell table:style-name="ce3" office:value-type="float" office:value="525184639" calcext:value-type="float">
            <text:p>525184639</text:p>
          </table:table-cell>
          <table:table-cell table:style-name="ce3" office:value-type="float" office:value="525274552" calcext:value-type="float">
            <text:p>525274552</text:p>
          </table:table-cell>
          <table:table-cell table:style-name="ce3" office:value-type="float" office:value="525324912" calcext:value-type="float">
            <text:p>525324912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I16]/[.I14]" office:value-type="float" office:value="1.06019495162581" calcext:value-type="float">
            <text:p>1.060</text:p>
          </table:table-cell>
          <table:table-cell table:style-name="ce23" table:formula="of:=[.J16]/[.J14]" office:value-type="float" office:value="1.05979392743615" calcext:value-type="float">
            <text:p>1.060</text:p>
          </table:table-cell>
          <table:table-cell table:style-name="ce23" table:formula="of:=[.K16]/[.K14]" office:value-type="float" office:value="1.05385047168957" calcext:value-type="float">
            <text:p>1.054</text:p>
          </table:table-cell>
          <table:table-cell table:style-name="ce23" table:formula="of:=[.L16]/[.L14]" office:value-type="float" office:value="1.050188892578" calcext:value-type="float">
            <text:p>1.05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16]/[.O14]" office:value-type="float" office:value="1.01335880054449" calcext:value-type="float">
            <text:p>1.013</text:p>
          </table:table-cell>
          <table:table-cell table:style-name="ce23" table:formula="of:=[.P16]/[.P14]" office:value-type="float" office:value="1.01333819950248" calcext:value-type="float">
            <text:p>1.013</text:p>
          </table:table-cell>
          <table:table-cell table:style-name="ce23" table:formula="of:=[.Q16]/[.Q14]" office:value-type="float" office:value="1.01330898882509" calcext:value-type="float">
            <text:p>1.013</text:p>
          </table:table-cell>
          <table:table-cell table:style-name="ce23" table:formula="of:=[.R16]/[.R14]" office:value-type="float" office:value="1.01330262035302" calcext:value-type="float">
            <text:p>1.013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16]/[.U14]" office:value-type="float" office:value="1.00336486601247" calcext:value-type="float">
            <text:p>1.003</text:p>
          </table:table-cell>
          <table:table-cell table:style-name="ce23" table:formula="of:=[.V16]/[.V14]" office:value-type="float" office:value="1.0033323270904" calcext:value-type="float">
            <text:p>1.003</text:p>
          </table:table-cell>
          <table:table-cell table:style-name="ce23" table:formula="of:=[.W16]/[.W14]" office:value-type="float" office:value="1.00332828992637" calcext:value-type="float">
            <text:p>1.003</text:p>
          </table:table-cell>
          <table:table-cell table:style-name="ce23" table:formula="of:=[.X16]/[.X14]" office:value-type="float" office:value="1.00320768720749" calcext:value-type="float">
            <text:p>1.00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office:value-type="string" calcext:value-type="string">
            <text:p>WCET</text:p>
          </table:table-cell>
          <table:table-cell table:style-name="ce3" table:formula="of:=[.$E$4]" office:value-type="float" office:value="58298" calcext:value-type="float">
            <text:p>58298</text:p>
          </table:table-cell>
          <table:table-cell table:style-name="ce3" office:value-type="float" office:value="58011" calcext:value-type="float">
            <text:p>58011</text:p>
          </table:table-cell>
          <table:table-cell table:style-name="ce3" office:value-type="float" office:value="58201" calcext:value-type="float">
            <text:p>58201</text:p>
          </table:table-cell>
          <table:table-cell table:style-name="ce3" office:value-type="float" office:value="58516" calcext:value-type="float">
            <text:p>58516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7]" office:value-type="float" office:value="21263633" calcext:value-type="float">
            <text:p>21263633</text:p>
          </table:table-cell>
          <table:table-cell table:style-name="ce3" office:value-type="float" office:value="21262842" calcext:value-type="float">
            <text:p>21262842</text:p>
          </table:table-cell>
          <table:table-cell table:style-name="ce3" office:value-type="float" office:value="21263061" calcext:value-type="float">
            <text:p>21263061</text:p>
          </table:table-cell>
          <table:table-cell table:style-name="ce3" office:value-type="float" office:value="21264423" calcext:value-type="float">
            <text:p>21264423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11]" office:value-type="float" office:value="526926188" calcext:value-type="float">
            <text:p>526926188</text:p>
          </table:table-cell>
          <table:table-cell table:style-name="ce3" office:value-type="float" office:value="526934726" calcext:value-type="float">
            <text:p>526934726</text:p>
          </table:table-cell>
          <table:table-cell table:style-name="ce3" office:value-type="float" office:value="527022818" calcext:value-type="float">
            <text:p>527022818</text:p>
          </table:table-cell>
          <table:table-cell table:style-name="ce3" office:value-type="float" office:value="527009990" calcext:value-type="float">
            <text:p>527009990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/>
          <table:table-cell office:value-type="string" calcext:value-type="string">
            <text:p>Slowdown factor</text:p>
          </table:table-cell>
          <table:table-cell table:style-name="ce20" table:formula="of:=[.I16]/[.$I16]" office:value-type="float" office:value="1" calcext:value-type="float">
            <text:p>1.000</text:p>
          </table:table-cell>
          <table:table-cell table:style-name="ce20" table:formula="of:=[.J16]/[.$I16]" office:value-type="float" office:value="0.995077018079522" calcext:value-type="float">
            <text:p>0.995</text:p>
          </table:table-cell>
          <table:table-cell table:style-name="ce20" table:formula="of:=[.K16]/[.$I16]" office:value-type="float" office:value="0.998336135030361" calcext:value-type="float">
            <text:p>0.998</text:p>
          </table:table-cell>
          <table:table-cell table:style-name="ce20" table:formula="of:=[.L16]/[.$I16]" office:value-type="float" office:value="1.00373940786991" calcext:value-type="float">
            <text:p>1.004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16]/[.$O16]" office:value-type="float" office:value="1" calcext:value-type="float">
            <text:p>1.000</text:p>
          </table:table-cell>
          <table:table-cell table:style-name="ce20" table:formula="of:=[.P16]/[.$O16]" office:value-type="float" office:value="0.999962800336142" calcext:value-type="float">
            <text:p>1.000</text:p>
          </table:table-cell>
          <table:table-cell table:style-name="ce20" table:formula="of:=[.Q16]/[.$O16]" office:value-type="float" office:value="0.999973099610965" calcext:value-type="float">
            <text:p>1.000</text:p>
          </table:table-cell>
          <table:table-cell table:style-name="ce20" table:formula="of:=[.R16]/[.$O16]" office:value-type="float" office:value="1.00003715263521" calcext:value-type="float">
            <text:p>1.00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16]/[.$U16]" office:value-type="float" office:value="1" calcext:value-type="float">
            <text:p>1.000</text:p>
          </table:table-cell>
          <table:table-cell table:style-name="ce20" table:formula="of:=[.V16]/[.$U16]" office:value-type="float" office:value="1.00001620340798" calcext:value-type="float">
            <text:p>1.000</text:p>
          </table:table-cell>
          <table:table-cell table:style-name="ce20" table:formula="of:=[.W16]/[.$U16]" office:value-type="float" office:value="1.00018338431872" calcext:value-type="float">
            <text:p>1.000</text:p>
          </table:table-cell>
          <table:table-cell table:style-name="ce20" table:formula="of:=[.X16]/[.$U16]" office:value-type="float" office:value="1.00015903935297" calcext:value-type="float">
            <text:p>1.000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3"/>
          <table:table-cell table:style-name="ce3" table:number-columns-repeated="2"/>
          <table:table-cell table:style-name="ce20"/>
          <table:table-cell table:number-columns-repeated="56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44" calcext:value-type="float">
            <text:p>144</text:p>
          </table:table-cell>
          <table:table-cell office:value-type="float" office:value="1444" calcext:value-type="float">
            <text:p>1444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table:formula="of:=[.$D$4]" office:value-type="float" office:value="54988" calcext:value-type="float">
            <text:p>54988</text:p>
          </table:table-cell>
          <table:table-cell table:style-name="ce3" office:value-type="float" office:value="55866.5" calcext:value-type="float">
            <text:p>55866.5</text:p>
          </table:table-cell>
          <table:table-cell table:style-name="ce3" office:value-type="float" office:value="56231" calcext:value-type="float">
            <text:p>56231</text:p>
          </table:table-cell>
          <table:table-cell table:style-name="ce3" office:value-type="float" office:value="56529.5" calcext:value-type="float">
            <text:p>56529.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7]" office:value-type="float" office:value="20983321" calcext:value-type="float">
            <text:p>20983321</text:p>
          </table:table-cell>
          <table:table-cell table:style-name="ce3" office:value-type="float" office:value="20984238.5" calcext:value-type="float">
            <text:p>20984238.5</text:p>
          </table:table-cell>
          <table:table-cell table:style-name="ce3" office:value-type="float" office:value="20986705" calcext:value-type="float">
            <text:p>20986705</text:p>
          </table:table-cell>
          <table:table-cell table:style-name="ce3" office:value-type="float" office:value="20998113" calcext:value-type="float">
            <text:p>20998113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11]" office:value-type="float" office:value="525159098" calcext:value-type="float">
            <text:p>525159098</text:p>
          </table:table-cell>
          <table:table-cell table:style-name="ce3" office:value-type="float" office:value="527123766" calcext:value-type="float">
            <text:p>527123766</text:p>
          </table:table-cell>
          <table:table-cell table:style-name="ce3" office:value-type="float" office:value="673336175" calcext:value-type="float">
            <text:p>673336175</text:p>
          </table:table-cell>
          <table:table-cell table:style-name="ce3" office:value-type="float" office:value="765144251" calcext:value-type="float">
            <text:p>765144251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23" table:formula="of:=[.I24]/[.I22]" office:value-type="float" office:value="1.06019495162581" calcext:value-type="float">
            <text:p>1.060</text:p>
          </table:table-cell>
          <table:table-cell table:style-name="ce23" table:formula="of:=[.J24]/[.J24]" office:value-type="float" office:value="1" calcext:value-type="float">
            <text:p>1.000</text:p>
          </table:table-cell>
          <table:table-cell table:style-name="ce23" table:formula="of:=[.K24]/[.K22]" office:value-type="float" office:value="1.05653465170458" calcext:value-type="float">
            <text:p>1.057</text:p>
          </table:table-cell>
          <table:table-cell table:style-name="ce23" table:formula="of:=[.L24]/[.L22]" office:value-type="float" office:value="1.06765494122538" calcext:value-type="float">
            <text:p>1.06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24]/[.O22]" office:value-type="float" office:value="1.01335880054449" calcext:value-type="float">
            <text:p>1.013</text:p>
          </table:table-cell>
          <table:table-cell table:style-name="ce23" table:formula="of:=[.P24]/[.P24]" office:value-type="float" office:value="1" calcext:value-type="float">
            <text:p>1.000</text:p>
          </table:table-cell>
          <table:table-cell table:style-name="ce23" table:formula="of:=[.Q24]/[.Q22]" office:value-type="float" office:value="1.01338718965173" calcext:value-type="float">
            <text:p>1.013</text:p>
          </table:table-cell>
          <table:table-cell table:style-name="ce23" table:formula="of:=[.R24]/[.R22]" office:value-type="float" office:value="1.01283462947361" calcext:value-type="float">
            <text:p>1.013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24]/[.U22]" office:value-type="float" office:value="1.00336486601247" calcext:value-type="float">
            <text:p>1.003</text:p>
          </table:table-cell>
          <table:table-cell table:style-name="ce23" table:formula="of:=[.V24]/[.V24]" office:value-type="float" office:value="1" calcext:value-type="float">
            <text:p>1.000</text:p>
          </table:table-cell>
          <table:table-cell table:style-name="ce23" table:formula="of:=[.W24]/[.W22]" office:value-type="float" office:value="1.00290381546781" calcext:value-type="float">
            <text:p>1.003</text:p>
          </table:table-cell>
          <table:table-cell table:style-name="ce23" table:formula="of:=[.X24]/[.X22]" office:value-type="float" office:value="1.00315179522926" calcext:value-type="float">
            <text:p>1.00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table:formula="of:=[.$E$4]" office:value-type="float" office:value="58298" calcext:value-type="float">
            <text:p>58298</text:p>
          </table:table-cell>
          <table:table-cell table:style-name="ce3" office:value-type="float" office:value="58941" calcext:value-type="float">
            <text:p>58941</text:p>
          </table:table-cell>
          <table:table-cell table:style-name="ce3" office:value-type="float" office:value="59410" calcext:value-type="float">
            <text:p>59410</text:p>
          </table:table-cell>
          <table:table-cell table:style-name="ce3" office:value-type="float" office:value="60354" calcext:value-type="float">
            <text:p>60354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7]" office:value-type="float" office:value="21263633" calcext:value-type="float">
            <text:p>21263633</text:p>
          </table:table-cell>
          <table:table-cell table:style-name="ce3" office:value-type="float" office:value="21265608" calcext:value-type="float">
            <text:p>21265608</text:p>
          </table:table-cell>
          <table:table-cell table:style-name="ce3" office:value-type="float" office:value="21267658" calcext:value-type="float">
            <text:p>21267658</text:p>
          </table:table-cell>
          <table:table-cell table:style-name="ce3" office:value-type="float" office:value="21267616" calcext:value-type="float">
            <text:p>21267616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11]" office:value-type="float" office:value="526926188" calcext:value-type="float">
            <text:p>526926188</text:p>
          </table:table-cell>
          <table:table-cell table:style-name="ce3" office:value-type="float" office:value="528908011" calcext:value-type="float">
            <text:p>528908011</text:p>
          </table:table-cell>
          <table:table-cell table:style-name="ce3" office:value-type="float" office:value="675291419" calcext:value-type="float">
            <text:p>675291419</text:p>
          </table:table-cell>
          <table:table-cell table:style-name="ce3" office:value-type="float" office:value="767555829" calcext:value-type="float">
            <text:p>767555829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20" table:formula="of:=[.I24]/[.$I24]" office:value-type="float" office:value="1" calcext:value-type="float">
            <text:p>1.000</text:p>
          </table:table-cell>
          <table:table-cell table:style-name="ce20" table:formula="of:=[.J24]/[.$I24]" office:value-type="float" office:value="1.01102953789152" calcext:value-type="float">
            <text:p>1.011</text:p>
          </table:table-cell>
          <table:table-cell table:style-name="ce20" table:formula="of:=[.K24]/[.$I24]" office:value-type="float" office:value="1.01907441078596" calcext:value-type="float">
            <text:p>1.019</text:p>
          </table:table-cell>
          <table:table-cell table:style-name="ce20" table:formula="of:=[.L24]/[.$I24]" office:value-type="float" office:value="1.0352670760575" calcext:value-type="float">
            <text:p>1.035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24]/[.$O24]" office:value-type="float" office:value="1" calcext:value-type="float">
            <text:p>1.000</text:p>
          </table:table-cell>
          <table:table-cell table:style-name="ce20" table:formula="of:=[.P24]/[.$O24]" office:value-type="float" office:value="1.00009288158801" calcext:value-type="float">
            <text:p>1.000</text:p>
          </table:table-cell>
          <table:table-cell table:style-name="ce20" table:formula="of:=[.Q24]/[.$O24]" office:value-type="float" office:value="1.00018929032494" calcext:value-type="float">
            <text:p>1.000</text:p>
          </table:table-cell>
          <table:table-cell table:style-name="ce20" table:formula="of:=[.R24]/[.$O24]" office:value-type="float" office:value="1.00018731512155" calcext:value-type="float">
            <text:p>1.00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24]/[.$U24]" office:value-type="float" office:value="1" calcext:value-type="float">
            <text:p>1.000</text:p>
          </table:table-cell>
          <table:table-cell table:style-name="ce20" table:formula="of:=[.V24]/[.$U24]" office:value-type="float" office:value="1.00376110173518" calcext:value-type="float">
            <text:p>1.004</text:p>
          </table:table-cell>
          <table:table-cell table:style-name="ce20" table:formula="of:=[.W24]/[.$U24]" office:value-type="float" office:value="1.28156738909321" calcext:value-type="float">
            <text:p>1.282</text:p>
          </table:table-cell>
          <table:table-cell table:style-name="ce20" table:formula="of:=[.X24]/[.$U24]" office:value-type="float" office:value="1.456666695412" calcext:value-type="float">
            <text:p>1.457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62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Benchmark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666" calcext:value-type="float">
            <text:p>1666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table:formula="of:=[.$D$4]" office:value-type="float" office:value="54988" calcext:value-type="float">
            <text:p>54988</text:p>
          </table:table-cell>
          <table:table-cell table:style-name="ce3" office:value-type="float" office:value="55425" calcext:value-type="float">
            <text:p>55425</text:p>
          </table:table-cell>
          <table:table-cell table:style-name="ce3" office:value-type="float" office:value="56748.5" calcext:value-type="float">
            <text:p>56748.5</text:p>
          </table:table-cell>
          <table:table-cell table:style-name="ce3" office:value-type="float" office:value="57625" calcext:value-type="float">
            <text:p>57625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7]" office:value-type="float" office:value="20983321" calcext:value-type="float">
            <text:p>20983321</text:p>
          </table:table-cell>
          <table:table-cell table:style-name="ce3" office:value-type="float" office:value="20984902.5" calcext:value-type="float">
            <text:p>20984902.5</text:p>
          </table:table-cell>
          <table:table-cell table:style-name="ce3" office:value-type="float" office:value="20995476" calcext:value-type="float">
            <text:p>20995476</text:p>
          </table:table-cell>
          <table:table-cell table:style-name="ce3" office:value-type="float" office:value="20998363" calcext:value-type="float">
            <text:p>20998363</text:p>
          </table:table-cell>
          <table:table-cell/>
          <table:table-cell office:value-type="string" calcext:value-type="string">
            <text:p>Median (cycles)</text:p>
          </table:table-cell>
          <table:table-cell table:style-name="ce3" table:formula="of:=[.$D$11]" office:value-type="float" office:value="525159098" calcext:value-type="float">
            <text:p>525159098</text:p>
          </table:table-cell>
          <table:table-cell table:style-name="ce3" office:value-type="float" office:value="525597876" calcext:value-type="float">
            <text:p>525597876</text:p>
          </table:table-cell>
          <table:table-cell table:style-name="ce3" office:value-type="float" office:value="659681766" calcext:value-type="float">
            <text:p>659681766</text:p>
          </table:table-cell>
          <table:table-cell table:style-name="ce3" office:value-type="float" office:value="800259127" calcext:value-type="float">
            <text:p>800259127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23" table:formula="of:=[.I32]/[.I30]" office:value-type="float" office:value="1.06019495162581" calcext:value-type="float">
            <text:p>1.060</text:p>
          </table:table-cell>
          <table:table-cell table:style-name="ce23" table:formula="of:=[.J32]/[.J30]" office:value-type="float" office:value="1.06818222823636" calcext:value-type="float">
            <text:p>1.068</text:p>
          </table:table-cell>
          <table:table-cell table:style-name="ce23" table:formula="of:=[.K32]/[.K30]" office:value-type="float" office:value="1.07016044476947" calcext:value-type="float">
            <text:p>1.070</text:p>
          </table:table-cell>
          <table:table-cell table:style-name="ce23" table:formula="of:=[.L32]/[.L30]" office:value-type="float" office:value="1.0984989154013" calcext:value-type="float">
            <text:p>1.09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O32]/[.O30]" office:value-type="float" office:value="1.01335880054449" calcext:value-type="float">
            <text:p>1.013</text:p>
          </table:table-cell>
          <table:table-cell table:style-name="ce23" table:formula="of:=[.P32]/[.P30]" office:value-type="float" office:value="1.01335057429979" calcext:value-type="float">
            <text:p>1.013</text:p>
          </table:table-cell>
          <table:table-cell table:style-name="ce23" table:formula="of:=[.Q32]/[.Q30]" office:value-type="float" office:value="1.01323447013061" calcext:value-type="float">
            <text:p>1.013</text:p>
          </table:table-cell>
          <table:table-cell table:style-name="ce23" table:formula="of:=[.R32]/[.R30]" office:value-type="float" office:value="1.0129165783066" calcext:value-type="float">
            <text:p>1.013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23" table:formula="of:=[.U32]/[.U30]" office:value-type="float" office:value="1.00336486601247" calcext:value-type="float">
            <text:p>1.003</text:p>
          </table:table-cell>
          <table:table-cell table:style-name="ce23" table:formula="of:=[.V32]/[.V30]" office:value-type="float" office:value="1.00329191969566" calcext:value-type="float">
            <text:p>1.003</text:p>
          </table:table-cell>
          <table:table-cell table:style-name="ce23" table:formula="of:=[.W32]/[.W30]" office:value-type="float" office:value="1.00390855429525" calcext:value-type="float">
            <text:p>1.004</text:p>
          </table:table-cell>
          <table:table-cell table:style-name="ce23" table:formula="of:=[.X32]/[.X30]" office:value-type="float" office:value="1.00279662040018" calcext:value-type="float">
            <text:p>1.00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table:formula="of:=[.$E$4]" office:value-type="float" office:value="58298" calcext:value-type="float">
            <text:p>58298</text:p>
          </table:table-cell>
          <table:table-cell table:style-name="ce3" office:value-type="float" office:value="59204" calcext:value-type="float">
            <text:p>59204</text:p>
          </table:table-cell>
          <table:table-cell table:style-name="ce3" office:value-type="float" office:value="60730" calcext:value-type="float">
            <text:p>60730</text:p>
          </table:table-cell>
          <table:table-cell table:style-name="ce3" office:value-type="float" office:value="63301" calcext:value-type="float">
            <text:p>63301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7]" office:value-type="float" office:value="21263633" calcext:value-type="float">
            <text:p>21263633</text:p>
          </table:table-cell>
          <table:table-cell table:style-name="ce3" office:value-type="float" office:value="21265063" calcext:value-type="float">
            <text:p>21265063</text:p>
          </table:table-cell>
          <table:table-cell table:style-name="ce3" office:value-type="float" office:value="21273340" calcext:value-type="float">
            <text:p>21273340</text:p>
          </table:table-cell>
          <table:table-cell table:style-name="ce3" office:value-type="float" office:value="21269590" calcext:value-type="float">
            <text:p>21269590</text:p>
          </table:table-cell>
          <table:table-cell/>
          <table:table-cell office:value-type="string" calcext:value-type="string">
            <text:p>WCET</text:p>
          </table:table-cell>
          <table:table-cell table:style-name="ce3" table:formula="of:=[.$E$11]" office:value-type="float" office:value="526926188" calcext:value-type="float">
            <text:p>526926188</text:p>
          </table:table-cell>
          <table:table-cell table:style-name="ce3" office:value-type="float" office:value="527328102" calcext:value-type="float">
            <text:p>527328102</text:p>
          </table:table-cell>
          <table:table-cell table:style-name="ce3" office:value-type="float" office:value="662260168" calcext:value-type="float">
            <text:p>662260168</text:p>
          </table:table-cell>
          <table:table-cell table:style-name="ce3" office:value-type="float" office:value="802497148" calcext:value-type="float">
            <text:p>802497148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20" table:formula="of:=[.I32]/[.$I32]" office:value-type="float" office:value="1" calcext:value-type="float">
            <text:p>1.000</text:p>
          </table:table-cell>
          <table:table-cell table:style-name="ce20" table:formula="of:=[.J32]/[.$I32]" office:value-type="float" office:value="1.01554084188137" calcext:value-type="float">
            <text:p>1.016</text:p>
          </table:table-cell>
          <table:table-cell table:style-name="ce20" table:formula="of:=[.K32]/[.$I32]" office:value-type="float" office:value="1.04171669697074" calcext:value-type="float">
            <text:p>1.042</text:p>
          </table:table-cell>
          <table:table-cell table:style-name="ce20" table:formula="of:=[.L32]/[.$I32]" office:value-type="float" office:value="1.08581769528972" calcext:value-type="float">
            <text:p>1.086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O32]/[.$O32]" office:value-type="float" office:value="1" calcext:value-type="float">
            <text:p>1.000</text:p>
          </table:table-cell>
          <table:table-cell table:style-name="ce20" table:formula="of:=[.P32]/[.$O32]" office:value-type="float" office:value="1.00006725097259" calcext:value-type="float">
            <text:p>1.000</text:p>
          </table:table-cell>
          <table:table-cell table:style-name="ce20" table:formula="of:=[.Q32]/[.$O32]" office:value-type="float" office:value="1.00045650712651" calcext:value-type="float">
            <text:p>1.000</text:p>
          </table:table-cell>
          <table:table-cell table:style-name="ce20" table:formula="of:=[.R32]/[.$O32]" office:value-type="float" office:value="1.00028014968091" calcext:value-type="float">
            <text:p>1.000</text:p>
          </table:table-cell>
          <table:table-cell/>
          <table:table-cell office:value-type="string" calcext:value-type="string">
            <text:p>Slowdown factor</text:p>
          </table:table-cell>
          <table:table-cell table:style-name="ce20" table:formula="of:=[.U32]/[.$U32]" office:value-type="float" office:value="1" calcext:value-type="float">
            <text:p>1.000</text:p>
          </table:table-cell>
          <table:table-cell table:style-name="ce20" table:formula="of:=[.V32]/[.$U32]" office:value-type="float" office:value="1.00076275199288" calcext:value-type="float">
            <text:p>1.001</text:p>
          </table:table-cell>
          <table:table-cell table:style-name="ce20" table:formula="of:=[.W32]/[.$U32]" office:value-type="float" office:value="1.25683669379515" calcext:value-type="float">
            <text:p>1.257</text:p>
          </table:table-cell>
          <table:table-cell table:style-name="ce20" table:formula="of:=[.X32]/[.$U32]" office:value-type="float" office:value="1.52297829615559" calcext:value-type="float">
            <text:p>1.523</text:p>
          </table:table-cell>
          <table:table-cell table:number-columns-repeated="38"/>
          <table:table-cell table:style-name="Default"/>
          <table:table-cell table:number-columns-repeated="16"/>
        </table:table-row>
        <table:table-row table:style-name="ro2" table:number-rows-repeated="2">
          <table:table-cell table:number-columns-repeated="79"/>
        </table:table-row>
        <table:table-row table:style-name="ro2">
          <table:table-cell table:number-columns-repeated="14"/>
          <table:table-cell table:style-name="ce3" table:number-columns-repeated="2"/>
          <table:table-cell table:number-columns-repeated="63"/>
        </table:table-row>
        <table:table-row table:style-name="ro2" table:number-rows-repeated="1048539">
          <table:table-cell table:number-columns-repeated="79"/>
        </table:table-row>
        <table:table-row table:style-name="ro2">
          <table:table-cell table:number-columns-repeated="79"/>
        </table:table-row>
      </table:table>
      <table:table table:name="Mälardalen edn" table:style-name="ta1"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" table:number-columns-repeated="4" table:default-cell-style-name="ce3"/>
        <table:table-row table:style-name="ro1">
          <table:table-cell table:style-name="ce6" office:value-type="string" calcext:value-type="string">
            <text:p>Benchmark on single core</text:p>
          </table:table-cell>
          <table:table-cell table:number-columns-repeated="6"/>
          <table:table-cell table:style-name="ce6" office:value-type="string" calcext:value-type="string">
            <text:p>Mälardalen edn</text:p>
          </table:table-cell>
          <table:table-cell table:style-name="ce7" table:number-columns-repeated="4"/>
        </table:table-row>
        <table:table-row table:style-name="ro2">
          <table:table-cell table:style-name="ce8"/>
          <table:table-cell table:style-name="ce8" office:value-type="string" calcext:value-type="string">
            <text:p>Bench number</text:p>
          </table:table-cell>
          <table:table-cell table:style-name="ce8" office:value-type="string" calcext:value-type="string">
            <text:p>Memory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WCET</text:p>
          </table:table-cell>
          <table:table-cell table:style-name="ce8" office:value-type="string" calcext:value-type="string">
            <text:p>times x = WCET</text:p>
          </table:table-cell>
          <table:table-cell/>
          <table:table-cell table:style-name="ce7" table:number-columns-repeated="5"/>
        </table:table-row>
        <table:table-row table:style-name="ro2">
          <table:table-cell office:value-type="string" calcext:value-type="string">
            <text:p>Mälardalen edn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37073.5" calcext:value-type="float">
            <text:p>37073.5</text:p>
          </table:table-cell>
          <table:table-cell table:style-name="ce3" office:value-type="float" office:value="37240" calcext:value-type="float">
            <text:p>37240</text:p>
          </table:table-cell>
          <table:table-cell table:style-name="ce20" table:formula="of:=[.E3]/[.D3]" office:value-type="float" office:value="1.00449107853318" calcext:value-type="float">
            <text:p>1.004</text:p>
          </table:table-cell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2333" calcext:value-type="float">
            <text:p>23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37064.5" calcext:value-type="float">
            <text:p>37064.5</text:p>
          </table:table-cell>
          <table:table-cell office:value-type="float" office:value="37488" calcext:value-type="float">
            <text:p>37488</text:p>
          </table:table-cell>
          <table:table-cell office:value-type="float" office:value="38184" calcext:value-type="float">
            <text:p>38184</text:p>
          </table:table-cell>
          <table:table-cell office:value-type="float" office:value="39456" calcext:value-type="float">
            <text:p>39456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8]/[.I6]" office:value-type="float" office:value="1.00638076866004" calcext:value-type="float">
            <text:p>1.01</text:p>
          </table:table-cell>
          <table:table-cell table:style-name="ce4" table:formula="of:=[.J8]/[.J6]" office:value-type="float" office:value="1.02256722151088" calcext:value-type="float">
            <text:p>1.02</text:p>
          </table:table-cell>
          <table:table-cell table:style-name="ce4" table:formula="of:=[.K8]/[.K6]" office:value-type="float" office:value="1.04758537607375" calcext:value-type="float">
            <text:p>1.05</text:p>
          </table:table-cell>
          <table:table-cell table:style-name="ce4" table:formula="of:=[.L8]/[.L6]" office:value-type="float" office:value="1.08946674776967" calcext:value-type="float">
            <text:p>1.0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37301" calcext:value-type="float">
            <text:p>37301</text:p>
          </table:table-cell>
          <table:table-cell office:value-type="float" office:value="38334" calcext:value-type="float">
            <text:p>38334</text:p>
          </table:table-cell>
          <table:table-cell office:value-type="float" office:value="40001" calcext:value-type="float">
            <text:p>40001</text:p>
          </table:table-cell>
          <table:table-cell office:value-type="float" office:value="42986" calcext:value-type="float">
            <text:p>4298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8]/[.$I8]" office:value-type="float" office:value="1" calcext:value-type="float">
            <text:p>1.00</text:p>
          </table:table-cell>
          <table:table-cell table:style-name="ce5" table:formula="of:=[.J8]/[.$I8]" office:value-type="float" office:value="1.02769362751669" calcext:value-type="float">
            <text:p>1.03</text:p>
          </table:table-cell>
          <table:table-cell table:style-name="ce5" table:formula="of:=[.K8]/[.$I8]" office:value-type="float" office:value="1.07238411838825" calcext:value-type="float">
            <text:p>1.07</text:p>
          </table:table-cell>
          <table:table-cell table:style-name="ce5" table:formula="of:=[.L8]/[.$I8]" office:value-type="float" office:value="1.15240878260636" calcext:value-type="float">
            <text:p>1.15</text:p>
          </table:table-cell>
        </table:table-row>
        <table:table-row table:style-name="ro2">
          <table:table-cell table:number-columns-repeated="8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2555" calcext:value-type="float">
            <text:p>2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37064.5" calcext:value-type="float">
            <text:p>37064.5</text:p>
          </table:table-cell>
          <table:table-cell office:value-type="float" office:value="37739" calcext:value-type="float">
            <text:p>37739</text:p>
          </table:table-cell>
          <table:table-cell office:value-type="float" office:value="37518" calcext:value-type="float">
            <text:p>37518</text:p>
          </table:table-cell>
          <table:table-cell office:value-type="float" office:value="38019" calcext:value-type="float">
            <text:p>38019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16]/[.I14]" office:value-type="float" office:value="1.00638076866004" calcext:value-type="float">
            <text:p>1.01</text:p>
          </table:table-cell>
          <table:table-cell table:style-name="ce4" table:formula="of:=[.J16]/[.J14]" office:value-type="float" office:value="1.00718090039482" calcext:value-type="float">
            <text:p>1.01</text:p>
          </table:table-cell>
          <table:table-cell table:style-name="ce4" table:formula="of:=[.K16]/[.K14]" office:value-type="float" office:value="1.02915933685164" calcext:value-type="float">
            <text:p>1.03</text:p>
          </table:table-cell>
          <table:table-cell table:style-name="ce4" table:formula="of:=[.L16]/[.L14]" office:value-type="float" office:value="1.02404061127331" calcext:value-type="float">
            <text:p>1.0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37301" calcext:value-type="float">
            <text:p>37301</text:p>
          </table:table-cell>
          <table:table-cell office:value-type="float" office:value="38010" calcext:value-type="float">
            <text:p>38010</text:p>
          </table:table-cell>
          <table:table-cell office:value-type="float" office:value="38612" calcext:value-type="float">
            <text:p>38612</text:p>
          </table:table-cell>
          <table:table-cell office:value-type="float" office:value="38933" calcext:value-type="float">
            <text:p>389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16]/[.$I16]" office:value-type="float" office:value="1" calcext:value-type="float">
            <text:p>1.00</text:p>
          </table:table-cell>
          <table:table-cell table:style-name="ce5" table:formula="of:=[.J16]/[.$I16]" office:value-type="float" office:value="1.0190075333101" calcext:value-type="float">
            <text:p>1.02</text:p>
          </table:table-cell>
          <table:table-cell table:style-name="ce5" table:formula="of:=[.K16]/[.$I16]" office:value-type="float" office:value="1.0351465108174" calcext:value-type="float">
            <text:p>1.04</text:p>
          </table:table-cell>
          <table:table-cell table:style-name="ce5" table:formula="of:=[.L16]/[.$I16]" office:value-type="float" office:value="1.04375217822578" calcext:value-type="float">
            <text:p>1.04</text:p>
          </table:table-cell>
        </table:table-row>
        <table:table-row table:style-name="ro2">
          <table:table-cell table:number-columns-repeated="8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44" calcext:value-type="float">
            <text:p>244</text:p>
          </table:table-cell>
          <table:table-cell table:style-name="Default" office:value-type="float" office:value="2444" calcext:value-type="float">
            <text:p>24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37064.5" calcext:value-type="float">
            <text:p>37064.5</text:p>
          </table:table-cell>
          <table:table-cell office:value-type="float" office:value="38553" calcext:value-type="float">
            <text:p>38553</text:p>
          </table:table-cell>
          <table:table-cell office:value-type="float" office:value="39480" calcext:value-type="float">
            <text:p>39480</text:p>
          </table:table-cell>
          <table:table-cell office:value-type="float" office:value="40822.5" calcext:value-type="float">
            <text:p>40822.5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24]/[.I22]" office:value-type="float" office:value="1.00638076866004" calcext:value-type="float">
            <text:p>1.01</text:p>
          </table:table-cell>
          <table:table-cell table:style-name="ce4" table:formula="of:=[.J24]/[.J22]" office:value-type="float" office:value="1.00770368064742" calcext:value-type="float">
            <text:p>1.01</text:p>
          </table:table-cell>
          <table:table-cell table:style-name="ce4" table:formula="of:=[.K24]/[.K22]" office:value-type="float" office:value="1.07051671732523" calcext:value-type="float">
            <text:p>1.07</text:p>
          </table:table-cell>
          <table:table-cell table:style-name="ce4" table:formula="of:=[.L24]/[.L22]" office:value-type="float" office:value="1.43168595749893" calcext:value-type="float">
            <text:p>1.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37301" calcext:value-type="float">
            <text:p>37301</text:p>
          </table:table-cell>
          <table:table-cell office:value-type="float" office:value="38850" calcext:value-type="float">
            <text:p>38850</text:p>
          </table:table-cell>
          <table:table-cell office:value-type="float" office:value="42264" calcext:value-type="float">
            <text:p>42264</text:p>
          </table:table-cell>
          <table:table-cell office:value-type="float" office:value="58445" calcext:value-type="float">
            <text:p>5844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24]/[.$I24]" office:value-type="float" office:value="1" calcext:value-type="float">
            <text:p>1.00</text:p>
          </table:table-cell>
          <table:table-cell table:style-name="ce5" table:formula="of:=[.J24]/[.$I24]" office:value-type="float" office:value="1.04152703680866" calcext:value-type="float">
            <text:p>1.04</text:p>
          </table:table-cell>
          <table:table-cell table:style-name="ce5" table:formula="of:=[.K24]/[.$I24]" office:value-type="float" office:value="1.13305273317069" calcext:value-type="float">
            <text:p>1.13</text:p>
          </table:table-cell>
          <table:table-cell table:style-name="ce5" table:formula="of:=[.L24]/[.$I24]" office:value-type="float" office:value="1.56684807377818" calcext:value-type="float">
            <text:p>1.57</text:p>
          </table:table-cell>
        </table:table-row>
        <table:table-row table:style-name="ro2">
          <table:table-cell table:number-columns-repeated="8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66" calcext:value-type="float">
            <text:p>266</text:p>
          </table:table-cell>
          <table:table-cell table:style-name="Default" office:value-type="float" office:value="2666" calcext:value-type="float">
            <text:p>26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37064.5" calcext:value-type="float">
            <text:p>37064.5</text:p>
          </table:table-cell>
          <table:table-cell office:value-type="float" office:value="39348" calcext:value-type="float">
            <text:p>39348</text:p>
          </table:table-cell>
          <table:table-cell office:value-type="float" office:value="40147" calcext:value-type="float">
            <text:p>40147</text:p>
          </table:table-cell>
          <table:table-cell office:value-type="float" office:value="41300.5" calcext:value-type="float">
            <text:p>41300.5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32]/[.I30]" office:value-type="float" office:value="1.00638076866004" calcext:value-type="float">
            <text:p>1.01</text:p>
          </table:table-cell>
          <table:table-cell table:style-name="ce4" table:formula="of:=[.J32]/[.J30]" office:value-type="float" office:value="1.02800650604859" calcext:value-type="float">
            <text:p>1.03</text:p>
          </table:table-cell>
          <table:table-cell table:style-name="ce4" table:formula="of:=[.K32]/[.K30]" office:value-type="float" office:value="1.16651306448801" calcext:value-type="float">
            <text:p>1.17</text:p>
          </table:table-cell>
          <table:table-cell table:style-name="ce4" table:formula="of:=[.L32]/[.L30]" office:value-type="float" office:value="1.19260057384293" calcext:value-type="float">
            <text:p>1.1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37301" calcext:value-type="float">
            <text:p>37301</text:p>
          </table:table-cell>
          <table:table-cell office:value-type="float" office:value="40450" calcext:value-type="float">
            <text:p>40450</text:p>
          </table:table-cell>
          <table:table-cell office:value-type="float" office:value="46832" calcext:value-type="float">
            <text:p>46832</text:p>
          </table:table-cell>
          <table:table-cell office:value-type="float" office:value="49255" calcext:value-type="float">
            <text:p>492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32]/[.$I32]" office:value-type="float" office:value="1" calcext:value-type="float">
            <text:p>1.00</text:p>
          </table:table-cell>
          <table:table-cell table:style-name="ce5" table:formula="of:=[.J32]/[.$I32]" office:value-type="float" office:value="1.08442132918689" calcext:value-type="float">
            <text:p>1.08</text:p>
          </table:table-cell>
          <table:table-cell table:style-name="ce5" table:formula="of:=[.K32]/[.$I32]" office:value-type="float" office:value="1.25551593791051" calcext:value-type="float">
            <text:p>1.26</text:p>
          </table:table-cell>
          <table:table-cell table:style-name="ce5" table:formula="of:=[.L32]/[.$I32]" office:value-type="float" office:value="1.32047398193078" calcext:value-type="float">
            <text:p>1.32</text:p>
          </table:table-cell>
        </table:table-row>
      </table:table>
      <table:table table:name="Linear array access" table:style-name="ta1">
        <table:table-column table:style-name="co4" table:number-columns-repeated="7" table:default-cell-style-name="Default"/>
        <table:table-column table:style-name="co22" table:default-cell-style-name="Default"/>
        <table:table-column table:style-name="co4" table:number-columns-repeated="2" table:default-cell-style-name="ce3"/>
        <table:table-column table:style-name="co36" table:default-cell-style-name="Default"/>
        <table:table-column table:style-name="co37" table:default-cell-style-name="Default"/>
        <table:table-column table:style-name="co4" table:number-columns-repeated="4" table:default-cell-style-name="ce3"/>
        <table:table-row table:style-name="ro1">
          <table:table-cell table:number-columns-repeated="7"/>
          <table:table-cell table:style-name="ce6" office:value-type="string" calcext:value-type="string">
            <text:p>Linear array read</text:p>
          </table:table-cell>
          <table:table-cell table:style-name="ce7" table:number-columns-repeated="2"/>
          <table:table-cell/>
          <table:table-cell table:style-name="ce6" office:value-type="string" calcext:value-type="string">
            <text:p>Linear array read</text:p>
          </table:table-cell>
          <table:table-cell table:style-name="ce7" table:number-columns-repeated="4"/>
        </table:table-row>
        <table:table-row table:style-name="ro2">
          <table:table-cell table:number-columns-repeated="7"/>
          <table:table-cell table:style-name="ce7" table:number-columns-repeated="3"/>
          <table:table-cell/>
          <table:table-cell table:style-name="ce7" table:number-columns-repeated="5"/>
        </table:table-row>
        <table:table-row table:style-name="ro2">
          <table:table-cell table:number-columns-repeated="7"/>
          <table:table-cell table:style-name="ce8" office:value-type="string" calcext:value-type="string">
            <text:p>read/writeattack linear array read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128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33" calcext:value-type="float">
            <text:p>333</text:p>
          </table:table-cell>
          <table:table-cell table:style-name="Default" office:value-type="float" office:value="3333" calcext:value-type="float">
            <text:p>33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120456.5" calcext:value-type="float">
            <text:p>120456.5</text:p>
          </table:table-cell>
          <table:table-cell office:value-type="float" office:value="179462" calcext:value-type="float">
            <text:p>179462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7636753" calcext:value-type="float">
            <text:p>7636753</text:p>
          </table:table-cell>
          <table:table-cell office:value-type="float" office:value="8796133" calcext:value-type="float">
            <text:p>8796133</text:p>
          </table:table-cell>
          <table:table-cell office:value-type="float" office:value="11877134" calcext:value-type="float">
            <text:p>11877134</text:p>
          </table:table-cell>
          <table:table-cell office:value-type="float" office:value="16764860.5" calcext:value-type="float">
            <text:p>16764860.5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8]/[.I6]" office:value-type="float" office:value="1.00234524496395" calcext:value-type="float">
            <text:p>1.00</text:p>
          </table:table-cell>
          <table:table-cell table:style-name="ce4" table:formula="of:=[.J8]/[.J6]" office:value-type="float" office:value="1.67368579420713" calcext:value-type="float">
            <text:p>1.6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M8]/[.M6]" office:value-type="float" office:value="1.00026398653983" calcext:value-type="float">
            <text:p>1.00</text:p>
          </table:table-cell>
          <table:table-cell table:style-name="ce4" table:formula="of:=[.N8]/[.N6]" office:value-type="float" office:value="1.0041536434249" calcext:value-type="float">
            <text:p>1.00</text:p>
          </table:table-cell>
          <table:table-cell table:style-name="ce4" table:formula="of:=[.O8]/[.O6]" office:value-type="float" office:value="1.25957844712369" calcext:value-type="float">
            <text:p>1.26</text:p>
          </table:table-cell>
          <table:table-cell table:style-name="ce4" table:formula="of:=[.P8]/[.P6]" office:value-type="float" office:value="1.50305712355913" calcext:value-type="float">
            <text:p>1.5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120739" calcext:value-type="float">
            <text:p>120739</text:p>
          </table:table-cell>
          <table:table-cell office:value-type="float" office:value="300363" calcext:value-type="float">
            <text:p>300363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7638769" calcext:value-type="float">
            <text:p>7638769</text:p>
          </table:table-cell>
          <table:table-cell office:value-type="float" office:value="8832669" calcext:value-type="float">
            <text:p>8832669</text:p>
          </table:table-cell>
          <table:table-cell office:value-type="float" office:value="14960182" calcext:value-type="float">
            <text:p>14960182</text:p>
          </table:table-cell>
          <table:table-cell office:value-type="float" office:value="25198543" calcext:value-type="float">
            <text:p>2519854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8]/[.$AD8]" office:value-type="string" office:string-value="" calcext:value-type="error">
            <text:p>#DIV/0!</text:p>
          </table:table-cell>
          <table:table-cell table:style-name="ce5" table:formula="of:=[.J8]/[.$AD8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M8]/[.$M8]" office:value-type="float" office:value="1" calcext:value-type="float">
            <text:p>1.00</text:p>
          </table:table-cell>
          <table:table-cell table:style-name="ce5" table:formula="of:=[.N8]/[.$M8]" office:value-type="float" office:value="1.15629481661247" calcext:value-type="float">
            <text:p>1.16</text:p>
          </table:table-cell>
          <table:table-cell table:style-name="ce5" table:formula="of:=[.O8]/[.$M8]" office:value-type="float" office:value="1.9584545625087" calcext:value-type="float">
            <text:p>1.96</text:p>
          </table:table-cell>
          <table:table-cell table:style-name="ce5" table:formula="of:=[.P8]/[.$M8]" office:value-type="float" office:value="3.29877012906137" calcext:value-type="float">
            <text:p>3.30</text:p>
          </table:table-cell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51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555" calcext:value-type="float">
            <text:p>3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3555" calcext:value-type="float">
            <text:p>3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420841" calcext:value-type="float">
            <text:p>420841</text:p>
          </table:table-cell>
          <table:table-cell office:value-type="float" office:value="1093491" calcext:value-type="float">
            <text:p>1093491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7636753" calcext:value-type="float">
            <text:p>7636753</text:p>
          </table:table-cell>
          <table:table-cell office:value-type="float" office:value="8219269" calcext:value-type="float">
            <text:p>8219269</text:p>
          </table:table-cell>
          <table:table-cell office:value-type="float" office:value="8601556" calcext:value-type="float">
            <text:p>8601556</text:p>
          </table:table-cell>
          <table:table-cell office:value-type="float" office:value="11246197" calcext:value-type="float">
            <text:p>11246197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16]/[.I14]" office:value-type="float" office:value="1.0005275151423" calcext:value-type="float">
            <text:p>1.00</text:p>
          </table:table-cell>
          <table:table-cell table:style-name="ce4" table:formula="of:=[.J16]/[.J14]" office:value-type="float" office:value="1.47225628743172" calcext:value-type="float">
            <text:p>1.47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M16]/[.M14]" office:value-type="float" office:value="1.00026398653983" calcext:value-type="float">
            <text:p>1.00</text:p>
          </table:table-cell>
          <table:table-cell table:style-name="ce4" table:formula="of:=[.N16]/[.N14]" office:value-type="float" office:value="1.02938691993169" calcext:value-type="float">
            <text:p>1.03</text:p>
          </table:table-cell>
          <table:table-cell table:style-name="ce4" table:formula="of:=[.O16]/[.O14]" office:value-type="float" office:value="1.14857311863109" calcext:value-type="float">
            <text:p>1.15</text:p>
          </table:table-cell>
          <table:table-cell table:style-name="ce4" table:formula="of:=[.P16]/[.P14]" office:value-type="float" office:value="1.06268447902878" calcext:value-type="float">
            <text:p>1.0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421063" calcext:value-type="float">
            <text:p>421063</text:p>
          </table:table-cell>
          <table:table-cell office:value-type="float" office:value="1609899" calcext:value-type="float">
            <text:p>1609899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7638769" calcext:value-type="float">
            <text:p>7638769</text:p>
          </table:table-cell>
          <table:table-cell office:value-type="float" office:value="8460808" calcext:value-type="float">
            <text:p>8460808</text:p>
          </table:table-cell>
          <table:table-cell office:value-type="float" office:value="9879516" calcext:value-type="float">
            <text:p>9879516</text:p>
          </table:table-cell>
          <table:table-cell office:value-type="float" office:value="11951159" calcext:value-type="float">
            <text:p>1195115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16]/[.$AD16]" office:value-type="string" office:string-value="" calcext:value-type="error">
            <text:p>#DIV/0!</text:p>
          </table:table-cell>
          <table:table-cell table:style-name="ce5" table:formula="of:=[.J16]/[.$AD1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M16]/[.$M16]" office:value-type="float" office:value="1" calcext:value-type="float">
            <text:p>1.00</text:p>
          </table:table-cell>
          <table:table-cell table:style-name="ce5" table:formula="of:=[.N16]/[.$M16]" office:value-type="float" office:value="1.10761406713569" calcext:value-type="float">
            <text:p>1.11</text:p>
          </table:table-cell>
          <table:table-cell table:style-name="ce5" table:formula="of:=[.O16]/[.$M16]" office:value-type="float" office:value="1.29333875654572" calcext:value-type="float">
            <text:p>1.29</text:p>
          </table:table-cell>
          <table:table-cell table:style-name="ce5" table:formula="of:=[.P16]/[.$M16]" office:value-type="float" office:value="1.56453991474281" calcext:value-type="float">
            <text:p>1.56</text:p>
          </table:table-cell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2048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3444" calcext:value-type="float">
            <text:p>34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1864132" calcext:value-type="float">
            <text:p>1864132</text:p>
          </table:table-cell>
          <table:table-cell office:value-type="float" office:value="4738699" calcext:value-type="float">
            <text:p>4738699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7636753" calcext:value-type="float">
            <text:p>7636753</text:p>
          </table:table-cell>
          <table:table-cell office:value-type="float" office:value="10503669" calcext:value-type="float">
            <text:p>10503669</text:p>
          </table:table-cell>
          <table:table-cell office:value-type="float" office:value="16792754" calcext:value-type="float">
            <text:p>16792754</text:p>
          </table:table-cell>
          <table:table-cell office:value-type="float" office:value="23216980" calcext:value-type="float">
            <text:p>23216980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24]/[.I22]" office:value-type="float" office:value="1.00027412221881" calcext:value-type="float">
            <text:p>1.00</text:p>
          </table:table-cell>
          <table:table-cell table:style-name="ce4" table:formula="of:=[.J24]/[.J22]" office:value-type="float" office:value="1.58395859285428" calcext:value-type="float">
            <text:p>1.58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M24]/[.M22]" office:value-type="float" office:value="1.00026398653983" calcext:value-type="float">
            <text:p>1.00</text:p>
          </table:table-cell>
          <table:table-cell table:style-name="ce4" table:formula="of:=[.N24]/[.N22]" office:value-type="float" office:value="1.4029091168048" calcext:value-type="float">
            <text:p>1.40</text:p>
          </table:table-cell>
          <table:table-cell table:style-name="ce4" table:formula="of:=[.O24]/[.O22]" office:value-type="float" office:value="1.42844729339809" calcext:value-type="float">
            <text:p>1.43</text:p>
          </table:table-cell>
          <table:table-cell table:style-name="ce4" table:formula="of:=[.O32]/[.O30]" office:value-type="float" office:value="1.1659316228836" calcext:value-type="float">
            <text:p>1.1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1864643" calcext:value-type="float">
            <text:p>1864643</text:p>
          </table:table-cell>
          <table:table-cell office:value-type="float" office:value="7505903" calcext:value-type="float">
            <text:p>7505903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7638769" calcext:value-type="float">
            <text:p>7638769</text:p>
          </table:table-cell>
          <table:table-cell office:value-type="float" office:value="14735693" calcext:value-type="float">
            <text:p>14735693</text:p>
          </table:table-cell>
          <table:table-cell office:value-type="float" office:value="23987564" calcext:value-type="float">
            <text:p>23987564</text:p>
          </table:table-cell>
          <table:table-cell office:value-type="float" office:value="32990907" calcext:value-type="float">
            <text:p>32990907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24]/[.$AD24]" office:value-type="string" office:string-value="" calcext:value-type="error">
            <text:p>#DIV/0!</text:p>
          </table:table-cell>
          <table:table-cell table:style-name="ce5" table:formula="of:=[.J24]/[.$AD24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M24]/[.$M24]" office:value-type="float" office:value="1" calcext:value-type="float">
            <text:p>1.00</text:p>
          </table:table-cell>
          <table:table-cell table:style-name="ce5" table:formula="of:=[.N24]/[.$M24]" office:value-type="float" office:value="1.92906645036654" calcext:value-type="float">
            <text:p>1.93</text:p>
          </table:table-cell>
          <table:table-cell table:style-name="ce5" table:formula="of:=[.O24]/[.$M24]" office:value-type="float" office:value="3.14023948099491" calcext:value-type="float">
            <text:p>3.14</text:p>
          </table:table-cell>
          <table:table-cell table:style-name="ce5" table:formula="of:=[.P24]/[.$M24]" office:value-type="float" office:value="4.31887742645445" calcext:value-type="float">
            <text:p>4.32</text:p>
          </table:table-cell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7"/>
          <table:table-cell table:style-name="ce8" office:value-type="string" calcext:value-type="string">
            <text:p>read/writeattack linear array read</text:p>
          </table:table-cell>
          <table:table-cell table:style-name="ce14" table:number-columns-repeated="2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44" calcext:value-type="float">
            <text:p>33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6" calcext:value-type="float">
            <text:p>366</text:p>
          </table:table-cell>
          <table:table-cell table:style-name="Default" office:value-type="float" office:value="3666" calcext:value-type="float">
            <text:p>36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7636753" calcext:value-type="float">
            <text:p>7636753</text:p>
          </table:table-cell>
          <table:table-cell office:value-type="float" office:value="23777338.5" calcext:value-type="float">
            <text:p>23777338.5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7636753" calcext:value-type="float">
            <text:p>7636753</text:p>
          </table:table-cell>
          <table:table-cell office:value-type="float" office:value="10266084" calcext:value-type="float">
            <text:p>10266084</text:p>
          </table:table-cell>
          <table:table-cell office:value-type="float" office:value="18953066" calcext:value-type="float">
            <text:p>18953066</text:p>
          </table:table-cell>
          <table:table-cell office:value-type="float" office:value="20684101" calcext:value-type="float">
            <text:p>20684101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32]/[.I30]" office:value-type="float" office:value="1.00026398653983" calcext:value-type="float">
            <text:p>1.00</text:p>
          </table:table-cell>
          <table:table-cell table:style-name="ce4" table:formula="of:=[.J32]/[.J30]" office:value-type="float" office:value="1.34885008261122" calcext:value-type="float">
            <text:p>1.35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M32]/[.M30]" office:value-type="float" office:value="1.00026398653983" calcext:value-type="float">
            <text:p>1.00</text:p>
          </table:table-cell>
          <table:table-cell table:style-name="ce4" table:formula="of:=[.N32]/[.N30]" office:value-type="float" office:value="1.49073707170134" calcext:value-type="float">
            <text:p>1.49</text:p>
          </table:table-cell>
          <table:table-cell table:style-name="ce4" table:formula="of:=[.O32]/[.O30]" office:value-type="float" office:value="1.1659316228836" calcext:value-type="float">
            <text:p>1.17</text:p>
          </table:table-cell>
          <table:table-cell table:style-name="ce4" table:formula="of:=[.P32]/[.P30]" office:value-type="float" office:value="1.49788501806291" calcext:value-type="float">
            <text:p>1.5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7638769" calcext:value-type="float">
            <text:p>7638769</text:p>
          </table:table-cell>
          <table:table-cell office:value-type="float" office:value="32072065" calcext:value-type="float">
            <text:p>32072065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7638769" calcext:value-type="float">
            <text:p>7638769</text:p>
          </table:table-cell>
          <table:table-cell office:value-type="float" office:value="15304032" calcext:value-type="float">
            <text:p>15304032</text:p>
          </table:table-cell>
          <table:table-cell office:value-type="float" office:value="22097979" calcext:value-type="float">
            <text:p>22097979</text:p>
          </table:table-cell>
          <table:table-cell office:value-type="float" office:value="30982405" calcext:value-type="float">
            <text:p>3098240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32]/[.$AD32]" office:value-type="string" office:string-value="" calcext:value-type="error">
            <text:p>#DIV/0!</text:p>
          </table:table-cell>
          <table:table-cell table:style-name="ce5" table:formula="of:=[.J32]/[.$AD32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M32]/[.$M32]" office:value-type="float" office:value="1" calcext:value-type="float">
            <text:p>1.00</text:p>
          </table:table-cell>
          <table:table-cell table:style-name="ce5" table:formula="of:=[.N32]/[.$M32]" office:value-type="float" office:value="2.00346835988888" calcext:value-type="float">
            <text:p>2.00</text:p>
          </table:table-cell>
          <table:table-cell table:style-name="ce5" table:formula="of:=[.O32]/[.$M32]" office:value-type="float" office:value="2.89287174412526" calcext:value-type="float">
            <text:p>2.89</text:p>
          </table:table-cell>
          <table:table-cell table:style-name="ce5" table:formula="of:=[.P32]/[.$M32]" office:value-type="float" office:value="4.05594212889538" calcext:value-type="float">
            <text:p>4.06</text:p>
          </table:table-cell>
        </table:table-row>
      </table:table>
      <table:table table:name="Linear array write" table:style-name="ta1">
        <table:table-column table:style-name="co4" table:number-columns-repeated="12" table:default-cell-style-name="Default"/>
        <table:table-row table:style-name="ro2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6" office:value-type="string" calcext:value-type="string">
            <text:p>Linear array write</text:p>
          </table:table-cell>
          <table:table-cell table:style-name="ce7" table:number-columns-repeated="4"/>
        </table:table-row>
        <table:table-row table:style-name="ro2">
          <table:table-cell table:number-columns-repeated="7"/>
          <table:table-cell table:style-name="ce7" table:number-columns-repeated="5"/>
        </table:table-row>
        <table:table-row table:style-name="ro2">
          <table:table-cell table:number-columns-repeated="7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33" calcext:value-type="float">
            <text:p>433</text:p>
          </table:table-cell>
          <table:table-cell office:value-type="float" office:value="4333" calcext:value-type="float">
            <text:p>43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1384006" calcext:value-type="float">
            <text:p>11384006</text:p>
          </table:table-cell>
          <table:table-cell table:style-name="ce3" office:value-type="float" office:value="14784933" calcext:value-type="float">
            <text:p>14784933</text:p>
          </table:table-cell>
          <table:table-cell table:style-name="ce3" office:value-type="float" office:value="22968724" calcext:value-type="float">
            <text:p>22968724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13]/[.I11]" office:value-type="float" office:value="1.00865674775744" calcext:value-type="float">
            <text:p>1.01</text:p>
          </table:table-cell>
          <table:table-cell table:style-name="ce4" table:formula="of:=[.J13]/[.J11]" office:value-type="float" office:value="1.0432354831858" calcext:value-type="float">
            <text:p>1.04</text:p>
          </table:table-cell>
          <table:table-cell table:style-name="ce4" table:formula="of:=[.K13]/[.K11]" office:value-type="float" office:value="1.42133927830447" calcext:value-type="float">
            <text:p>1.42</text:p>
          </table:table-cell>
          <table:table-cell table:style-name="ce4" table:formula="of:=[.L13]/[.L11]" office:value-type="float" office:value="1.21535092676459" calcext:value-type="float">
            <text:p>1.2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11876199" calcext:value-type="float">
            <text:p>11876199</text:p>
          </table:table-cell>
          <table:table-cell table:style-name="ce3" office:value-type="float" office:value="21014406" calcext:value-type="float">
            <text:p>21014406</text:p>
          </table:table-cell>
          <table:table-cell table:style-name="ce3" office:value-type="float" office:value="27915060" calcext:value-type="float">
            <text:p>27915060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13]/[.$I13]" office:value-type="float" office:value="1" calcext:value-type="float">
            <text:p>1.00</text:p>
          </table:table-cell>
          <table:table-cell table:style-name="ce5" table:formula="of:=[.J13]/[.$I13]" office:value-type="float" office:value="0.917706461562143" calcext:value-type="float">
            <text:p>0.92</text:p>
          </table:table-cell>
          <table:table-cell table:style-name="ce5" table:formula="of:=[.K13]/[.$I13]" office:value-type="float" office:value="1.62384077364233" calcext:value-type="float">
            <text:p>1.62</text:p>
          </table:table-cell>
          <table:table-cell table:style-name="ce5" table:formula="of:=[.L13]/[.$I13]" office:value-type="float" office:value="2.15707322998671" calcext:value-type="float">
            <text:p>2.16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55" calcext:value-type="float">
            <text:p>455</text:p>
          </table:table-cell>
          <table:table-cell office:value-type="float" office:value="4555" calcext:value-type="float">
            <text:p>4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2825231" calcext:value-type="float">
            <text:p>12825231</text:p>
          </table:table-cell>
          <table:table-cell table:style-name="ce3" office:value-type="float" office:value="12345781" calcext:value-type="float">
            <text:p>12345781</text:p>
          </table:table-cell>
          <table:table-cell table:style-name="ce3" office:value-type="float" office:value="17506294" calcext:value-type="float">
            <text:p>17506294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21]/[.I19]" office:value-type="float" office:value="1.00865674775744" calcext:value-type="float">
            <text:p>1.01</text:p>
          </table:table-cell>
          <table:table-cell table:style-name="ce4" table:formula="of:=[.J21]/[.J19]" office:value-type="float" office:value="1.17698410266451" calcext:value-type="float">
            <text:p>1.18</text:p>
          </table:table-cell>
          <table:table-cell table:style-name="ce4" table:formula="of:=[.K21]/[.K19]" office:value-type="float" office:value="1.36964320037752" calcext:value-type="float">
            <text:p>1.37</text:p>
          </table:table-cell>
          <table:table-cell table:style-name="ce4" table:formula="of:=[.L21]/[.L19]" office:value-type="float" office:value="1.03545856136085" calcext:value-type="float">
            <text:p>1.0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15095093" calcext:value-type="float">
            <text:p>15095093</text:p>
          </table:table-cell>
          <table:table-cell table:style-name="ce3" office:value-type="float" office:value="16909315" calcext:value-type="float">
            <text:p>16909315</text:p>
          </table:table-cell>
          <table:table-cell table:style-name="ce3" office:value-type="float" office:value="18127042" calcext:value-type="float">
            <text:p>18127042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21]/[.$I21]" office:value-type="float" office:value="1" calcext:value-type="float">
            <text:p>1.00</text:p>
          </table:table-cell>
          <table:table-cell table:style-name="ce5" table:formula="of:=[.J21]/[.$I21]" office:value-type="float" office:value="1.16643922722931" calcext:value-type="float">
            <text:p>1.17</text:p>
          </table:table-cell>
          <table:table-cell table:style-name="ce5" table:formula="of:=[.K21]/[.$I21]" office:value-type="float" office:value="1.30662913581102" calcext:value-type="float">
            <text:p>1.31</text:p>
          </table:table-cell>
          <table:table-cell table:style-name="ce5" table:formula="of:=[.L21]/[.$I21]" office:value-type="float" office:value="1.40072624013865" calcext:value-type="float">
            <text:p>1.40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44" calcext:value-type="float">
            <text:p>444</text:p>
          </table:table-cell>
          <table:table-cell office:value-type="float" office:value="4444" calcext:value-type="float">
            <text:p>44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21282260" calcext:value-type="float">
            <text:p>21282260</text:p>
          </table:table-cell>
          <table:table-cell table:style-name="ce3" office:value-type="float" office:value="31920685.5" calcext:value-type="float">
            <text:p>31920685.5</text:p>
          </table:table-cell>
          <table:table-cell table:style-name="ce3" office:value-type="float" office:value="38466887" calcext:value-type="float">
            <text:p>38466887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29]/[.I27]" office:value-type="float" office:value="1.00865674775744" calcext:value-type="float">
            <text:p>1.01</text:p>
          </table:table-cell>
          <table:table-cell table:style-name="ce4" table:formula="of:=[.J29]/[.J27]" office:value-type="float" office:value="1.11510130972932" calcext:value-type="float">
            <text:p>1.12</text:p>
          </table:table-cell>
          <table:table-cell table:style-name="ce4" table:formula="of:=[.K29]/[.K27]" office:value-type="float" office:value="1.01459165092178" calcext:value-type="float">
            <text:p>1.01</text:p>
          </table:table-cell>
          <table:table-cell table:style-name="ce4" table:formula="of:=[.L29]/[.L27]" office:value-type="float" office:value="1.03278838238197" calcext:value-type="float">
            <text:p>1.0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23731876" calcext:value-type="float">
            <text:p>23731876</text:p>
          </table:table-cell>
          <table:table-cell table:style-name="ce3" office:value-type="float" office:value="32386461" calcext:value-type="float">
            <text:p>32386461</text:p>
          </table:table-cell>
          <table:table-cell table:style-name="ce3" office:value-type="float" office:value="39728154" calcext:value-type="float">
            <text:p>3972815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29]/[.$I29]" office:value-type="float" office:value="1" calcext:value-type="float">
            <text:p>1.00</text:p>
          </table:table-cell>
          <table:table-cell table:style-name="ce5" table:formula="of:=[.J29]/[.$I29]" office:value-type="float" office:value="1.83382713191245" calcext:value-type="float">
            <text:p>1.83</text:p>
          </table:table-cell>
          <table:table-cell table:style-name="ce5" table:formula="of:=[.K29]/[.$I29]" office:value-type="float" office:value="2.50259064594912" calcext:value-type="float">
            <text:p>2.50</text:p>
          </table:table-cell>
          <table:table-cell table:style-name="ce5" table:formula="of:=[.L29]/[.$I29]" office:value-type="float" office:value="3.06990339516338" calcext:value-type="float">
            <text:p>3.0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4"/>
        </table:table-row>
        <table:table-row table:style-name="ro2">
          <table:table-cell table:number-columns-repeated="7"/>
          <table:table-cell table:style-name="ce1" office:value-type="string" calcext:value-type="string">
            <text:p>8192K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1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66" calcext:value-type="float">
            <text:p>466</text:p>
          </table:table-cell>
          <table:table-cell office:value-type="float" office:value="4666" calcext:value-type="float">
            <text:p>46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table:style-name="ce3" office:value-type="float" office:value="12830107" calcext:value-type="float">
            <text:p>12830107</text:p>
          </table:table-cell>
          <table:table-cell table:style-name="ce3" office:value-type="float" office:value="19378641" calcext:value-type="float">
            <text:p>19378641</text:p>
          </table:table-cell>
          <table:table-cell table:style-name="ce3" office:value-type="float" office:value="30489613" calcext:value-type="float">
            <text:p>30489613</text:p>
          </table:table-cell>
          <table:table-cell table:style-name="ce3" office:value-type="float" office:value="37702173" calcext:value-type="float">
            <text:p>37702173</text:p>
          </table:table-cell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37]/[.I35]" office:value-type="float" office:value="1.00865674775744" calcext:value-type="float">
            <text:p>1.01</text:p>
          </table:table-cell>
          <table:table-cell table:style-name="ce4" table:formula="of:=[.J37]/[.J35]" office:value-type="float" office:value="1.17628537522316" calcext:value-type="float">
            <text:p>1.18</text:p>
          </table:table-cell>
          <table:table-cell table:style-name="ce4" table:formula="of:=[.K37]/[.K35]" office:value-type="float" office:value="1.03703759703346" calcext:value-type="float">
            <text:p>1.04</text:p>
          </table:table-cell>
          <table:table-cell table:style-name="ce4" table:formula="of:=[.L37]/[.L35]" office:value-type="float" office:value="1.08943789526402" calcext:value-type="float">
            <text:p>1.0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table:style-name="ce3" office:value-type="float" office:value="12941174" calcext:value-type="float">
            <text:p>12941174</text:p>
          </table:table-cell>
          <table:table-cell table:style-name="ce3" office:value-type="float" office:value="22794812" calcext:value-type="float">
            <text:p>22794812</text:p>
          </table:table-cell>
          <table:table-cell table:style-name="ce3" office:value-type="float" office:value="31618875" calcext:value-type="float">
            <text:p>31618875</text:p>
          </table:table-cell>
          <table:table-cell table:style-name="ce3" office:value-type="float" office:value="41074176" calcext:value-type="float">
            <text:p>4107417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37]/[.$I37]" office:value-type="float" office:value="1" calcext:value-type="float">
            <text:p>1.00</text:p>
          </table:table-cell>
          <table:table-cell table:style-name="ce5" table:formula="of:=[.J37]/[.$I37]" office:value-type="float" office:value="1.76141762717973" calcext:value-type="float">
            <text:p>1.76</text:p>
          </table:table-cell>
          <table:table-cell table:style-name="ce5" table:formula="of:=[.K37]/[.$I37]" office:value-type="float" office:value="2.44327717098928" calcext:value-type="float">
            <text:p>2.44</text:p>
          </table:table-cell>
          <table:table-cell table:style-name="ce5" table:formula="of:=[.L37]/[.$I37]" office:value-type="float" office:value="3.17391420592908" calcext:value-type="float">
            <text:p>3.17</text:p>
          </table:table-cell>
        </table:table-row>
      </table:table>
      <table:table table:name="Random array access" table:style-name="ta1">
        <table:table-column table:style-name="co4" table:default-cell-style-name="Default"/>
        <table:table-row table:style-name="ro2">
          <table:table-cell/>
        </table:table-row>
      </table:table>
      <table:table table:name="Random array write" table:style-name="ta1">
        <table:table-column table:style-name="co4" table:number-columns-repeated="7" table:default-cell-style-name="Default"/>
        <table:table-column table:style-name="co38" table:default-cell-style-name="Default"/>
        <table:table-column table:style-name="co39" table:number-columns-repeated="3" table:default-cell-style-name="ce3"/>
        <table:table-column table:style-name="co39" table:default-cell-style-name="ce25"/>
        <table:table-column table:style-name="co40" table:default-cell-style-name="Default"/>
        <table:table-column table:style-name="co41" table:default-cell-style-name="Default"/>
        <table:table-column table:style-name="co39" table:number-columns-repeated="3" table:default-cell-style-name="ce3"/>
        <table:table-column table:style-name="co39" table:default-cell-style-name="ce31"/>
        <table:table-row table:style-name="ro1">
          <table:table-cell table:number-columns-repeated="7"/>
          <table:table-cell table:style-name="ce6" office:value-type="string" calcext:value-type="string">
            <text:p>Random array write</text:p>
          </table:table-cell>
          <table:table-cell table:style-name="ce15" table:number-columns-repeated="3"/>
          <table:table-cell table:number-columns-repeated="2"/>
          <table:table-cell table:style-name="ce6" office:value-type="string" calcext:value-type="string">
            <text:p>Random array write</text:p>
          </table:table-cell>
          <table:table-cell table:style-name="ce15" table:number-columns-repeated="4"/>
        </table:table-row>
        <table:table-row table:style-name="ro2">
          <table:table-cell table:number-columns-repeated="7"/>
          <table:table-cell table:style-name="ce15" table:number-columns-repeated="4"/>
          <table:table-cell table:number-columns-repeated="2"/>
          <table:table-cell table:style-name="ce15" table:number-columns-repeated="5"/>
        </table:table-row>
        <table:table-row table:style-name="ro2">
          <table:table-cell table:number-columns-repeated="7"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3"/>
          <table:table-cell table:style-name="ce26"/>
          <table:table-cell/>
          <table:table-cell table:style-name="ce8" office:value-type="string" calcext:value-type="string">
            <text:p>readattack linear array access</text:p>
          </table:table-cell>
          <table:table-cell table:style-name="ce8" table:number-columns-repeated="3"/>
          <table:table-cell table:style-name="ce30"/>
        </table:table-row>
        <table:table-row table:style-name="ro2">
          <table:table-cell table:number-columns-repeated="7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33" calcext:value-type="float">
            <text:p>633</text:p>
          </table:table-cell>
          <table:table-cell office:value-type="float" office:value="6333" calcext:value-type="float">
            <text:p>6333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33" calcext:value-type="float">
            <text:p>633</text:p>
          </table:table-cell>
          <table:table-cell office:value-type="float" office:value="6333" calcext:value-type="float">
            <text:p>6333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53620689" calcext:value-type="float">
            <text:p>53620689</text:p>
          </table:table-cell>
          <table:table-cell office:value-type="float" office:value="72313678" calcext:value-type="float">
            <text:p>72313678</text:p>
          </table:table-cell>
          <table:table-cell office:value-type="float" office:value="93674773" calcext:value-type="float">
            <text:p>93674773</text:p>
          </table:table-cell>
          <table:table-cell table:style-name="ce3" office:value-type="float" office:value="116562613" calcext:value-type="float">
            <text:p>116562613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107528958" calcext:value-type="float">
            <text:p>107528958</text:p>
          </table:table-cell>
          <table:table-cell office:value-type="float" office:value="145286306" calcext:value-type="float">
            <text:p>145286306</text:p>
          </table:table-cell>
          <table:table-cell office:value-type="float" office:value="188184672" calcext:value-type="float">
            <text:p>188184672</text:p>
          </table:table-cell>
          <table:table-cell table:style-name="ce32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8]/[.I6]" office:value-type="float" office:value="1.00307696531091" calcext:value-type="float">
            <text:p>1.00</text:p>
          </table:table-cell>
          <table:table-cell table:style-name="ce4" table:formula="of:=[.J8]/[.J6]" office:value-type="float" office:value="1.00139862890116" calcext:value-type="float">
            <text:p>1.00</text:p>
          </table:table-cell>
          <table:table-cell table:style-name="ce4" table:formula="of:=[.K8]/[.K6]" office:value-type="float" office:value="1.01319097938994" calcext:value-type="float">
            <text:p>1.01</text:p>
          </table:table-cell>
          <table:table-cell table:style-name="ce28" table:formula="of:=[.L8]/[.L6]" office:value-type="float" office:value="1.01057989322871" calcext:value-type="float">
            <text:p>1.01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O8]/[.O6]" office:value-type="float" office:value="1.00062405514987" calcext:value-type="float">
            <text:p>1.00</text:p>
          </table:table-cell>
          <table:table-cell table:style-name="ce4" table:formula="of:=[.P8]/[.P6]" office:value-type="float" office:value="1.00432504629858" calcext:value-type="float">
            <text:p>1.00</text:p>
          </table:table-cell>
          <table:table-cell table:style-name="ce4" table:formula="of:=[.Q8]/[.Q6]" office:value-type="float" office:value="1.00891713964887" calcext:value-type="float">
            <text:p>1.01</text:p>
          </table:table-cell>
          <table:table-cell table:style-name="ce33" table:formula="of:=[.R8]/[.R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53785678" calcext:value-type="float">
            <text:p>53785678</text:p>
          </table:table-cell>
          <table:table-cell office:value-type="float" office:value="72414818" calcext:value-type="float">
            <text:p>72414818</text:p>
          </table:table-cell>
          <table:table-cell office:value-type="float" office:value="94910435" calcext:value-type="float">
            <text:p>94910435</text:p>
          </table:table-cell>
          <table:table-cell table:style-name="ce3" office:value-type="float" office:value="117795833" calcext:value-type="float">
            <text:p>117795833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107596062" calcext:value-type="float">
            <text:p>107596062</text:p>
          </table:table-cell>
          <table:table-cell office:value-type="float" office:value="145914676" calcext:value-type="float">
            <text:p>145914676</text:p>
          </table:table-cell>
          <table:table-cell office:value-type="float" office:value="189862741" calcext:value-type="float">
            <text:p>189862741</text:p>
          </table:table-cell>
          <table:table-cell table:style-name="ce32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8]/[.$I8]" office:value-type="float" office:value="1" calcext:value-type="float">
            <text:p>1.00</text:p>
          </table:table-cell>
          <table:table-cell table:style-name="ce5" table:formula="of:=[.J8]/[.$I8]" office:value-type="float" office:value="1.34635874628186" calcext:value-type="float">
            <text:p>1.35</text:p>
          </table:table-cell>
          <table:table-cell table:style-name="ce5" table:formula="of:=[.K8]/[.$I8]" office:value-type="float" office:value="1.76460423163207" calcext:value-type="float">
            <text:p>1.76</text:p>
          </table:table-cell>
          <table:table-cell table:style-name="ce5" table:formula="of:=[.L8]/[.$I8]" office:value-type="float" office:value="2.1900966461741" calcext:value-type="float">
            <text:p>2.19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O8]/[.$O8]" office:value-type="float" office:value="1" calcext:value-type="float">
            <text:p>1.00</text:p>
          </table:table-cell>
          <table:table-cell table:style-name="ce5" table:formula="of:=[.P8]/[.$O8]" office:value-type="float" office:value="1.35613398192956" calcext:value-type="float">
            <text:p>1.36</text:p>
          </table:table-cell>
          <table:table-cell table:style-name="ce5" table:formula="of:=[.Q8]/[.$O8]" office:value-type="float" office:value="1.76458819654571" calcext:value-type="float">
            <text:p>1.76</text:p>
          </table:table-cell>
          <table:table-cell table:style-name="ce34" table:formula="of:=[.R8]/[.$O8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3"/>
          <table:table-cell table:style-name="ce29"/>
          <table:table-cell/>
          <table:table-cell table:style-name="ce8" office:value-type="string" calcext:value-type="string">
            <text:p>readattack random array access</text:p>
          </table:table-cell>
          <table:table-cell table:style-name="ce14" table:number-columns-repeated="3"/>
          <table:table-cell/>
        </table:table-row>
        <table:table-row table:style-name="ro2">
          <table:table-cell table:number-columns-repeated="7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55" calcext:value-type="float">
            <text:p>655</text:p>
          </table:table-cell>
          <table:table-cell office:value-type="float" office:value="6555" calcext:value-type="float">
            <text:p>6555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55" calcext:value-type="float">
            <text:p>655</text:p>
          </table:table-cell>
          <table:table-cell office:value-type="float" office:value="6555" calcext:value-type="float">
            <text:p>6555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53620689" calcext:value-type="float">
            <text:p>53620689</text:p>
          </table:table-cell>
          <table:table-cell office:value-type="float" office:value="61378094" calcext:value-type="float">
            <text:p>61378094</text:p>
          </table:table-cell>
          <table:table-cell office:value-type="float" office:value="68738234" calcext:value-type="float">
            <text:p>68738234</text:p>
          </table:table-cell>
          <table:table-cell table:style-name="ce3" office:value-type="float" office:value="76764142" calcext:value-type="float">
            <text:p>76764142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107528958" calcext:value-type="float">
            <text:p>107528958</text:p>
          </table:table-cell>
          <table:table-cell office:value-type="float" office:value="122673128" calcext:value-type="float">
            <text:p>122673128</text:p>
          </table:table-cell>
          <table:table-cell office:value-type="float" office:value="137499968" calcext:value-type="float">
            <text:p>137499968</text:p>
          </table:table-cell>
          <table:table-cell table:style-name="ce32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16]/[.I14]" office:value-type="float" office:value="1.00307696531091" calcext:value-type="float">
            <text:p>1.00</text:p>
          </table:table-cell>
          <table:table-cell table:style-name="ce4" table:formula="of:=[.J16]/[.J14]" office:value-type="float" office:value="1.00308999494184" calcext:value-type="float">
            <text:p>1.00</text:p>
          </table:table-cell>
          <table:table-cell table:style-name="ce4" table:formula="of:=[.K16]/[.K14]" office:value-type="float" office:value="1.00386368669291" calcext:value-type="float">
            <text:p>1.00</text:p>
          </table:table-cell>
          <table:table-cell table:style-name="ce28" table:formula="of:=[.L16]/[.L14]" office:value-type="float" office:value="1.00337600334281" calcext:value-type="float">
            <text:p>1.0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O16]/[.O14]" office:value-type="float" office:value="1.00062405514987" calcext:value-type="float">
            <text:p>1.00</text:p>
          </table:table-cell>
          <table:table-cell table:style-name="ce4" table:formula="of:=[.P16]/[.P14]" office:value-type="float" office:value="1.003310619095" calcext:value-type="float">
            <text:p>1.00</text:p>
          </table:table-cell>
          <table:table-cell table:style-name="ce4" table:formula="of:=[.Q16]/[.Q14]" office:value-type="float" office:value="1.00324724439209" calcext:value-type="float">
            <text:p>1.00</text:p>
          </table:table-cell>
          <table:table-cell table:style-name="ce33" table:formula="of:=[.R16]/[.R14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53785678" calcext:value-type="float">
            <text:p>53785678</text:p>
          </table:table-cell>
          <table:table-cell office:value-type="float" office:value="61567752" calcext:value-type="float">
            <text:p>61567752</text:p>
          </table:table-cell>
          <table:table-cell office:value-type="float" office:value="69003817" calcext:value-type="float">
            <text:p>69003817</text:p>
          </table:table-cell>
          <table:table-cell table:style-name="ce3" office:value-type="float" office:value="77023298" calcext:value-type="float">
            <text:p>77023298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107596062" calcext:value-type="float">
            <text:p>107596062</text:p>
          </table:table-cell>
          <table:table-cell office:value-type="float" office:value="123079252" calcext:value-type="float">
            <text:p>123079252</text:p>
          </table:table-cell>
          <table:table-cell office:value-type="float" office:value="137946464" calcext:value-type="float">
            <text:p>137946464</text:p>
          </table:table-cell>
          <table:table-cell table:style-name="ce32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16]/[.$I16]" office:value-type="float" office:value="1" calcext:value-type="float">
            <text:p>1.00</text:p>
          </table:table-cell>
          <table:table-cell table:style-name="ce5" table:formula="of:=[.J16]/[.$I16]" office:value-type="float" office:value="1.14468673240486" calcext:value-type="float">
            <text:p>1.14</text:p>
          </table:table-cell>
          <table:table-cell table:style-name="ce5" table:formula="of:=[.K16]/[.$I16]" office:value-type="float" office:value="1.28294035821209" calcext:value-type="float">
            <text:p>1.28</text:p>
          </table:table-cell>
          <table:table-cell table:style-name="ce5" table:formula="of:=[.L16]/[.$I16]" office:value-type="float" office:value="1.43204103516181" calcext:value-type="float">
            <text:p>1.43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O16]/[.$O16]" office:value-type="float" office:value="1" calcext:value-type="float">
            <text:p>1.00</text:p>
          </table:table-cell>
          <table:table-cell table:style-name="ce5" table:formula="of:=[.P16]/[.$O16]" office:value-type="float" office:value="1.14390108440958" calcext:value-type="float">
            <text:p>1.14</text:p>
          </table:table-cell>
          <table:table-cell table:style-name="ce5" table:formula="of:=[.Q16]/[.$O16]" office:value-type="float" office:value="1.28207725669365" calcext:value-type="float">
            <text:p>1.28</text:p>
          </table:table-cell>
          <table:table-cell table:style-name="ce34" table:formula="of:=[.R16]/[.$O16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3"/>
          <table:table-cell table:style-name="ce29"/>
          <table:table-cell/>
          <table:table-cell table:style-name="ce8" office:value-type="string" calcext:value-type="string">
            <text:p>writeattack linear array write</text:p>
          </table:table-cell>
          <table:table-cell table:style-name="ce14" table:number-columns-repeated="3"/>
          <table:table-cell/>
        </table:table-row>
        <table:table-row table:style-name="ro2">
          <table:table-cell table:number-columns-repeated="7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6444" calcext:value-type="float">
            <text:p>6444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6444" calcext:value-type="float">
            <text:p>6444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53620689" calcext:value-type="float">
            <text:p>53620689</text:p>
          </table:table-cell>
          <table:table-cell office:value-type="float" office:value="99622427" calcext:value-type="float">
            <text:p>99622427</text:p>
          </table:table-cell>
          <table:table-cell office:value-type="float" office:value="137723189" calcext:value-type="float">
            <text:p>137723189</text:p>
          </table:table-cell>
          <table:table-cell table:style-name="ce3" office:value-type="float" office:value="178879163" calcext:value-type="float">
            <text:p>178879163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107528958" calcext:value-type="float">
            <text:p>107528958</text:p>
          </table:table-cell>
          <table:table-cell office:value-type="float" office:value="200099418" calcext:value-type="float">
            <text:p>200099418</text:p>
          </table:table-cell>
          <table:table-cell office:value-type="float" office:value="275853182" calcext:value-type="float">
            <text:p>275853182</text:p>
          </table:table-cell>
          <table:table-cell table:style-name="ce32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24]/[.I22]" office:value-type="float" office:value="1.00307696531091" calcext:value-type="float">
            <text:p>1.00</text:p>
          </table:table-cell>
          <table:table-cell table:style-name="ce4" table:formula="of:=[.J24]/[.J24]" office:value-type="float" office:value="1" calcext:value-type="float">
            <text:p>1.00</text:p>
          </table:table-cell>
          <table:table-cell table:style-name="ce4" table:formula="of:=[.K24]/[.K22]" office:value-type="float" office:value="1.00318721199521" calcext:value-type="float">
            <text:p>1.00</text:p>
          </table:table-cell>
          <table:table-cell table:style-name="ce28" table:formula="of:=[.L24]/[.L22]" office:value-type="float" office:value="1.00372080229378" calcext:value-type="float">
            <text:p>1.0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O24]/[.O22]" office:value-type="float" office:value="1.00062405514987" calcext:value-type="float">
            <text:p>1.00</text:p>
          </table:table-cell>
          <table:table-cell table:style-name="ce4" table:formula="of:=[.P24]/[.P24]" office:value-type="float" office:value="1" calcext:value-type="float">
            <text:p>1.00</text:p>
          </table:table-cell>
          <table:table-cell table:style-name="ce4" table:formula="of:=[.Q24]/[.Q22]" office:value-type="float" office:value="1.00301303031553" calcext:value-type="float">
            <text:p>1.00</text:p>
          </table:table-cell>
          <table:table-cell table:style-name="ce33" table:formula="of:=[.R24]/[.R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53785678" calcext:value-type="float">
            <text:p>53785678</text:p>
          </table:table-cell>
          <table:table-cell office:value-type="float" office:value="99781407" calcext:value-type="float">
            <text:p>99781407</text:p>
          </table:table-cell>
          <table:table-cell office:value-type="float" office:value="138162142" calcext:value-type="float">
            <text:p>138162142</text:p>
          </table:table-cell>
          <table:table-cell table:style-name="ce3" office:value-type="float" office:value="179544737" calcext:value-type="float">
            <text:p>179544737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107596062" calcext:value-type="float">
            <text:p>107596062</text:p>
          </table:table-cell>
          <table:table-cell office:value-type="float" office:value="200836258" calcext:value-type="float">
            <text:p>200836258</text:p>
          </table:table-cell>
          <table:table-cell office:value-type="float" office:value="276684336" calcext:value-type="float">
            <text:p>276684336</text:p>
          </table:table-cell>
          <table:table-cell table:style-name="ce32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24]/[.$I24]" office:value-type="float" office:value="1" calcext:value-type="float">
            <text:p>1.00</text:p>
          </table:table-cell>
          <table:table-cell table:style-name="ce5" table:formula="of:=[.J24]/[.$I24]" office:value-type="float" office:value="1.85516685315373" calcext:value-type="float">
            <text:p>1.86</text:p>
          </table:table-cell>
          <table:table-cell table:style-name="ce5" table:formula="of:=[.K24]/[.$I24]" office:value-type="float" office:value="2.56875337706071" calcext:value-type="float">
            <text:p>2.57</text:p>
          </table:table-cell>
          <table:table-cell table:style-name="ce5" table:formula="of:=[.L24]/[.$I24]" office:value-type="float" office:value="3.33815141272366" calcext:value-type="float">
            <text:p>3.34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O24]/[.$O24]" office:value-type="float" office:value="1" calcext:value-type="float">
            <text:p>1.00</text:p>
          </table:table-cell>
          <table:table-cell table:style-name="ce5" table:formula="of:=[.P24]/[.$O24]" office:value-type="float" office:value="1.86657628789425" calcext:value-type="float">
            <text:p>1.87</text:p>
          </table:table-cell>
          <table:table-cell table:style-name="ce5" table:formula="of:=[.Q24]/[.$O24]" office:value-type="float" office:value="2.57150987551942" calcext:value-type="float">
            <text:p>2.57</text:p>
          </table:table-cell>
          <table:table-cell table:style-name="ce34" table:formula="of:=[.R24]/[.$O24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2">
          <table:table-cell table:number-columns-repeated="7"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3"/>
          <table:table-cell table:style-name="ce29"/>
          <table:table-cell/>
          <table:table-cell table:style-name="ce8" office:value-type="string" calcext:value-type="string">
            <text:p>writeattack random array write</text:p>
          </table:table-cell>
          <table:table-cell table:style-name="ce14" table:number-columns-repeated="3"/>
          <table:table-cell/>
        </table:table-row>
        <table:table-row table:style-name="ro2">
          <table:table-cell table:number-columns-repeated="7"/>
          <table:table-cell table:style-name="ce1" office:value-type="string" calcext:value-type="string">
            <text:p>32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27" office:value-type="string" calcext:value-type="string">
            <text:p>4core</text:p>
          </table:table-cell>
          <table:table-cell/>
          <table:table-cell table:style-name="ce1" office:value-type="string" calcext:value-type="string">
            <text:p>64MB</text:p>
          </table:table-cell>
          <table:table-cell table:style-name="ce1" office:value-type="string" calcext:value-type="string">
            <text:p>1core</text:p>
          </table:table-cell>
          <table:table-cell table:style-name="ce1" office:value-type="string" calcext:value-type="string">
            <text:p>2core</text:p>
          </table:table-cell>
          <table:table-cell table:style-name="ce1" office:value-type="string" calcext:value-type="string">
            <text:p>3core</text:p>
          </table:table-cell>
          <table:table-cell table:style-name="ce30" office:value-type="string" calcext:value-type="string">
            <text:p>4cor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6666" calcext:value-type="float">
            <text:p>6666</text:p>
          </table:table-cell>
          <table:table-cell/>
          <table:table-cell office:value-type="string" calcext:value-type="string">
            <text:p>Benchmark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66" calcext:value-type="float">
            <text:p>666</text:p>
          </table:table-cell>
          <table:table-cell office:value-type="float" office:value="6666" calcext:value-type="float">
            <text:p>6666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Median (cycles)</text:p>
          </table:table-cell>
          <table:table-cell office:value-type="float" office:value="53620689" calcext:value-type="float">
            <text:p>53620689</text:p>
          </table:table-cell>
          <table:table-cell office:value-type="float" office:value="105101050" calcext:value-type="float">
            <text:p>105101050</text:p>
          </table:table-cell>
          <table:table-cell office:value-type="float" office:value="155205023" calcext:value-type="float">
            <text:p>155205023</text:p>
          </table:table-cell>
          <table:table-cell table:style-name="ce3" office:value-type="float" office:value="205436001" calcext:value-type="float">
            <text:p>205436001</text:p>
          </table:table-cell>
          <table:table-cell/>
          <table:table-cell office:value-type="string" calcext:value-type="string">
            <text:p>Median (cycles)</text:p>
          </table:table-cell>
          <table:table-cell office:value-type="float" office:value="107528958" calcext:value-type="float">
            <text:p>107528958</text:p>
          </table:table-cell>
          <table:table-cell office:value-type="float" office:value="210697274" calcext:value-type="float">
            <text:p>210697274</text:p>
          </table:table-cell>
          <table:table-cell office:value-type="float" office:value="310538966" calcext:value-type="float">
            <text:p>310538966</text:p>
          </table:table-cell>
          <table:table-cell table:style-name="ce32"/>
        </table:table-row>
        <table:table-row table:style-name="ro2">
          <table:table-cell table:number-columns-repeated="7"/>
          <table:table-cell table:style-name="ce2" office:value-type="string" calcext:value-type="string">
            <text:p>times x = WCET</text:p>
          </table:table-cell>
          <table:table-cell table:style-name="ce4" table:formula="of:=[.I32]/[.I30]" office:value-type="float" office:value="1.00307696531091" calcext:value-type="float">
            <text:p>1.00</text:p>
          </table:table-cell>
          <table:table-cell table:style-name="ce4" table:formula="of:=[.J32]/[.J30]" office:value-type="float" office:value="1.00285770694013" calcext:value-type="float">
            <text:p>1.00</text:p>
          </table:table-cell>
          <table:table-cell table:style-name="ce4" table:formula="of:=[.K32]/[.K30]" office:value-type="float" office:value="1.00228761281779" calcext:value-type="float">
            <text:p>1.00</text:p>
          </table:table-cell>
          <table:table-cell table:style-name="ce28" table:formula="of:=[.L32]/[.L30]" office:value-type="float" office:value="1.00356496912145" calcext:value-type="float">
            <text:p>1.00</text:p>
          </table:table-cell>
          <table:table-cell/>
          <table:table-cell table:style-name="ce2" office:value-type="string" calcext:value-type="string">
            <text:p>times x = WCET</text:p>
          </table:table-cell>
          <table:table-cell table:style-name="ce4" table:formula="of:=[.O32]/[.O30]" office:value-type="float" office:value="1.00062405514987" calcext:value-type="float">
            <text:p>1.00</text:p>
          </table:table-cell>
          <table:table-cell table:style-name="ce4" table:formula="of:=[.P32]/[.P30]" office:value-type="float" office:value="1.00242628673022" calcext:value-type="float">
            <text:p>1.00</text:p>
          </table:table-cell>
          <table:table-cell table:style-name="ce4" table:formula="of:=[.Q32]/[.Q30]" office:value-type="float" office:value="1.00767466650224" calcext:value-type="float">
            <text:p>1.01</text:p>
          </table:table-cell>
          <table:table-cell table:style-name="ce33" table:formula="of:=[.R32]/[.R3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WCET</text:p>
          </table:table-cell>
          <table:table-cell office:value-type="float" office:value="53785678" calcext:value-type="float">
            <text:p>53785678</text:p>
          </table:table-cell>
          <table:table-cell office:value-type="float" office:value="105401398" calcext:value-type="float">
            <text:p>105401398</text:p>
          </table:table-cell>
          <table:table-cell office:value-type="float" office:value="155560072" calcext:value-type="float">
            <text:p>155560072</text:p>
          </table:table-cell>
          <table:table-cell table:style-name="ce3" office:value-type="float" office:value="206168374" calcext:value-type="float">
            <text:p>206168374</text:p>
          </table:table-cell>
          <table:table-cell/>
          <table:table-cell office:value-type="string" calcext:value-type="string">
            <text:p>WCET</text:p>
          </table:table-cell>
          <table:table-cell office:value-type="float" office:value="107596062" calcext:value-type="float">
            <text:p>107596062</text:p>
          </table:table-cell>
          <table:table-cell office:value-type="float" office:value="211208486" calcext:value-type="float">
            <text:p>211208486</text:p>
          </table:table-cell>
          <table:table-cell office:value-type="float" office:value="312922249" calcext:value-type="float">
            <text:p>312922249</text:p>
          </table:table-cell>
          <table:table-cell table:style-name="ce32"/>
        </table:table-row>
        <table:table-row table:style-name="ro2">
          <table:table-cell table:number-columns-repeated="7"/>
          <table:table-cell office:value-type="string" calcext:value-type="string">
            <text:p>Slowdown factor</text:p>
          </table:table-cell>
          <table:table-cell table:style-name="ce5" table:formula="of:=[.I32]/[.$I32]" office:value-type="float" office:value="1" calcext:value-type="float">
            <text:p>1.00</text:p>
          </table:table-cell>
          <table:table-cell table:style-name="ce5" table:formula="of:=[.J32]/[.$I32]" office:value-type="float" office:value="1.9596554681341" calcext:value-type="float">
            <text:p>1.96</text:p>
          </table:table-cell>
          <table:table-cell table:style-name="ce5" table:formula="of:=[.K32]/[.$I32]" office:value-type="float" office:value="2.89222108532312" calcext:value-type="float">
            <text:p>2.89</text:p>
          </table:table-cell>
          <table:table-cell table:style-name="ce5" table:formula="of:=[.L32]/[.$I32]" office:value-type="float" office:value="3.83314632568172" calcext:value-type="float">
            <text:p>3.83</text:p>
          </table:table-cell>
          <table:table-cell/>
          <table:table-cell office:value-type="string" calcext:value-type="string">
            <text:p>Slowdown factor</text:p>
          </table:table-cell>
          <table:table-cell table:style-name="ce5" table:formula="of:=[.O32]/[.$O32]" office:value-type="float" office:value="1" calcext:value-type="float">
            <text:p>1.00</text:p>
          </table:table-cell>
          <table:table-cell table:style-name="ce5" table:formula="of:=[.P32]/[.$O32]" office:value-type="float" office:value="1.96297598698361" calcext:value-type="float">
            <text:p>1.96</text:p>
          </table:table-cell>
          <table:table-cell table:style-name="ce5" table:formula="of:=[.Q32]/[.$O32]" office:value-type="float" office:value="2.90830577981562" calcext:value-type="float">
            <text:p>2.91</text:p>
          </table:table-cell>
          <table:table-cell table:style-name="ce34" table:formula="of:=[.R32]/[.$O32]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, Monaco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2:51:10.57933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2:09:58.285272266</meta:creation-date>
    <dc:date>2020-06-18T10:43:26.737437767</dc:date>
    <meta:editing-duration>P2DT15H22M4S</meta:editing-duration>
    <meta:editing-cycles>119</meta:editing-cycles>
    <meta:generator>LibreOffice/6.4.4.2$Linux_X86_64 LibreOffice_project/40$Build-2</meta:generator>
    <meta:document-statistic meta:table-count="7" meta:cell-count="1932" meta:object-count="0"/>
  </office:meta>
</office:document-meta>
</file>